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text/xml" manifest:full-path="Object 13/meta.xml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8in"/>
    </style:style>
    <style:style style:name="co2" style:family="table-column">
      <style:table-column-properties fo:break-before="auto" style:column-width="2.3992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1.0437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1.5209in"/>
    </style:style>
    <style:style style:name="co7" style:family="table-column">
      <style:table-column-properties fo:break-before="auto" style:column-width="2.2083in"/>
    </style:style>
    <style:style style:name="co8" style:family="table-column">
      <style:table-column-properties fo:break-before="auto" style:column-width="1.2398in"/>
    </style:style>
    <style:style style:name="co9" style:family="table-column">
      <style:table-column-properties fo:break-before="auto" style:column-width="1.25in"/>
    </style:style>
    <style:style style:name="co10" style:family="table-column">
      <style:table-column-properties fo:break-before="auto" style:column-width="1.4583in"/>
    </style:style>
    <style:style style:name="co11" style:family="table-column">
      <style:table-column-properties fo:break-before="auto" style:column-width="2.228in"/>
    </style:style>
    <style:style style:name="co12" style:family="table-column">
      <style:table-column-properties fo:break-before="auto" style:column-width="1.5626in"/>
    </style:style>
    <style:style style:name="co13" style:family="table-column">
      <style:table-column-properties fo:break-before="auto" style:column-width="2.6902in"/>
    </style:style>
    <style:style style:name="co14" style:family="table-column">
      <style:table-column-properties fo:break-before="auto" style:column-width="1.3854in"/>
    </style:style>
    <style:style style:name="co15" style:family="table-column">
      <style:table-column-properties fo:break-before="auto" style:column-width="2.1874in"/>
    </style:style>
    <style:style style:name="co16" style:family="table-column">
      <style:table-column-properties fo:break-before="auto" style:column-width="2.0661in"/>
    </style:style>
    <style:style style:name="co17" style:family="table-column">
      <style:table-column-properties fo:break-before="auto" style:column-width="2.3854in"/>
    </style:style>
    <style:style style:name="co18" style:family="table-column">
      <style:table-column-properties fo:break-before="auto" style:column-width="2.0228in"/>
    </style:style>
    <style:style style:name="co19" style:family="table-column">
      <style:table-column-properties fo:break-before="auto" style:column-width="2.1665in"/>
    </style:style>
    <style:style style:name="co20" style:family="table-column">
      <style:table-column-properties fo:break-before="auto" style:column-width="2.8945in"/>
    </style:style>
    <style:style style:name="co21" style:family="table-column">
      <style:table-column-properties fo:break-before="auto" style:column-width="2.3346in"/>
    </style:style>
    <style:style style:name="co22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1402in"/>
    </style:style>
    <style:style style:name="co24" style:family="table-column">
      <style:table-column-properties fo:break-before="auto" style:column-width="1.8075in"/>
    </style:style>
    <style:style style:name="co25" style:family="table-column">
      <style:table-column-properties fo:break-before="auto" style:column-width="1.6772in"/>
    </style:style>
    <style:style style:name="co26" style:family="table-column">
      <style:table-column-properties fo:break-before="auto" style:column-width="1.2264in"/>
    </style:style>
    <style:style style:name="co27" style:family="table-column">
      <style:table-column-properties fo:break-before="auto" style:column-width="1.3555in"/>
    </style:style>
    <style:style style:name="co28" style:family="table-column">
      <style:table-column-properties fo:break-before="auto" style:column-width="0.802in"/>
    </style:style>
    <style:style style:name="co29" style:family="table-column">
      <style:table-column-properties fo:break-before="auto" style:column-width="1.5602in"/>
    </style:style>
    <style:style style:name="co30" style:family="table-column">
      <style:table-column-properties fo:break-before="auto" style:column-width="1.4634in"/>
    </style:style>
    <style:style style:name="co31" style:family="table-column">
      <style:table-column-properties fo:break-before="auto" style:column-width="1.4744in"/>
    </style:style>
    <style:style style:name="co32" style:family="table-column">
      <style:table-column-properties fo:break-before="auto" style:column-width="1.3772in"/>
    </style:style>
    <style:style style:name="co33" style:family="table-column">
      <style:table-column-properties fo:break-before="auto" style:column-width="1.2591in"/>
    </style:style>
    <style:style style:name="co34" style:family="table-column">
      <style:table-column-properties fo:break-before="auto" style:column-width="1.4201in"/>
    </style:style>
    <style:style style:name="co35" style:family="table-column">
      <style:table-column-properties fo:break-before="auto" style:column-width="1.1299in"/>
    </style:style>
    <style:style style:name="co36" style:family="table-column">
      <style:table-column-properties fo:break-before="auto" style:column-width="1.5819in"/>
    </style:style>
    <style:style style:name="co37" style:family="table-column">
      <style:table-column-properties fo:break-before="auto" style:column-width="1.6898in"/>
    </style:style>
    <style:style style:name="co38" style:family="table-column">
      <style:table-column-properties fo:break-before="auto" style:column-width="1.6571in"/>
    </style:style>
    <style:style style:name="co39" style:family="table-column">
      <style:table-column-properties fo:break-before="auto" style:column-width="1.4528in"/>
    </style:style>
    <style:style style:name="co40" style:family="table-column">
      <style:table-column-properties fo:break-before="auto" style:column-width="0.8819in"/>
    </style:style>
    <style:style style:name="co41" style:family="table-column">
      <style:table-column-properties fo:break-before="auto" style:column-width="0.9146in"/>
    </style:style>
    <style:style style:name="co42" style:family="table-column">
      <style:table-column-properties fo:break-before="auto" style:column-width="1.2047in"/>
    </style:style>
    <style:style style:name="co43" style:family="table-column">
      <style:table-column-properties fo:break-before="auto" style:column-width="1.7756in"/>
    </style:style>
    <style:style style:name="co44" style:family="table-column">
      <style:table-column-properties fo:break-before="auto" style:column-width="1.4098in"/>
    </style:style>
    <style:style style:name="co45" style:family="table-column">
      <style:table-column-properties fo:break-before="auto" style:column-width="1.8618in"/>
    </style:style>
    <style:style style:name="co46" style:family="table-column">
      <style:table-column-properties fo:break-before="auto" style:column-width="1.1618in"/>
    </style:style>
    <style:style style:name="co47" style:family="table-column">
      <style:table-column-properties fo:break-before="auto" style:column-width="2.0874in"/>
    </style:style>
    <style:style style:name="co48" style:family="table-column">
      <style:table-column-properties fo:break-before="auto" style:column-width="2.4535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4028in" fo:break-before="auto" style:use-optimal-row-height="false"/>
    </style:style>
    <style:style style:name="ro5" style:family="table-row">
      <style:table-row-properties style:row-height="0.1945in" fo:break-before="auto" style:use-optimal-row-height="false"/>
    </style:style>
    <style:style style:name="ro6" style:family="table-row">
      <style:table-row-properties style:row-height="0.1807in" fo:break-before="auto" style:use-optimal-row-height="false"/>
    </style:style>
    <style:style style:name="ro7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 fo:padding="0.0138in" style:vertical-align="botto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 fo:padding="0.0138in" style:vertical-align="bottom"/>
    </style:style>
    <style:style style:name="ce3" style:family="table-cell" style:parent-style-name="Default">
      <style:table-cell-properties fo:padding="0.0138in"/>
    </style:style>
    <style:style style:name="ce4" style:family="table-cell" style:parent-style-name="Default" style:data-style-name="N4">
      <style:table-cell-properties fo:wrap-option="wrap" fo:padding="0.0138in" style:vertical-align="bottom"/>
    </style:style>
    <style:style style:name="ce5" style:family="table-cell" style:parent-style-name="Default" style:data-style-name="N2">
      <style:table-cell-properties fo:wrap-option="wrap" fo:padding="0.0138in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wrap-option="wrap" fo:padding="0.0138in" style:vertical-align="botto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" style:family="table-cell" style:parent-style-name="Default" style:data-style-name="N4">
      <style:table-cell-properties fo:wrap-option="wrap" fo:padding="0.0138in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 style:data-style-name="N11">
      <style:table-cell-properties fo:wrap-option="wrap" fo:padding="0.0138in" style:vertical-align="botto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wrap-option="wrap" fo:padding="0.0138in" style:vertical-align="bottom"/>
    </style:style>
    <style:style style:name="ce11" style:family="table-cell" style:parent-style-name="Default" style:data-style-name="N11">
      <style:table-cell-properties fo:wrap-option="wrap" fo:padding="0.0138in" style:vertical-align="bottom"/>
    </style:style>
    <style:style style:name="ce12" style:family="table-cell" style:parent-style-name="Default" style:data-style-name="N3">
      <style:table-cell-properties fo:wrap-option="wrap" fo:padding="0.0138in" style:vertical-align="bottom"/>
    </style:style>
    <style:style style:name="ce13" style:family="table-cell" style:parent-style-name="Default" style:data-style-name="N3">
      <style:table-cell-properties fo:wrap-option="wrap" fo:padding="0.0138in" style:vertical-align="botto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2">
      <style:table-cell-properties fo:padding="0.0138in"/>
    </style:style>
    <style:style style:name="ce15" style:family="table-cell" style:parent-style-name="Default" style:data-style-name="N3">
      <style:table-cell-properties fo:wrap-option="wrap" fo:padding="0.0138in" style:vertical-align="bottom"/>
      <style:text-properties fo:font-weight="bold" style:font-weight-asian="bold" style:font-weight-complex="bold"/>
    </style:style>
    <style:style style:name="ce16" style:family="table-cell" style:parent-style-name="Default" style:data-style-name="N2"/>
    <style:style style:name="ce17" style:family="table-cell" style:parent-style-name="Default">
      <style:table-cell-properties fo:padding="0.0138in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1"/>
    <style:style style:name="ce19" style:family="table-cell" style:parent-style-name="Default">
      <style:table-cell-properties fo:wrap-option="wrap" style:vertical-align="bottom"/>
    </style:style>
    <style:style style:name="ce20" style:family="table-cell" style:parent-style-name="Default" style:data-style-name="N4">
      <style:table-cell-properties fo:wrap-option="wrap" style:vertical-align="bottom"/>
    </style:style>
    <style:style style:name="ce21" style:family="table-cell" style:parent-style-name="Default" style:data-style-name="N4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2" style:family="table-cell" style:parent-style-name="Default" style:data-style-name="N11">
      <style:table-cell-properties fo:wrap-option="wrap" fo:padding="0.0138in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3" style:family="table-cell" style:parent-style-name="Default" style:data-style-name="N11">
      <style:table-cell-properties fo:wrap-option="wrap" style:vertical-align="bottom"/>
    </style:style>
    <style:style style:name="ce24" style:family="table-cell" style:parent-style-name="Default" style:data-style-name="N3">
      <style:table-cell-properties fo:wrap-option="wrap" style:vertical-align="bottom"/>
    </style:style>
    <style:style style:name="ce25" style:family="table-cell" style:parent-style-name="Default" style:data-style-name="N3"/>
    <style:style style:name="ce26" style:family="table-cell" style:parent-style-name="Default" style:data-style-name="N11">
      <style:table-cell-properties fo:wrap-option="wrap" style:vertical-align="bottom"/>
      <style:text-properties fo:font-weight="bold" style:font-weight-asian="bold" style:font-weight-complex="bold"/>
    </style:style>
    <style:style style:name="ce27" style:family="table-cell" style:parent-style-name="Default" style:data-style-name="N4"/>
    <style:style style:name="ce28" style:family="table-cell" style:parent-style-name="Default" style:data-style-name="N3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9" style:family="table-cell" style:parent-style-name="Default" style:data-style-name="N5"/>
    <style:style style:name="ce30" style:family="table-cell" style:parent-style-name="Default" style:data-style-name="N5">
      <style:table-cell-properties fo:wrap-option="wrap" style:vertical-align="bottom"/>
    </style:style>
    <style:style style:name="ce31" style:family="table-cell" style:parent-style-name="Default" style:data-style-name="N5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2" style:family="table-cell" style:parent-style-name="Default" style:data-style-name="N11">
      <style:text-properties fo:font-weight="bold" style:font-weight-asian="bold" style:font-weight-complex="bold"/>
    </style:style>
    <style:style style:name="ce33" style:family="table-cell" style:parent-style-name="Default" style:data-style-name="N3">
      <style:table-cell-properties fo:wrap-option="wrap" fo:padding-bottom="0.0193in" fo:padding-left="0.0138in" fo:padding-right="0.0138in" fo:padding-top="0.0193in" style:vertical-align="bottom"/>
    </style:style>
    <style:style style:name="ce34" style:family="table-cell" style:parent-style-name="Default" style:data-style-name="N3">
      <style:table-cell-properties fo:padding-bottom="0.0193in" fo:padding-left="0.0138in" fo:padding-right="0.0138in" fo:padding-top="0.0193in"/>
    </style:style>
    <style:style style:name="ce35" style:family="table-cell" style:parent-style-name="Default" style:data-style-name="N5">
      <style:table-cell-properties fo:padding-bottom="0.0193in" fo:padding-left="0.0138in" fo:padding-right="0.0138in" fo:padding-top="0.0193in"/>
    </style:style>
    <style:style style:name="ce36" style:family="table-cell" style:parent-style-name="Default" style:data-style-name="N5">
      <style:table-cell-properties fo:wrap-option="wrap" fo:padding="0.0138in" style:vertical-align="bottom"/>
    </style:style>
    <style:style style:name="ce37" style:family="table-cell" style:parent-style-name="Default" style:data-style-name="N5">
      <style:text-properties style:font-name="Arial" style:font-name-asian="Arial" style:font-name-complex="DejaVu Sans1"/>
    </style:style>
    <style:style style:name="ce38" style:family="table-cell" style:parent-style-name="Default" style:data-style-name="N5">
      <style:table-cell-properties style:text-align-source="fix" style:repeat-content="false"/>
      <style:paragraph-properties fo:text-align="start" fo:margin-left="0in"/>
    </style:style>
    <style:style style:name="ce39" style:family="table-cell" style:parent-style-name="Default" style:data-style-name="N3">
      <style:table-cell-properties style:text-align-source="fix" style:repeat-content="false" fo:wrap-option="wrap" fo:padding="0.0138in" style:vertical-align="bottom"/>
      <style:paragraph-properties fo:text-align="end"/>
    </style:style>
    <style:style style:name="ce40" style:family="table-cell" style:parent-style-name="Default" style:data-style-name="N3">
      <style:table-cell-properties style:text-align-source="fix" style:repeat-content="false"/>
      <style:paragraph-properties fo:text-align="end"/>
    </style:style>
    <style:style style:name="ce41" style:family="table-cell" style:parent-style-name="Default" style:data-style-name="N3">
      <style:table-cell-properties style:text-align-source="fix" style:repeat-content="false"/>
      <style:paragraph-properties fo:text-align="end"/>
      <style:text-properties style:font-name="Arial" style:font-name-asian="Arial" style:font-name-complex="DejaVu Sans1"/>
    </style:style>
    <style:style style:name="ce42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brute" table:style-name="ta1">
        <table:shapes>
          <draw:frame draw:z-index="0" draw:style-name="gr1" svg:width="13.2075in" svg:height="6.9799in" svg:x="0in" svg:y="9.6252in">
            <draw:object draw:notify-on-update-of-ranges="brute.A49:brute.F49 brute.A50:brute.F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number-columns-repeated="1017" table:default-cell-style-name="ce3"/>
        <table:table-row table:style-name="ro1">
          <table:table-cell table:style-name="ce1" office:value-type="string">
            <text:p>Program</text:p>
          </table:table-cell>
          <table:table-cell table:style-name="ce1" office:value-type="string">
            <text:p>Runtime</text:p>
          </table:table-cell>
          <table:table-cell table:style-name="ce6" office:value-type="string">
            <text:p>Elapsed</text:p>
          </table:table-cell>
          <table:table-cell table:style-name="ce6" office:value-type="string">
            <text:p>User</text:p>
          </table:table-cell>
          <table:table-cell table:style-name="ce6" office:value-type="string">
            <text:p>System</text:p>
          </table:table-cell>
          <table:table-cell table:style-name="ce13" office:value-type="string">
            <text:p>Voluntary Context Switch</text:p>
          </table:table-cell>
          <table:table-cell table:style-name="ce13" office:value-type="string">
            <text:p>Involuntary Context Switch</text:p>
          </table:table-cell>
          <table:table-cell table:style-name="ce17" table:number-columns-repeated="1017"/>
        </table:table-row>
        <table:table-row table:style-name="ro2">
          <table:table-cell table:style-name="ce2" office:value-type="string">
            <text:p>c/bigfile_brute-c</text:p>
          </table:table-cell>
          <table:table-cell table:style-name="ce2" office:value-type="string">
            <text:p>c</text:p>
          </table:table-cell>
          <table:table-cell table:style-name="ce4" office:value-type="float" office:value="634.1">
            <text:p>634.10</text:p>
          </table:table-cell>
          <table:table-cell table:style-name="ce4" office:value-type="float" office:value="85.87">
            <text:p>85.87</text:p>
          </table:table-cell>
          <table:table-cell table:style-name="ce4" office:value-type="float" office:value="33.52">
            <text:p>33.52</text:p>
          </table:table-cell>
          <table:table-cell table:style-name="ce12" office:value-type="float" office:value="440144">
            <text:p>440,144</text:p>
          </table:table-cell>
          <table:table-cell table:style-name="ce12" office:value-type="float" office:value="1298">
            <text:p>1,298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/bigfile_brute-c</text:p>
          </table:table-cell>
          <table:table-cell table:style-name="ce2" office:value-type="string">
            <text:p>c</text:p>
          </table:table-cell>
          <table:table-cell table:style-name="ce4" office:value-type="float" office:value="631.6">
            <text:p>631.60</text:p>
          </table:table-cell>
          <table:table-cell table:style-name="ce4" office:value-type="float" office:value="85.88">
            <text:p>85.88</text:p>
          </table:table-cell>
          <table:table-cell table:style-name="ce4" office:value-type="float" office:value="33.99">
            <text:p>33.99</text:p>
          </table:table-cell>
          <table:table-cell table:style-name="ce12" office:value-type="float" office:value="438628">
            <text:p>438,628</text:p>
          </table:table-cell>
          <table:table-cell table:style-name="ce12" office:value-type="float" office:value="1315">
            <text:p>1,315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/bigfile_brute-c</text:p>
          </table:table-cell>
          <table:table-cell table:style-name="ce2" office:value-type="string">
            <text:p>c</text:p>
          </table:table-cell>
          <table:table-cell table:style-name="ce4" office:value-type="float" office:value="632.2">
            <text:p>632.20</text:p>
          </table:table-cell>
          <table:table-cell table:style-name="ce4" office:value-type="float" office:value="86.06">
            <text:p>86.06</text:p>
          </table:table-cell>
          <table:table-cell table:style-name="ce4" office:value-type="float" office:value="33.76">
            <text:p>33.76</text:p>
          </table:table-cell>
          <table:table-cell table:style-name="ce12" office:value-type="float" office:value="439994">
            <text:p>439,994</text:p>
          </table:table-cell>
          <table:table-cell table:style-name="ce12" office:value-type="float" office:value="1165">
            <text:p>1,165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/bigfile_brute-c</text:p>
          </table:table-cell>
          <table:table-cell table:style-name="ce2" office:value-type="string">
            <text:p>c</text:p>
          </table:table-cell>
          <table:table-cell table:style-name="ce4" office:value-type="float" office:value="635.2">
            <text:p>635.20</text:p>
          </table:table-cell>
          <table:table-cell table:style-name="ce4" office:value-type="float" office:value="85.59">
            <text:p>85.59</text:p>
          </table:table-cell>
          <table:table-cell table:style-name="ce4" office:value-type="float" office:value="34.41">
            <text:p>34.41</text:p>
          </table:table-cell>
          <table:table-cell table:style-name="ce12" office:value-type="float" office:value="439915">
            <text:p>439,915</text:p>
          </table:table-cell>
          <table:table-cell table:style-name="ce12" office:value-type="float" office:value="1302">
            <text:p>1,30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/bigfile_brute-c</text:p>
          </table:table-cell>
          <table:table-cell table:style-name="ce2" office:value-type="string">
            <text:p>c</text:p>
          </table:table-cell>
          <table:table-cell table:style-name="ce4" office:value-type="float" office:value="631.9">
            <text:p>631.90</text:p>
          </table:table-cell>
          <table:table-cell table:style-name="ce4" office:value-type="float" office:value="86.29">
            <text:p>86.29</text:p>
          </table:table-cell>
          <table:table-cell table:style-name="ce4" office:value-type="float" office:value="33.89">
            <text:p>33.89</text:p>
          </table:table-cell>
          <table:table-cell table:style-name="ce12" office:value-type="float" office:value="439056">
            <text:p>439,056</text:p>
          </table:table-cell>
          <table:table-cell table:style-name="ce12" office:value-type="float" office:value="1151">
            <text:p>1,151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2:.C6])-MIN([.C2:.C6])-MAX([.C2:.C6]))/3" office:value-type="float" office:value="632.733333333333">
            <text:p>632.73</text:p>
          </table:table-cell>
          <table:table-cell table:style-name="ce7" table:formula="of:=(SUM([.D2:.D6])-MIN([.D2:.D6])-MAX([.D2:.D6]))/3" office:value-type="float" office:value="85.9366666666667">
            <text:p>85.94</text:p>
          </table:table-cell>
          <table:table-cell table:style-name="ce7" table:formula="of:=(SUM([.E2:.E6])-MIN([.E2:.E6])-MAX([.E2:.E6]))/3" office:value-type="float" office:value="33.88">
            <text:p>33.88</text:p>
          </table:table-cell>
          <table:table-cell table:style-name="ce7" table:formula="of:=(SUM([.F2:.F6])-MIN([.F2:.F6])-MAX([.F2:.F6]))/3" office:value-type="float" office:value="439655">
            <text:p>439,655.00</text:p>
          </table:table-cell>
          <table:table-cell table:style-name="ce7" table:formula="of:=(SUM([.G2:.G6])-MIN([.G2:.G6])-MAX([.G2:.G6]))/3" office:value-type="float" office:value="1255">
            <text:p>1,255.0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4" table:number-columns-repeated="3"/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go/bigfile_brute-go</text:p>
          </table:table-cell>
          <table:table-cell table:style-name="ce2" office:value-type="string">
            <text:p>go</text:p>
          </table:table-cell>
          <table:table-cell table:style-name="ce4" office:value-type="float" office:value="642.63">
            <text:p>642.63</text:p>
          </table:table-cell>
          <table:table-cell table:style-name="ce4" office:value-type="float" office:value="268.73">
            <text:p>268.73</text:p>
          </table:table-cell>
          <table:table-cell table:style-name="ce4" office:value-type="float" office:value="33.17">
            <text:p>33.17</text:p>
          </table:table-cell>
          <table:table-cell table:style-name="ce12" office:value-type="float" office:value="439173">
            <text:p>439,173</text:p>
          </table:table-cell>
          <table:table-cell table:style-name="ce12" office:value-type="float" office:value="2331">
            <text:p>2,33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o/bigfile_brute-go</text:p>
          </table:table-cell>
          <table:table-cell table:style-name="ce2" office:value-type="string">
            <text:p>go</text:p>
          </table:table-cell>
          <table:table-cell table:style-name="ce4" office:value-type="float" office:value="639.15">
            <text:p>639.15</text:p>
          </table:table-cell>
          <table:table-cell table:style-name="ce4" office:value-type="float" office:value="268.32">
            <text:p>268.32</text:p>
          </table:table-cell>
          <table:table-cell table:style-name="ce4" office:value-type="float" office:value="34.44">
            <text:p>34.44</text:p>
          </table:table-cell>
          <table:table-cell table:style-name="ce12" office:value-type="float" office:value="441549">
            <text:p>441,549</text:p>
          </table:table-cell>
          <table:table-cell table:style-name="ce12" office:value-type="float" office:value="2184">
            <text:p>2,184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o/bigfile_brute-go</text:p>
          </table:table-cell>
          <table:table-cell table:style-name="ce2" office:value-type="string">
            <text:p>go</text:p>
          </table:table-cell>
          <table:table-cell table:style-name="ce4" office:value-type="float" office:value="644.52">
            <text:p>644.52</text:p>
          </table:table-cell>
          <table:table-cell table:style-name="ce4" office:value-type="float" office:value="269.37">
            <text:p>269.37</text:p>
          </table:table-cell>
          <table:table-cell table:style-name="ce4" office:value-type="float" office:value="33.93">
            <text:p>33.93</text:p>
          </table:table-cell>
          <table:table-cell table:style-name="ce12" office:value-type="float" office:value="440936">
            <text:p>440,936</text:p>
          </table:table-cell>
          <table:table-cell table:style-name="ce12" office:value-type="float" office:value="2291">
            <text:p>2,29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o/bigfile_brute-go</text:p>
          </table:table-cell>
          <table:table-cell table:style-name="ce2" office:value-type="string">
            <text:p>go</text:p>
          </table:table-cell>
          <table:table-cell table:style-name="ce4" office:value-type="float" office:value="637.85">
            <text:p>637.85</text:p>
          </table:table-cell>
          <table:table-cell table:style-name="ce4" office:value-type="float" office:value="267.73">
            <text:p>267.73</text:p>
          </table:table-cell>
          <table:table-cell table:style-name="ce4" office:value-type="float" office:value="34.36">
            <text:p>34.36</text:p>
          </table:table-cell>
          <table:table-cell table:style-name="ce12" office:value-type="float" office:value="440503">
            <text:p>440,503</text:p>
          </table:table-cell>
          <table:table-cell table:style-name="ce12" office:value-type="float" office:value="2096">
            <text:p>2,096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o/bigfile_brute-go</text:p>
          </table:table-cell>
          <table:table-cell table:style-name="ce2" office:value-type="string">
            <text:p>go</text:p>
          </table:table-cell>
          <table:table-cell table:style-name="ce4" office:value-type="float" office:value="640.07">
            <text:p>640.07</text:p>
          </table:table-cell>
          <table:table-cell table:style-name="ce4" office:value-type="float" office:value="268.58">
            <text:p>268.58</text:p>
          </table:table-cell>
          <table:table-cell table:style-name="ce4" office:value-type="float" office:value="33.51">
            <text:p>33.51</text:p>
          </table:table-cell>
          <table:table-cell table:style-name="ce12" office:value-type="float" office:value="440074">
            <text:p>440,074</text:p>
          </table:table-cell>
          <table:table-cell table:style-name="ce12" office:value-type="float" office:value="2163">
            <text:p>2,16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9:.C13])-MIN([.C9:.C13])-MAX([.C9:.C13]))/3" office:value-type="float" office:value="640.616666666667">
            <text:p>640.62</text:p>
          </table:table-cell>
          <table:table-cell table:style-name="ce7" table:formula="of:=(SUM([.D9:.D13])-MIN([.D9:.D13])-MAX([.D9:.D13]))/3" office:value-type="float" office:value="268.543333333333">
            <text:p>268.54</text:p>
          </table:table-cell>
          <table:table-cell table:style-name="ce7" table:formula="of:=(SUM([.E9:.E13])-MIN([.E9:.E13])-MAX([.E9:.E13]))/3" office:value-type="float" office:value="33.9333333333333">
            <text:p>33.93</text:p>
          </table:table-cell>
          <table:table-cell table:style-name="ce7" table:formula="of:=(SUM([.F9:.F13])-MIN([.F9:.F13])-MAX([.F9:.F13]))/3" office:value-type="float" office:value="440504.333333333">
            <text:p>440,504.33</text:p>
          </table:table-cell>
          <table:table-cell table:style-name="ce7" table:formula="of:=(SUM([.G9:.G13])-MIN([.G9:.G13])-MAX([.G9:.G13]))/3" office:value-type="float" office:value="2212.66666666667">
            <text:p>2,212.67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4" table:number-columns-repeated="3"/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python</text:p>
          </table:table-cell>
          <table:table-cell table:style-name="ce4" office:value-type="float" office:value="635.66">
            <text:p>635.66</text:p>
          </table:table-cell>
          <table:table-cell table:style-name="ce4" office:value-type="float" office:value="124.79">
            <text:p>124.79</text:p>
          </table:table-cell>
          <table:table-cell table:style-name="ce4" office:value-type="float" office:value="34.63">
            <text:p>34.63</text:p>
          </table:table-cell>
          <table:table-cell table:style-name="ce12" office:value-type="float" office:value="439978">
            <text:p>439,978</text:p>
          </table:table-cell>
          <table:table-cell table:style-name="ce12" office:value-type="float" office:value="1326">
            <text:p>1,326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python</text:p>
          </table:table-cell>
          <table:table-cell table:style-name="ce4" office:value-type="float" office:value="633.75">
            <text:p>633.75</text:p>
          </table:table-cell>
          <table:table-cell table:style-name="ce4" office:value-type="float" office:value="124.03">
            <text:p>124.03</text:p>
          </table:table-cell>
          <table:table-cell table:style-name="ce4" office:value-type="float" office:value="33.8">
            <text:p>33.80</text:p>
          </table:table-cell>
          <table:table-cell table:style-name="ce12" office:value-type="float" office:value="438726">
            <text:p>438,726</text:p>
          </table:table-cell>
          <table:table-cell table:style-name="ce12" office:value-type="float" office:value="1304">
            <text:p>1,304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python</text:p>
          </table:table-cell>
          <table:table-cell table:style-name="ce4" office:value-type="float" office:value="633.84">
            <text:p>633.84</text:p>
          </table:table-cell>
          <table:table-cell table:style-name="ce4" office:value-type="float" office:value="125.91">
            <text:p>125.91</text:p>
          </table:table-cell>
          <table:table-cell table:style-name="ce4" office:value-type="float" office:value="33.38">
            <text:p>33.38</text:p>
          </table:table-cell>
          <table:table-cell table:style-name="ce12" office:value-type="float" office:value="439069">
            <text:p>439,069</text:p>
          </table:table-cell>
          <table:table-cell table:style-name="ce12" office:value-type="float" office:value="1486">
            <text:p>1,486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python</text:p>
          </table:table-cell>
          <table:table-cell table:style-name="ce4" office:value-type="float" office:value="635">
            <text:p>635.00</text:p>
          </table:table-cell>
          <table:table-cell table:style-name="ce4" office:value-type="float" office:value="124.74">
            <text:p>124.74</text:p>
          </table:table-cell>
          <table:table-cell table:style-name="ce4" office:value-type="float" office:value="34.09">
            <text:p>34.09</text:p>
          </table:table-cell>
          <table:table-cell table:style-name="ce12" office:value-type="float" office:value="438564">
            <text:p>438,564</text:p>
          </table:table-cell>
          <table:table-cell table:style-name="ce12" office:value-type="float" office:value="1325">
            <text:p>1,325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python</text:p>
          </table:table-cell>
          <table:table-cell table:style-name="ce4" office:value-type="float" office:value="634.86">
            <text:p>634.86</text:p>
          </table:table-cell>
          <table:table-cell table:style-name="ce4" office:value-type="float" office:value="125.36">
            <text:p>125.36</text:p>
          </table:table-cell>
          <table:table-cell table:style-name="ce4" office:value-type="float" office:value="34.95">
            <text:p>34.95</text:p>
          </table:table-cell>
          <table:table-cell table:style-name="ce12" office:value-type="float" office:value="438542">
            <text:p>438,542</text:p>
          </table:table-cell>
          <table:table-cell table:style-name="ce12" office:value-type="float" office:value="1643">
            <text:p>1,64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16:.C20])-MIN([.C16:.C20])-MAX([.C16:.C20]))/3" office:value-type="float" office:value="634.566666666667">
            <text:p>634.57</text:p>
          </table:table-cell>
          <table:table-cell table:style-name="ce7" table:formula="of:=(SUM([.D16:.D20])-MIN([.D16:.D20])-MAX([.D16:.D20]))/3" office:value-type="float" office:value="124.963333333333">
            <text:p>124.96</text:p>
          </table:table-cell>
          <table:table-cell table:style-name="ce7" table:formula="of:=(SUM([.E16:.E20])-MIN([.E16:.E20])-MAX([.E16:.E20]))/3" office:value-type="float" office:value="34.1733333333333">
            <text:p>34.17</text:p>
          </table:table-cell>
          <table:table-cell table:style-name="ce7" table:formula="of:=(SUM([.F16:.F20])-MIN([.F16:.F20])-MAX([.F16:.F20]))/3" office:value-type="float" office:value="438786.333333333">
            <text:p>438,786.33</text:p>
          </table:table-cell>
          <table:table-cell table:style-name="ce7" table:formula="of:=(SUM([.G16:.G20])-MIN([.G16:.G20])-MAX([.G16:.G20]))/3" office:value-type="float" office:value="1379">
            <text:p>1,379.0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4" table:number-columns-repeated="3"/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/usr/local/pypy/bin/pypy</text:p>
          </table:table-cell>
          <table:table-cell table:style-name="ce4" office:value-type="float" office:value="640.9">
            <text:p>640.90</text:p>
          </table:table-cell>
          <table:table-cell table:style-name="ce4" office:value-type="float" office:value="216.04">
            <text:p>216.04</text:p>
          </table:table-cell>
          <table:table-cell table:style-name="ce4" office:value-type="float" office:value="32.44">
            <text:p>32.44</text:p>
          </table:table-cell>
          <table:table-cell table:style-name="ce12" office:value-type="float" office:value="438590">
            <text:p>438,590</text:p>
          </table:table-cell>
          <table:table-cell table:style-name="ce12" office:value-type="float" office:value="2218">
            <text:p>2,218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/usr/local/pypy/bin/pypy</text:p>
          </table:table-cell>
          <table:table-cell table:style-name="ce4" office:value-type="float" office:value="639.3">
            <text:p>639.30</text:p>
          </table:table-cell>
          <table:table-cell table:style-name="ce4" office:value-type="float" office:value="215.53">
            <text:p>215.53</text:p>
          </table:table-cell>
          <table:table-cell table:style-name="ce4" office:value-type="float" office:value="31.92">
            <text:p>31.92</text:p>
          </table:table-cell>
          <table:table-cell table:style-name="ce12" office:value-type="float" office:value="440794">
            <text:p>440,794</text:p>
          </table:table-cell>
          <table:table-cell table:style-name="ce12" office:value-type="float" office:value="2007">
            <text:p>2,007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/usr/local/pypy/bin/pypy</text:p>
          </table:table-cell>
          <table:table-cell table:style-name="ce4" office:value-type="float" office:value="641.68">
            <text:p>641.68</text:p>
          </table:table-cell>
          <table:table-cell table:style-name="ce4" office:value-type="float" office:value="215.66">
            <text:p>215.66</text:p>
          </table:table-cell>
          <table:table-cell table:style-name="ce4" office:value-type="float" office:value="32.21">
            <text:p>32.21</text:p>
          </table:table-cell>
          <table:table-cell table:style-name="ce12" office:value-type="float" office:value="440023">
            <text:p>440,023</text:p>
          </table:table-cell>
          <table:table-cell table:style-name="ce12" office:value-type="float" office:value="2006">
            <text:p>2,006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/usr/local/pypy/bin/pypy</text:p>
          </table:table-cell>
          <table:table-cell table:style-name="ce4" office:value-type="float" office:value="639.03">
            <text:p>639.03</text:p>
          </table:table-cell>
          <table:table-cell table:style-name="ce4" office:value-type="float" office:value="214.8">
            <text:p>214.80</text:p>
          </table:table-cell>
          <table:table-cell table:style-name="ce4" office:value-type="float" office:value="31.98">
            <text:p>31.98</text:p>
          </table:table-cell>
          <table:table-cell table:style-name="ce12" office:value-type="float" office:value="439964">
            <text:p>439,964</text:p>
          </table:table-cell>
          <table:table-cell table:style-name="ce12" office:value-type="float" office:value="1844">
            <text:p>1,844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/usr/local/pypy/bin/pypy</text:p>
          </table:table-cell>
          <table:table-cell table:style-name="ce4" office:value-type="float" office:value="640.26">
            <text:p>640.26</text:p>
          </table:table-cell>
          <table:table-cell table:style-name="ce4" office:value-type="float" office:value="215.82">
            <text:p>215.82</text:p>
          </table:table-cell>
          <table:table-cell table:style-name="ce4" office:value-type="float" office:value="32.21">
            <text:p>32.21</text:p>
          </table:table-cell>
          <table:table-cell table:style-name="ce12" office:value-type="float" office:value="439676">
            <text:p>439,676</text:p>
          </table:table-cell>
          <table:table-cell table:style-name="ce12" office:value-type="float" office:value="2122">
            <text:p>2,122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23:.C27])-MIN([.C23:.C27])-MAX([.C23:.C27]))/3" office:value-type="float" office:value="640.153333333334">
            <text:p>640.15</text:p>
          </table:table-cell>
          <table:table-cell table:style-name="ce7" table:formula="of:=(SUM([.D23:.D27])-MIN([.D23:.D27])-MAX([.D23:.D27]))/3" office:value-type="float" office:value="215.67">
            <text:p>215.67</text:p>
          </table:table-cell>
          <table:table-cell table:style-name="ce7" table:formula="of:=(SUM([.E23:.E27])-MIN([.E23:.E27])-MAX([.E23:.E27]))/3" office:value-type="float" office:value="32.1333333333333">
            <text:p>32.13</text:p>
          </table:table-cell>
          <table:table-cell table:style-name="ce7" table:formula="of:=(SUM([.F23:.F27])-MIN([.F23:.F27])-MAX([.F23:.F27]))/3" office:value-type="float" office:value="439887.666666667">
            <text:p>439,887.67</text:p>
          </table:table-cell>
          <table:table-cell table:style-name="ce7" table:formula="of:=(SUM([.G23:.G27])-MIN([.G23:.G27])-MAX([.G23:.G27]))/3" office:value-type="float" office:value="2045">
            <text:p>2,045.0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4" table:number-columns-repeated="3"/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/usr/local/stackless272/bin/python</text:p>
          </table:table-cell>
          <table:table-cell table:style-name="ce4" office:value-type="float" office:value="632.88">
            <text:p>632.88</text:p>
          </table:table-cell>
          <table:table-cell table:style-name="ce4" office:value-type="float" office:value="151.58">
            <text:p>151.58</text:p>
          </table:table-cell>
          <table:table-cell table:style-name="ce4" office:value-type="float" office:value="32.43">
            <text:p>32.43</text:p>
          </table:table-cell>
          <table:table-cell table:style-name="ce12" office:value-type="float" office:value="438356">
            <text:p>438,356</text:p>
          </table:table-cell>
          <table:table-cell table:style-name="ce12" office:value-type="float" office:value="1371">
            <text:p>1,37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/usr/local/stackless272/bin/python</text:p>
          </table:table-cell>
          <table:table-cell table:style-name="ce4" office:value-type="float" office:value="631.19">
            <text:p>631.19</text:p>
          </table:table-cell>
          <table:table-cell table:style-name="ce4" office:value-type="float" office:value="150.88">
            <text:p>150.88</text:p>
          </table:table-cell>
          <table:table-cell table:style-name="ce4" office:value-type="float" office:value="32.34">
            <text:p>32.34</text:p>
          </table:table-cell>
          <table:table-cell table:style-name="ce12" office:value-type="float" office:value="437399">
            <text:p>437,399</text:p>
          </table:table-cell>
          <table:table-cell table:style-name="ce12" office:value-type="float" office:value="1284">
            <text:p>1,284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/usr/local/stackless272/bin/python</text:p>
          </table:table-cell>
          <table:table-cell table:style-name="ce4" office:value-type="float" office:value="635">
            <text:p>635.00</text:p>
          </table:table-cell>
          <table:table-cell table:style-name="ce4" office:value-type="float" office:value="150.93">
            <text:p>150.93</text:p>
          </table:table-cell>
          <table:table-cell table:style-name="ce4" office:value-type="float" office:value="32.65">
            <text:p>32.65</text:p>
          </table:table-cell>
          <table:table-cell table:style-name="ce12" office:value-type="float" office:value="439194">
            <text:p>439,194</text:p>
          </table:table-cell>
          <table:table-cell table:style-name="ce12" office:value-type="float" office:value="1495">
            <text:p>1,495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/usr/local/stackless272/bin/python</text:p>
          </table:table-cell>
          <table:table-cell table:style-name="ce4" office:value-type="float" office:value="632.06">
            <text:p>632.06</text:p>
          </table:table-cell>
          <table:table-cell table:style-name="ce4" office:value-type="float" office:value="151.7">
            <text:p>151.70</text:p>
          </table:table-cell>
          <table:table-cell table:style-name="ce4" office:value-type="float" office:value="32.77">
            <text:p>32.77</text:p>
          </table:table-cell>
          <table:table-cell table:style-name="ce12" office:value-type="float" office:value="438133">
            <text:p>438,133</text:p>
          </table:table-cell>
          <table:table-cell table:style-name="ce12" office:value-type="float" office:value="1441">
            <text:p>1,44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/usr/local/stackless272/bin/python</text:p>
          </table:table-cell>
          <table:table-cell table:style-name="ce4" office:value-type="float" office:value="634.31">
            <text:p>634.31</text:p>
          </table:table-cell>
          <table:table-cell table:style-name="ce4" office:value-type="float" office:value="150.62">
            <text:p>150.62</text:p>
          </table:table-cell>
          <table:table-cell table:style-name="ce4" office:value-type="float" office:value="32.26">
            <text:p>32.26</text:p>
          </table:table-cell>
          <table:table-cell table:style-name="ce12" office:value-type="float" office:value="438105">
            <text:p>438,105</text:p>
          </table:table-cell>
          <table:table-cell table:style-name="ce12" office:value-type="float" office:value="1259">
            <text:p>1,259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30:.C34])-MIN([.C30:.C34])-MAX([.C30:.C34]))/3" office:value-type="float" office:value="633.083333333333">
            <text:p>633.08</text:p>
          </table:table-cell>
          <table:table-cell table:style-name="ce7" table:formula="of:=(SUM([.D30:.D34])-MIN([.D30:.D34])-MAX([.D30:.D34]))/3" office:value-type="float" office:value="151.13">
            <text:p>151.13</text:p>
          </table:table-cell>
          <table:table-cell table:style-name="ce7" table:formula="of:=(SUM([.E30:.E34])-MIN([.E30:.E34])-MAX([.E30:.E34]))/3" office:value-type="float" office:value="32.4733333333333">
            <text:p>32.47</text:p>
          </table:table-cell>
          <table:table-cell table:style-name="ce7" table:formula="of:=(SUM([.F30:.F34])-MIN([.F30:.F34])-MAX([.F30:.F34]))/3" office:value-type="float" office:value="438198">
            <text:p>438,198.00</text:p>
          </table:table-cell>
          <table:table-cell table:style-name="ce7" table:formula="of:=(SUM([.G30:.G34])-MIN([.G30:.G34])-MAX([.G30:.G34]))/3" office:value-type="float" office:value="1365.33333333333">
            <text:p>1,365.3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4" table:number-columns-repeated="3"/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/usr/local/python322/bin/python3</text:p>
          </table:table-cell>
          <table:table-cell table:style-name="ce2" office:value-type="float" office:value="662.87">
            <text:p>662.87</text:p>
          </table:table-cell>
          <table:table-cell table:style-name="ce2" office:value-type="float" office:value="303.11">
            <text:p>303.11</text:p>
          </table:table-cell>
          <table:table-cell table:style-name="ce2" office:value-type="float" office:value="33.97">
            <text:p>33.97</text:p>
          </table:table-cell>
          <table:table-cell table:style-name="ce2" office:value-type="float" office:value="425841">
            <text:p>425841</text:p>
          </table:table-cell>
          <table:table-cell table:style-name="ce2" office:value-type="float" office:value="2164">
            <text:p>2164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/usr/local/python322/bin/python3</text:p>
          </table:table-cell>
          <table:table-cell table:style-name="ce4" office:value-type="float" office:value="695">
            <text:p>695.00</text:p>
          </table:table-cell>
          <table:table-cell table:style-name="ce2" office:value-type="float" office:value="301.74">
            <text:p>301.74</text:p>
          </table:table-cell>
          <table:table-cell table:style-name="ce2" office:value-type="float" office:value="33.93">
            <text:p>33.93</text:p>
          </table:table-cell>
          <table:table-cell table:style-name="ce2" office:value-type="float" office:value="420314">
            <text:p>420314</text:p>
          </table:table-cell>
          <table:table-cell table:style-name="ce2" office:value-type="float" office:value="2725">
            <text:p>2725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/usr/local/python322/bin/python3</text:p>
          </table:table-cell>
          <table:table-cell table:style-name="ce2" office:value-type="float" office:value="688.43">
            <text:p>688.43</text:p>
          </table:table-cell>
          <table:table-cell table:style-name="ce2" office:value-type="float" office:value="289.53">
            <text:p>289.53</text:p>
          </table:table-cell>
          <table:table-cell table:style-name="ce2" office:value-type="float" office:value="34.23">
            <text:p>34.23</text:p>
          </table:table-cell>
          <table:table-cell table:style-name="ce2" office:value-type="float" office:value="421156">
            <text:p>421156</text:p>
          </table:table-cell>
          <table:table-cell table:style-name="ce2" office:value-type="float" office:value="2888">
            <text:p>2888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/usr/local/python322/bin/python3</text:p>
          </table:table-cell>
          <table:table-cell table:style-name="ce2" office:value-type="float" office:value="687.11">
            <text:p>687.11</text:p>
          </table:table-cell>
          <table:table-cell table:style-name="ce2" office:value-type="float" office:value="290.57">
            <text:p>290.57</text:p>
          </table:table-cell>
          <table:table-cell table:style-name="ce2" office:value-type="float" office:value="34.06">
            <text:p>34.06</text:p>
          </table:table-cell>
          <table:table-cell table:style-name="ce2" office:value-type="float" office:value="420888">
            <text:p>420888</text:p>
          </table:table-cell>
          <table:table-cell table:style-name="ce2" office:value-type="float" office:value="2631">
            <text:p>263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igfile_brute.py</text:p>
          </table:table-cell>
          <table:table-cell table:style-name="ce2" office:value-type="string">
            <text:p>/usr/local/python322/bin/python3</text:p>
          </table:table-cell>
          <table:table-cell table:style-name="ce2" office:value-type="float" office:value="685.74">
            <text:p>685.74</text:p>
          </table:table-cell>
          <table:table-cell table:style-name="ce2" office:value-type="float" office:value="295.42">
            <text:p>295.42</text:p>
          </table:table-cell>
          <table:table-cell table:style-name="ce2" office:value-type="float" office:value="33.79">
            <text:p>33.79</text:p>
          </table:table-cell>
          <table:table-cell table:style-name="ce2" office:value-type="float" office:value="421445">
            <text:p>421445</text:p>
          </table:table-cell>
          <table:table-cell table:style-name="ce2" office:value-type="float" office:value="2360">
            <text:p>236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37:.C41])-MIN([.C37:.C41])-MAX([.C37:.C41]))/3" office:value-type="float" office:value="687.093333333333">
            <text:p>687.09</text:p>
          </table:table-cell>
          <table:table-cell table:style-name="ce7" table:formula="of:=(SUM([.D37:.D41])-MIN([.D37:.D41])-MAX([.D37:.D41]))/3" office:value-type="float" office:value="295.91">
            <text:p>295.91</text:p>
          </table:table-cell>
          <table:table-cell table:style-name="ce7" table:formula="of:=(SUM([.E37:.E41])-MIN([.E37:.E41])-MAX([.E37:.E41]))/3" office:value-type="float" office:value="33.9866666666667">
            <text:p>33.99</text:p>
          </table:table-cell>
          <table:table-cell table:style-name="ce7" table:formula="of:=(SUM([.F37:.F41])-MIN([.F37:.F41])-MAX([.F37:.F41]))/3" office:value-type="float" office:value="421163">
            <text:p>421,163.00</text:p>
          </table:table-cell>
          <table:table-cell table:style-name="ce7" table:formula="of:=(SUM([.G37:.G41])-MIN([.G37:.G41])-MAX([.G37:.G41]))/3" office:value-type="float" office:value="2572">
            <text:p>2,572.0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4" table:number-columns-repeated="3"/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Worst: P3</text:p>
          </table:table-cell>
          <table:table-cell/>
          <table:table-cell table:style-name="ce4" table:formula="of:=MAX([.C21];[.C28];[.C35];[.C42])" office:value-type="float" office:value="687.093333333333">
            <text:p>687.09</text:p>
          </table:table-cell>
          <table:table-cell table:style-name="ce4" table:number-columns-repeated="2"/>
          <table:table-cell table:style-name="ce12"/>
          <table:table-cell table:style-name="ce15" table:formula="of:=MAX([.G21];[.G28];[.G35];[.G42])" office:value-type="float" office:value="2572">
            <text:p>2,572</text:p>
          </table:table-cell>
          <table:table-cell office:value-type="string">
            <text:p>P3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Best (python only): Stackless</text:p>
          </table:table-cell>
          <table:table-cell/>
          <table:table-cell table:style-name="ce4" table:formula="of:=MIN([.C21];[.C28];[.C35];[.C42])" office:value-type="float" office:value="633.083333333333">
            <text:p>633.08</text:p>
          </table:table-cell>
          <table:table-cell table:style-name="ce4" table:number-columns-repeated="2"/>
          <table:table-cell table:style-name="ce12"/>
          <table:table-cell table:style-name="ce12" table:formula="of:=MIN([.G21];[.G28];[.G35];[.G42])" office:value-type="float" office:value="1365.33333333333">
            <text:p>1,365</text:p>
          </table:table-cell>
          <table:table-cell office:value-type="string">
            <text:p>Pypy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Difference</text:p>
          </table:table-cell>
          <table:table-cell/>
          <table:table-cell table:style-name="ce8" table:formula="of:=[.C44]-[.C45]" office:value-type="float" office:value="54.0099999999999">
            <text:p>54.01</text:p>
          </table:table-cell>
          <table:table-cell table:style-name="ce11"/>
          <table:table-cell table:style-name="ce4"/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string">
            <text:p>Speedup</text:p>
          </table:table-cell>
          <table:table-cell/>
          <table:table-cell table:style-name="ce9" table:formula="of:=[.C46]/[.C44]" office:value-type="percentage" office:value="0.0786064969339438">
            <text:p>7.86%</text:p>
          </table:table-cell>
          <table:table-cell table:style-name="ce4" table:number-columns-repeated="2"/>
          <table:table-cell table:style-name="ce1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" table:number-columns-repeated="3"/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c</text:p>
          </table:table-cell>
          <table:table-cell table:style-name="ce4" office:value-type="string">
            <text:p>Go</text:p>
          </table:table-cell>
          <table:table-cell table:style-name="ce4" office:value-type="string">
            <text:p>Python 2.7</text:p>
          </table:table-cell>
          <table:table-cell table:style-name="ce12" office:value-type="string">
            <text:p>Pypy</text:p>
          </table:table-cell>
          <table:table-cell table:style-name="ce12" office:value-type="string">
            <text:p>Stackless</text:p>
          </table:table-cell>
          <table:table-cell office:value-type="string">
            <text:p>Python 3</text:p>
          </table:table-cell>
          <table:table-cell table:style-name="Default" office:value-type="string">
            <text:p>Worst – Best</text:p>
          </table:table-cell>
          <table:table-cell table:style-name="Default" office:value-type="string">
            <text:p>Speedup</text:p>
          </table:table-cell>
          <table:table-cell table:number-columns-repeated="1016"/>
        </table:table-row>
        <table:table-row table:style-name="ro2">
          <table:table-cell table:style-name="ce5" table:formula="of:=[.$C7]" office:value-type="float" office:value="632.733333333333">
            <text:p>632.73</text:p>
          </table:table-cell>
          <table:table-cell table:style-name="ce5" table:formula="of:=[.$C14]" office:value-type="float" office:value="640.616666666667">
            <text:p>640.62</text:p>
          </table:table-cell>
          <table:table-cell table:style-name="ce10" table:formula="of:=[.$C21]" office:value-type="float" office:value="634.566666666667">
            <text:p>634.57</text:p>
          </table:table-cell>
          <table:table-cell table:style-name="ce10" table:formula="of:=[.$C28]" office:value-type="float" office:value="640.153333333334">
            <text:p>640.15</text:p>
          </table:table-cell>
          <table:table-cell table:style-name="ce10" table:formula="of:=[.$C35]" office:value-type="float" office:value="633.083333333333">
            <text:p>633.08</text:p>
          </table:table-cell>
          <table:table-cell table:style-name="ce14" table:formula="of:=[.$C42]" office:value-type="float" office:value="687.093333333333">
            <text:p>687.09</text:p>
          </table:table-cell>
          <table:table-cell table:style-name="ce16" table:formula="of:=SUM([.$F50]-[.$A50])" office:value-type="float" office:value="54.3599999999999">
            <text:p>54.36</text:p>
          </table:table-cell>
          <table:table-cell table:style-name="ce18" table:formula="of:=SUM([.$G50]/[.$F50])" office:value-type="percentage" office:value="0.0791158891562523">
            <text:p>7.91%</text:p>
          </table:table-cell>
          <table:table-cell table:style-name="ce14" table:number-columns-repeated="1016"/>
        </table:table-row>
        <table:table-row table:style-name="ro2" table:number-rows-repeated="136">
          <table:table-cell table:number-columns-repeated="2"/>
          <table:table-cell table:style-name="ce4" table:number-columns-repeated="3"/>
          <table:table-cell table:style-name="ce12" table:number-columns-repeated="2"/>
          <table:table-cell table:number-columns-repeated="1017"/>
        </table:table-row>
        <table:table-row table:style-name="ro2" table:number-rows-repeated="10483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gex" table:style-name="ta1">
        <table:shapes>
          <draw:frame draw:z-index="0" draw:style-name="gr1" svg:width="13.0551in" svg:height="7.2535in" svg:x="0.0217in" svg:y="6.7406in">
            <draw:object draw:notify-on-update-of-ranges="regex.A35:regex.D35 regex.A36:regex.D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21" table:default-cell-style-name="Default"/>
        <table:table-row table:style-name="ro4">
          <table:table-cell table:style-name="ce19" office:value-type="string">
            <text:p>Program</text:p>
          </table:table-cell>
          <table:table-cell table:style-name="ce19" office:value-type="string">
            <text:p>Runtime</text:p>
          </table:table-cell>
          <table:table-cell table:style-name="ce20" office:value-type="string">
            <text:p>Elapsed</text:p>
          </table:table-cell>
          <table:table-cell table:style-name="ce20" office:value-type="string">
            <text:p>User</text:p>
          </table:table-cell>
          <table:table-cell table:style-name="ce20" office:value-type="string">
            <text:p>System</text:p>
          </table:table-cell>
          <table:table-cell table:style-name="ce24" office:value-type="string">
            <text:p>Voluntary Context Swtich</text:p>
          </table:table-cell>
          <table:table-cell table:style-name="ce24" office:value-type="string">
            <text:p>Involuntary Context Switch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36.23">
            <text:p>636.23</text:p>
          </table:table-cell>
          <table:table-cell table:style-name="ce20" office:value-type="float" office:value="223.26">
            <text:p>223.26</text:p>
          </table:table-cell>
          <table:table-cell table:style-name="ce20" office:value-type="float" office:value="31.36">
            <text:p>31.36</text:p>
          </table:table-cell>
          <table:table-cell table:style-name="ce24" office:value-type="float" office:value="439820">
            <text:p>439,820</text:p>
          </table:table-cell>
          <table:table-cell table:style-name="ce24" office:value-type="float" office:value="1584">
            <text:p>1,584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37.39">
            <text:p>637.39</text:p>
          </table:table-cell>
          <table:table-cell table:style-name="ce20" office:value-type="float" office:value="224.15">
            <text:p>224.15</text:p>
          </table:table-cell>
          <table:table-cell table:style-name="ce20" office:value-type="float" office:value="31.75">
            <text:p>31.75</text:p>
          </table:table-cell>
          <table:table-cell table:style-name="ce24" office:value-type="float" office:value="439760">
            <text:p>439,760</text:p>
          </table:table-cell>
          <table:table-cell table:style-name="ce24" office:value-type="float" office:value="1828">
            <text:p>1,828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39.22">
            <text:p>639.22</text:p>
          </table:table-cell>
          <table:table-cell table:style-name="ce20" office:value-type="float" office:value="219.97">
            <text:p>219.97</text:p>
          </table:table-cell>
          <table:table-cell table:style-name="ce20" office:value-type="float" office:value="31.82">
            <text:p>31.82</text:p>
          </table:table-cell>
          <table:table-cell table:style-name="ce24" office:value-type="float" office:value="440728">
            <text:p>440,728</text:p>
          </table:table-cell>
          <table:table-cell table:style-name="ce24" office:value-type="float" office:value="1746">
            <text:p>1,746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38.52">
            <text:p>638.52</text:p>
          </table:table-cell>
          <table:table-cell table:style-name="ce20" office:value-type="float" office:value="230.23">
            <text:p>230.23</text:p>
          </table:table-cell>
          <table:table-cell table:style-name="ce20" office:value-type="float" office:value="31.32">
            <text:p>31.32</text:p>
          </table:table-cell>
          <table:table-cell table:style-name="ce24" office:value-type="float" office:value="439331">
            <text:p>439,331</text:p>
          </table:table-cell>
          <table:table-cell table:style-name="ce24" office:value-type="float" office:value="1628">
            <text:p>1,628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38.37">
            <text:p>638.37</text:p>
          </table:table-cell>
          <table:table-cell table:style-name="ce20" office:value-type="float" office:value="223.39">
            <text:p>223.39</text:p>
          </table:table-cell>
          <table:table-cell table:style-name="ce20" office:value-type="float" office:value="31.86">
            <text:p>31.86</text:p>
          </table:table-cell>
          <table:table-cell table:style-name="ce24" office:value-type="float" office:value="440785">
            <text:p>440,785</text:p>
          </table:table-cell>
          <table:table-cell table:style-name="ce24" office:value-type="float" office:value="1620">
            <text:p>1,6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2:.C6])-MIN([.C2:.C6])-MAX([.C2:.C6]))/3" office:value-type="float" office:value="638.093333333333">
            <text:p>638.09</text:p>
          </table:table-cell>
          <table:table-cell table:style-name="ce7" table:formula="of:=(SUM([.D2:.D6])-MIN([.D2:.D6])-MAX([.D2:.D6]))/3" office:value-type="float" office:value="223.6">
            <text:p>223.60</text:p>
          </table:table-cell>
          <table:table-cell table:style-name="ce7" table:formula="of:=(SUM([.E2:.E6])-MIN([.E2:.E6])-MAX([.E2:.E6]))/3" office:value-type="float" office:value="31.6433333333333">
            <text:p>31.64</text:p>
          </table:table-cell>
          <table:table-cell table:style-name="ce7" table:formula="of:=(SUM([.F2:.F6])-MIN([.F2:.F6])-MAX([.F2:.F6]))/3" office:value-type="float" office:value="440102.666666667">
            <text:p>440,102.67</text:p>
          </table:table-cell>
          <table:table-cell table:style-name="ce7" table:formula="of:=(SUM([.G2:.G6])-MIN([.G2:.G6])-MAX([.G2:.G6]))/3" office:value-type="float" office:value="1664.66666666667">
            <text:p>1,664.67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4" table:number-columns-repeated="2"/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649.97">
            <text:p>649.97</text:p>
          </table:table-cell>
          <table:table-cell table:style-name="ce20" office:value-type="float" office:value="281.36">
            <text:p>281.36</text:p>
          </table:table-cell>
          <table:table-cell table:style-name="ce20" office:value-type="float" office:value="31.96">
            <text:p>31.96</text:p>
          </table:table-cell>
          <table:table-cell table:style-name="ce24" office:value-type="float" office:value="428363">
            <text:p>428,363</text:p>
          </table:table-cell>
          <table:table-cell table:style-name="ce24" office:value-type="float" office:value="13498">
            <text:p>13,498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639.56">
            <text:p>639.56</text:p>
          </table:table-cell>
          <table:table-cell table:style-name="ce20" office:value-type="float" office:value="269.26">
            <text:p>269.26</text:p>
          </table:table-cell>
          <table:table-cell table:style-name="ce20" office:value-type="float" office:value="31.79">
            <text:p>31.79</text:p>
          </table:table-cell>
          <table:table-cell table:style-name="ce24" office:value-type="float" office:value="433119">
            <text:p>433,119</text:p>
          </table:table-cell>
          <table:table-cell table:style-name="ce24" office:value-type="float" office:value="8502">
            <text:p>8,502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643.77">
            <text:p>643.77</text:p>
          </table:table-cell>
          <table:table-cell table:style-name="ce20" office:value-type="float" office:value="281.41">
            <text:p>281.41</text:p>
          </table:table-cell>
          <table:table-cell table:style-name="ce20" office:value-type="float" office:value="32.28">
            <text:p>32.28</text:p>
          </table:table-cell>
          <table:table-cell table:style-name="ce24" office:value-type="float" office:value="426084">
            <text:p>426,084</text:p>
          </table:table-cell>
          <table:table-cell table:style-name="ce24" office:value-type="float" office:value="14728">
            <text:p>14,728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640.05">
            <text:p>640.05</text:p>
          </table:table-cell>
          <table:table-cell table:style-name="ce20" office:value-type="float" office:value="283.12">
            <text:p>283.12</text:p>
          </table:table-cell>
          <table:table-cell table:style-name="ce20" office:value-type="float" office:value="31.62">
            <text:p>31.62</text:p>
          </table:table-cell>
          <table:table-cell table:style-name="ce24" office:value-type="float" office:value="426801">
            <text:p>426,801</text:p>
          </table:table-cell>
          <table:table-cell table:style-name="ce24" office:value-type="float" office:value="13961">
            <text:p>13,961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644.64">
            <text:p>644.64</text:p>
          </table:table-cell>
          <table:table-cell table:style-name="ce20" office:value-type="float" office:value="282.84">
            <text:p>282.84</text:p>
          </table:table-cell>
          <table:table-cell table:style-name="ce20" office:value-type="float" office:value="31.4">
            <text:p>31.40</text:p>
          </table:table-cell>
          <table:table-cell table:style-name="ce24" office:value-type="float" office:value="426391">
            <text:p>426,391</text:p>
          </table:table-cell>
          <table:table-cell table:style-name="ce24" office:value-type="float" office:value="14438">
            <text:p>14,438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9:.C13])-MIN([.C9:.C13])-MAX([.C9:.C13]))/3" office:value-type="float" office:value="642.82">
            <text:p>642.82</text:p>
          </table:table-cell>
          <table:table-cell table:style-name="ce7" table:formula="of:=(SUM([.D9:.D13])-MIN([.D9:.D13])-MAX([.D9:.D13]))/3" office:value-type="float" office:value="281.87">
            <text:p>281.87</text:p>
          </table:table-cell>
          <table:table-cell table:style-name="ce7" table:formula="of:=(SUM([.E9:.E13])-MIN([.E9:.E13])-MAX([.E9:.E13]))/3" office:value-type="float" office:value="31.79">
            <text:p>31.79</text:p>
          </table:table-cell>
          <table:table-cell table:style-name="ce7" table:formula="of:=(SUM([.F9:.F13])-MIN([.F9:.F13])-MAX([.F9:.F13]))/3" office:value-type="float" office:value="427185">
            <text:p>427,185.00</text:p>
          </table:table-cell>
          <table:table-cell table:style-name="ce7" table:formula="of:=(SUM([.G9:.G13])-MIN([.G9:.G13])-MAX([.G9:.G13]))/3" office:value-type="float" office:value="13965.6666666667">
            <text:p>13,965.67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4" table:number-columns-repeated="2"/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677.4">
            <text:p>677.40</text:p>
          </table:table-cell>
          <table:table-cell table:style-name="ce20" office:value-type="float" office:value="236.43">
            <text:p>236.43</text:p>
          </table:table-cell>
          <table:table-cell table:style-name="ce20" office:value-type="float" office:value="33.01">
            <text:p>33.01</text:p>
          </table:table-cell>
          <table:table-cell table:style-name="ce24" office:value-type="float" office:value="437719">
            <text:p>437,719</text:p>
          </table:table-cell>
          <table:table-cell table:style-name="ce24" office:value-type="float" office:value="2756">
            <text:p>2,756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688.01">
            <text:p>688.01</text:p>
          </table:table-cell>
          <table:table-cell table:style-name="ce20" office:value-type="float" office:value="237.83">
            <text:p>237.83</text:p>
          </table:table-cell>
          <table:table-cell table:style-name="ce20" office:value-type="float" office:value="31.72">
            <text:p>31.72</text:p>
          </table:table-cell>
          <table:table-cell table:style-name="ce24" office:value-type="float" office:value="438820">
            <text:p>438,820</text:p>
          </table:table-cell>
          <table:table-cell table:style-name="ce24" office:value-type="float" office:value="3132">
            <text:p>3,132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681.78">
            <text:p>681.78</text:p>
          </table:table-cell>
          <table:table-cell table:style-name="ce20" office:value-type="float" office:value="233.98">
            <text:p>233.98</text:p>
          </table:table-cell>
          <table:table-cell table:style-name="ce20" office:value-type="float" office:value="31.87">
            <text:p>31.87</text:p>
          </table:table-cell>
          <table:table-cell table:style-name="ce24" office:value-type="float" office:value="438271">
            <text:p>438,271</text:p>
          </table:table-cell>
          <table:table-cell table:style-name="ce24" office:value-type="float" office:value="2445">
            <text:p>2,445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713.17">
            <text:p>713.17</text:p>
          </table:table-cell>
          <table:table-cell table:style-name="ce20" office:value-type="float" office:value="232.1">
            <text:p>232.10</text:p>
          </table:table-cell>
          <table:table-cell table:style-name="ce20" office:value-type="float" office:value="31.82">
            <text:p>31.82</text:p>
          </table:table-cell>
          <table:table-cell table:style-name="ce24" office:value-type="float" office:value="439215">
            <text:p>439,215</text:p>
          </table:table-cell>
          <table:table-cell table:style-name="ce24" office:value-type="float" office:value="2687">
            <text:p>2,687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710.57">
            <text:p>710.57</text:p>
          </table:table-cell>
          <table:table-cell table:style-name="ce20" office:value-type="float" office:value="232.41">
            <text:p>232.41</text:p>
          </table:table-cell>
          <table:table-cell table:style-name="ce20" office:value-type="float" office:value="32.24">
            <text:p>32.24</text:p>
          </table:table-cell>
          <table:table-cell table:style-name="ce24" office:value-type="float" office:value="439197">
            <text:p>439,197</text:p>
          </table:table-cell>
          <table:table-cell table:style-name="ce24" office:value-type="float" office:value="2851">
            <text:p>2,851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16:.C20])-MIN([.C16:.C20])-MAX([.C16:.C20]))/3" office:value-type="float" office:value="693.453333333333">
            <text:p>693.45</text:p>
          </table:table-cell>
          <table:table-cell table:style-name="ce7" table:formula="of:=(SUM([.D16:.D20])-MIN([.D16:.D20])-MAX([.D16:.D20]))/3" office:value-type="float" office:value="234.273333333333">
            <text:p>234.27</text:p>
          </table:table-cell>
          <table:table-cell table:style-name="ce7" table:formula="of:=(SUM([.E16:.E20])-MIN([.E16:.E20])-MAX([.E16:.E20]))/3" office:value-type="float" office:value="31.9766666666667">
            <text:p>31.98</text:p>
          </table:table-cell>
          <table:table-cell table:style-name="ce7" table:formula="of:=(SUM([.F16:.F20])-MIN([.F16:.F20])-MAX([.F16:.F20]))/3" office:value-type="float" office:value="438762.666666667">
            <text:p>438,762.67</text:p>
          </table:table-cell>
          <table:table-cell table:style-name="ce7" table:formula="of:=(SUM([.G16:.G20])-MIN([.G16:.G20])-MAX([.G16:.G20]))/3" office:value-type="float" office:value="2764.66666666667">
            <text:p>2,764.67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4" table:number-columns-repeated="2"/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80.02">
            <text:p>680.02</text:p>
          </table:table-cell>
          <table:table-cell table:style-name="ce19" office:value-type="float" office:value="369.83">
            <text:p>369.83</text:p>
          </table:table-cell>
          <table:table-cell table:style-name="ce19" office:value-type="float" office:value="33.29">
            <text:p>33.29</text:p>
          </table:table-cell>
          <table:table-cell table:style-name="ce19" office:value-type="float" office:value="416781">
            <text:p>416781</text:p>
          </table:table-cell>
          <table:table-cell table:style-name="ce19" office:value-type="float" office:value="6892">
            <text:p>6892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50.32">
            <text:p>650.32</text:p>
          </table:table-cell>
          <table:table-cell table:style-name="ce19" office:value-type="float" office:value="379.97">
            <text:p>379.97</text:p>
          </table:table-cell>
          <table:table-cell table:style-name="ce19" office:value-type="float" office:value="34.33">
            <text:p>34.33</text:p>
          </table:table-cell>
          <table:table-cell table:style-name="ce19" office:value-type="float" office:value="415172">
            <text:p>415172</text:p>
          </table:table-cell>
          <table:table-cell table:style-name="ce19" office:value-type="float" office:value="9005">
            <text:p>9005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47.12">
            <text:p>647.12</text:p>
          </table:table-cell>
          <table:table-cell table:style-name="ce19" office:value-type="float" office:value="373.47">
            <text:p>373.47</text:p>
          </table:table-cell>
          <table:table-cell table:style-name="ce19" office:value-type="float" office:value="34.55">
            <text:p>34.55</text:p>
          </table:table-cell>
          <table:table-cell table:style-name="ce19" office:value-type="float" office:value="416201">
            <text:p>416201</text:p>
          </table:table-cell>
          <table:table-cell table:style-name="ce19" office:value-type="float" office:value="8932">
            <text:p>8932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50.12">
            <text:p>650.12</text:p>
          </table:table-cell>
          <table:table-cell table:style-name="ce19" office:value-type="float" office:value="395.86">
            <text:p>395.86</text:p>
          </table:table-cell>
          <table:table-cell table:style-name="ce19" office:value-type="float" office:value="35.11">
            <text:p>35.11</text:p>
          </table:table-cell>
          <table:table-cell table:style-name="ce19" office:value-type="float" office:value="414632">
            <text:p>414632</text:p>
          </table:table-cell>
          <table:table-cell table:style-name="ce19" office:value-type="float" office:value="10806">
            <text:p>10806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brute_regex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30.64">
            <text:p>630.64</text:p>
          </table:table-cell>
          <table:table-cell table:style-name="ce19" office:value-type="float" office:value="374">
            <text:p>374</text:p>
          </table:table-cell>
          <table:table-cell table:style-name="ce19" office:value-type="float" office:value="34.05">
            <text:p>34.05</text:p>
          </table:table-cell>
          <table:table-cell table:style-name="ce19" office:value-type="float" office:value="420468">
            <text:p>420468</text:p>
          </table:table-cell>
          <table:table-cell table:style-name="ce19" office:value-type="float" office:value="6623">
            <text:p>6623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7" table:formula="of:=(SUM([.C23:.C27])-MIN([.C23:.C27])-MAX([.C23:.C27]))/3" office:value-type="float" office:value="649.186666666667">
            <text:p>649.19</text:p>
          </table:table-cell>
          <table:table-cell table:style-name="ce7" table:formula="of:=(SUM([.D23:.D27])-MIN([.D23:.D27])-MAX([.D23:.D27]))/3" office:value-type="float" office:value="375.813333333333">
            <text:p>375.81</text:p>
          </table:table-cell>
          <table:table-cell table:style-name="ce7" table:formula="of:=(SUM([.E23:.E27])-MIN([.E23:.E27])-MAX([.E23:.E27]))/3" office:value-type="float" office:value="34.31">
            <text:p>34.31</text:p>
          </table:table-cell>
          <table:table-cell table:style-name="ce7" table:formula="of:=(SUM([.F23:.F27])-MIN([.F23:.F27])-MAX([.F23:.F27]))/3" office:value-type="float" office:value="416051.333333333">
            <text:p>416,051.33</text:p>
          </table:table-cell>
          <table:table-cell table:style-name="ce7" table:formula="of:=(SUM([.G23:.G27])-MIN([.G23:.G27])-MAX([.G23:.G27]))/3" office:value-type="float" office:value="8276.33333333333">
            <text:p>8,276.33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2">
          <table:table-cell table:style-name="ce19" office:value-type="string">
            <text:p>Worst: Stackless</text:p>
          </table:table-cell>
          <table:table-cell/>
          <table:table-cell table:style-name="ce20" table:formula="of:=MAX([.C7];[.C14];[.C21];[.C28])" office:value-type="float" office:value="693.453333333333">
            <text:p>693.45</text:p>
          </table:table-cell>
          <table:table-cell table:style-name="ce20"/>
          <table:table-cell table:number-columns-repeated="2"/>
          <table:table-cell table:style-name="ce25" table:formula="of:=MAX([.G7];[.G14];[.G21];[.G28])" office:value-type="float" office:value="13965.6666666667">
            <text:p>13,966</text:p>
          </table:table-cell>
          <table:table-cell office:value-type="string">
            <text:p>Pypy</text:p>
          </table:table-cell>
          <table:table-cell table:number-columns-repeated="1016"/>
        </table:table-row>
        <table:table-row table:style-name="ro5">
          <table:table-cell table:style-name="ce19" office:value-type="string">
            <text:p>Best: P2</text:p>
          </table:table-cell>
          <table:table-cell/>
          <table:table-cell table:style-name="ce20" table:formula="of:=MIN([.C14];[.C14];[.C21];[.C28])" office:value-type="float" office:value="642.82">
            <text:p>642.82</text:p>
          </table:table-cell>
          <table:table-cell table:style-name="ce20"/>
          <table:table-cell table:number-columns-repeated="2"/>
          <table:table-cell table:style-name="ce25" table:formula="of:=MIN([.G7];[.G14];[.G21];[.G28])" office:value-type="float" office:value="1664.66666666667">
            <text:p>1,665</text:p>
          </table:table-cell>
          <table:table-cell office:value-type="string">
            <text:p>P2</text:p>
          </table:table-cell>
          <table:table-cell table:number-columns-repeated="1016"/>
        </table:table-row>
        <table:table-row table:style-name="ro5">
          <table:table-cell table:style-name="ce19" office:value-type="string">
            <text:p>Difference</text:p>
          </table:table-cell>
          <table:table-cell/>
          <table:table-cell table:style-name="ce21" table:formula="of:=[.C30]-[.C31]" office:value-type="float" office:value="50.6333333333334">
            <text:p>50.63</text:p>
          </table:table-cell>
          <table:table-cell table:style-name="ce23"/>
          <table:table-cell table:number-columns-repeated="1020"/>
        </table:table-row>
        <table:table-row table:style-name="ro5">
          <table:table-cell office:value-type="string">
            <text:p>Speedup</text:p>
          </table:table-cell>
          <table:table-cell/>
          <table:table-cell table:style-name="ce22" table:formula="of:=[.C32]/[.C30]" office:value-type="percentage" office:value="0.073016208733104">
            <text:p>7.30%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ython 2.7</text:p>
          </table:table-cell>
          <table:table-cell office:value-type="string">
            <text:p>Pypy</text:p>
          </table:table-cell>
          <table:table-cell office:value-type="string">
            <text:p>Stackless</text:p>
          </table:table-cell>
          <table:table-cell office:value-type="string">
            <text:p>Python 3.2.2</text:p>
          </table:table-cell>
          <table:table-cell table:number-columns-repeated="1020"/>
        </table:table-row>
        <table:table-row table:style-name="ro6">
          <table:table-cell table:formula="of:=[.$C7]" office:value-type="float" office:value="638.093333333333">
            <text:p>638.0933333333</text:p>
          </table:table-cell>
          <table:table-cell table:formula="of:=[.$C14]" office:value-type="float" office:value="642.82">
            <text:p>642.82</text:p>
          </table:table-cell>
          <table:table-cell table:formula="of:=[.$C21]" office:value-type="float" office:value="693.453333333333">
            <text:p>693.4533333333</text:p>
          </table:table-cell>
          <table:table-cell table:formula="of:=[.$C28]" office:value-type="float" office:value="649.186666666667">
            <text:p>649.1866666667</text:p>
          </table:table-cell>
          <table:table-cell table:number-columns-repeated="1020"/>
        </table:table-row>
        <table:table-row table:style-name="ro6" table:number-rows-repeated="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ipeline" table:style-name="ta1">
        <table:shapes>
          <draw:frame draw:z-index="0" draw:style-name="gr1" svg:width="12.9854in" svg:height="7.0055in" svg:x="0in" svg:y="6.8169in">
            <draw:object draw:notify-on-update-of-ranges="pipeline.A35:pipeline.D35 pipeline.A36:pipeline.D3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9" table:number-columns-repeated="1022" table:default-cell-style-name="Default"/>
        <table:table-row table:style-name="ro4">
          <table:table-cell table:style-name="ce19" office:value-type="string">
            <text:p>Program</text:p>
          </table:table-cell>
          <table:table-cell table:style-name="ce19" office:value-type="string">
            <text:p>Runtime</text:p>
          </table:table-cell>
          <table:table-cell table:style-name="ce20" office:value-type="string">
            <text:p>Elapsed</text:p>
          </table:table-cell>
          <table:table-cell table:style-name="ce20" office:value-type="string">
            <text:p>User</text:p>
          </table:table-cell>
          <table:table-cell table:style-name="ce20" office:value-type="string">
            <text:p>System</text:p>
          </table:table-cell>
          <table:table-cell table:style-name="ce24" office:value-type="string">
            <text:p>Voluntary Context Swtich</text:p>
          </table:table-cell>
          <table:table-cell table:style-name="ce24" office:value-type="string">
            <text:p>Involuntary Context Switch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720.83">
            <text:p>720.83</text:p>
          </table:table-cell>
          <table:table-cell table:style-name="ce20" office:value-type="float" office:value="214">
            <text:p>214.00</text:p>
          </table:table-cell>
          <table:table-cell table:style-name="ce20" office:value-type="float" office:value="31.07">
            <text:p>31.07</text:p>
          </table:table-cell>
          <table:table-cell table:style-name="ce24" office:value-type="float" office:value="439889">
            <text:p>439,889</text:p>
          </table:table-cell>
          <table:table-cell table:style-name="ce24" office:value-type="float" office:value="2143">
            <text:p>2,143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716.36">
            <text:p>716.36</text:p>
          </table:table-cell>
          <table:table-cell table:style-name="ce20" office:value-type="float" office:value="213.74">
            <text:p>213.74</text:p>
          </table:table-cell>
          <table:table-cell table:style-name="ce20" office:value-type="float" office:value="31.82">
            <text:p>31.82</text:p>
          </table:table-cell>
          <table:table-cell table:style-name="ce24" office:value-type="float" office:value="439368">
            <text:p>439,368</text:p>
          </table:table-cell>
          <table:table-cell table:style-name="ce24" office:value-type="float" office:value="2122">
            <text:p>2,122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732.02">
            <text:p>732.02</text:p>
          </table:table-cell>
          <table:table-cell table:style-name="ce20" office:value-type="float" office:value="220.59">
            <text:p>220.59</text:p>
          </table:table-cell>
          <table:table-cell table:style-name="ce20" office:value-type="float" office:value="32">
            <text:p>32.00</text:p>
          </table:table-cell>
          <table:table-cell table:style-name="ce24" office:value-type="float" office:value="439195">
            <text:p>439,195</text:p>
          </table:table-cell>
          <table:table-cell table:style-name="ce24" office:value-type="float" office:value="1973">
            <text:p>1,973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702.05">
            <text:p>702.05</text:p>
          </table:table-cell>
          <table:table-cell table:style-name="ce20" office:value-type="float" office:value="212.66">
            <text:p>212.66</text:p>
          </table:table-cell>
          <table:table-cell table:style-name="ce20" office:value-type="float" office:value="32.05">
            <text:p>32.05</text:p>
          </table:table-cell>
          <table:table-cell table:style-name="ce24" office:value-type="float" office:value="439497">
            <text:p>439,497</text:p>
          </table:table-cell>
          <table:table-cell table:style-name="ce24" office:value-type="float" office:value="2093">
            <text:p>2,093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68.84">
            <text:p>668.84</text:p>
          </table:table-cell>
          <table:table-cell table:style-name="ce20" office:value-type="float" office:value="214.59">
            <text:p>214.59</text:p>
          </table:table-cell>
          <table:table-cell table:style-name="ce20" office:value-type="float" office:value="32.22">
            <text:p>32.22</text:p>
          </table:table-cell>
          <table:table-cell table:style-name="ce24" office:value-type="float" office:value="440123">
            <text:p>440,123</text:p>
          </table:table-cell>
          <table:table-cell table:style-name="ce24" office:value-type="float" office:value="2052">
            <text:p>2,052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2:.C6])-MIN([.C2:.C6])-MAX([.C2:.C6]))/3" office:value-type="float" office:value="713.08">
            <text:p>713.08</text:p>
          </table:table-cell>
          <table:table-cell table:style-name="ce7" table:formula="of:=(SUM([.D2:.D6])-MIN([.D2:.D6])-MAX([.D2:.D6]))/3" office:value-type="float" office:value="214.11">
            <text:p>214.11</text:p>
          </table:table-cell>
          <table:table-cell table:style-name="ce7" table:formula="of:=(SUM([.E2:.E6])-MIN([.E2:.E6])-MAX([.E2:.E6]))/3" office:value-type="float" office:value="31.9566666666667">
            <text:p>31.96</text:p>
          </table:table-cell>
          <table:table-cell table:style-name="ce7" table:formula="of:=(SUM([.F2:.F6])-MIN([.F2:.F6])-MAX([.F2:.F6]))/3" office:value-type="float" office:value="439584.666666667">
            <text:p>439,584.67</text:p>
          </table:table-cell>
          <table:table-cell table:style-name="ce7" table:formula="of:=(SUM([.G2:.G6])-MIN([.G2:.G6])-MAX([.G2:.G6]))/3" office:value-type="float" office:value="2089">
            <text:p>2,089.0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4" table:number-columns-repeated="2"/>
          <table:table-cell table:number-columns-repeated="1017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682.55">
            <text:p>682.55</text:p>
          </table:table-cell>
          <table:table-cell table:style-name="ce20" office:value-type="float" office:value="276.74">
            <text:p>276.74</text:p>
          </table:table-cell>
          <table:table-cell table:style-name="ce20" office:value-type="float" office:value="32.3">
            <text:p>32.30</text:p>
          </table:table-cell>
          <table:table-cell table:style-name="ce24" office:value-type="float" office:value="428726">
            <text:p>428,726</text:p>
          </table:table-cell>
          <table:table-cell table:style-name="ce24" office:value-type="float" office:value="11466">
            <text:p>11,466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690.91">
            <text:p>690.91</text:p>
          </table:table-cell>
          <table:table-cell table:style-name="ce20" office:value-type="float" office:value="276.17">
            <text:p>276.17</text:p>
          </table:table-cell>
          <table:table-cell table:style-name="ce20" office:value-type="float" office:value="32.17">
            <text:p>32.17</text:p>
          </table:table-cell>
          <table:table-cell table:style-name="ce24" office:value-type="float" office:value="429051">
            <text:p>429,051</text:p>
          </table:table-cell>
          <table:table-cell table:style-name="ce24" office:value-type="float" office:value="11369">
            <text:p>11,369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709.15">
            <text:p>709.15</text:p>
          </table:table-cell>
          <table:table-cell table:style-name="ce20" office:value-type="float" office:value="289.8">
            <text:p>289.80</text:p>
          </table:table-cell>
          <table:table-cell table:style-name="ce20" office:value-type="float" office:value="31.93">
            <text:p>31.93</text:p>
          </table:table-cell>
          <table:table-cell table:style-name="ce24" office:value-type="float" office:value="419682">
            <text:p>419,682</text:p>
          </table:table-cell>
          <table:table-cell table:style-name="ce24" office:value-type="float" office:value="19287">
            <text:p>19,287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692.13">
            <text:p>692.13</text:p>
          </table:table-cell>
          <table:table-cell table:style-name="ce20" office:value-type="float" office:value="289.04">
            <text:p>289.04</text:p>
          </table:table-cell>
          <table:table-cell table:style-name="ce20" office:value-type="float" office:value="32.98">
            <text:p>32.98</text:p>
          </table:table-cell>
          <table:table-cell table:style-name="ce24" office:value-type="float" office:value="418169">
            <text:p>418,169</text:p>
          </table:table-cell>
          <table:table-cell table:style-name="ce24" office:value-type="float" office:value="20882">
            <text:p>20,882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701.73">
            <text:p>701.73</text:p>
          </table:table-cell>
          <table:table-cell table:style-name="ce20" office:value-type="float" office:value="287.38">
            <text:p>287.38</text:p>
          </table:table-cell>
          <table:table-cell table:style-name="ce20" office:value-type="float" office:value="32.59">
            <text:p>32.59</text:p>
          </table:table-cell>
          <table:table-cell table:style-name="ce24" office:value-type="float" office:value="422617">
            <text:p>422,617</text:p>
          </table:table-cell>
          <table:table-cell table:style-name="ce24" office:value-type="float" office:value="17964">
            <text:p>17,964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9:.C13])-MIN([.C9:.C13])-MAX([.C9:.C13]))/3" office:value-type="float" office:value="694.923333333333">
            <text:p>694.92</text:p>
          </table:table-cell>
          <table:table-cell table:style-name="ce7" table:formula="of:=(SUM([.D9:.D13])-MIN([.D9:.D13])-MAX([.D9:.D13]))/3" office:value-type="float" office:value="284.386666666667">
            <text:p>284.39</text:p>
          </table:table-cell>
          <table:table-cell table:style-name="ce7" table:formula="of:=(SUM([.E9:.E13])-MIN([.E9:.E13])-MAX([.E9:.E13]))/3" office:value-type="float" office:value="32.3533333333333">
            <text:p>32.35</text:p>
          </table:table-cell>
          <table:table-cell table:style-name="ce7" table:formula="of:=(SUM([.F9:.F13])-MIN([.F9:.F13])-MAX([.F9:.F13]))/3" office:value-type="float" office:value="423675">
            <text:p>423,675.00</text:p>
          </table:table-cell>
          <table:table-cell table:style-name="ce7" table:formula="of:=(SUM([.G9:.G13])-MIN([.G9:.G13])-MAX([.G9:.G13]))/3" office:value-type="float" office:value="16239">
            <text:p>16,239.0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4" table:number-columns-repeated="2"/>
          <table:table-cell table:number-columns-repeated="1017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673.38">
            <text:p>673.38</text:p>
          </table:table-cell>
          <table:table-cell table:style-name="ce20" office:value-type="float" office:value="248.24">
            <text:p>248.24</text:p>
          </table:table-cell>
          <table:table-cell table:style-name="ce20" office:value-type="float" office:value="32.62">
            <text:p>32.62</text:p>
          </table:table-cell>
          <table:table-cell table:style-name="ce24" office:value-type="float" office:value="443844">
            <text:p>443,844</text:p>
          </table:table-cell>
          <table:table-cell table:style-name="ce24" office:value-type="float" office:value="2639">
            <text:p>2,639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666.76">
            <text:p>666.76</text:p>
          </table:table-cell>
          <table:table-cell table:style-name="ce20" office:value-type="float" office:value="244.37">
            <text:p>244.37</text:p>
          </table:table-cell>
          <table:table-cell table:style-name="ce20" office:value-type="float" office:value="32.3">
            <text:p>32.30</text:p>
          </table:table-cell>
          <table:table-cell table:style-name="ce24" office:value-type="float" office:value="438299">
            <text:p>438,299</text:p>
          </table:table-cell>
          <table:table-cell table:style-name="ce24" office:value-type="float" office:value="2845">
            <text:p>2,845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668.03">
            <text:p>668.03</text:p>
          </table:table-cell>
          <table:table-cell table:style-name="ce20" office:value-type="float" office:value="247.94">
            <text:p>247.94</text:p>
          </table:table-cell>
          <table:table-cell table:style-name="ce20" office:value-type="float" office:value="31.45">
            <text:p>31.45</text:p>
          </table:table-cell>
          <table:table-cell table:style-name="ce24" office:value-type="float" office:value="437849">
            <text:p>437,849</text:p>
          </table:table-cell>
          <table:table-cell table:style-name="ce24" office:value-type="float" office:value="3100">
            <text:p>3,100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665.04">
            <text:p>665.04</text:p>
          </table:table-cell>
          <table:table-cell table:style-name="ce20" office:value-type="float" office:value="245.21">
            <text:p>245.21</text:p>
          </table:table-cell>
          <table:table-cell table:style-name="ce20" office:value-type="float" office:value="31.81">
            <text:p>31.81</text:p>
          </table:table-cell>
          <table:table-cell table:style-name="ce24" office:value-type="float" office:value="437435">
            <text:p>437,435</text:p>
          </table:table-cell>
          <table:table-cell table:style-name="ce24" office:value-type="float" office:value="2965">
            <text:p>2,965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663.63">
            <text:p>663.63</text:p>
          </table:table-cell>
          <table:table-cell table:style-name="ce20" office:value-type="float" office:value="244.09">
            <text:p>244.09</text:p>
          </table:table-cell>
          <table:table-cell table:style-name="ce20" office:value-type="float" office:value="32.45">
            <text:p>32.45</text:p>
          </table:table-cell>
          <table:table-cell table:style-name="ce24" office:value-type="float" office:value="437493">
            <text:p>437,493</text:p>
          </table:table-cell>
          <table:table-cell table:style-name="ce24" office:value-type="float" office:value="3021">
            <text:p>3,021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16:.C20])-MIN([.C16:.C20])-MAX([.C16:.C20]))/3" office:value-type="float" office:value="666.61">
            <text:p>666.61</text:p>
          </table:table-cell>
          <table:table-cell table:style-name="ce7" table:formula="of:=(SUM([.D16:.D20])-MIN([.D16:.D20])-MAX([.D16:.D20]))/3" office:value-type="float" office:value="245.84">
            <text:p>245.84</text:p>
          </table:table-cell>
          <table:table-cell table:style-name="ce7" table:formula="of:=(SUM([.E16:.E20])-MIN([.E16:.E20])-MAX([.E16:.E20]))/3" office:value-type="float" office:value="32.1866666666667">
            <text:p>32.19</text:p>
          </table:table-cell>
          <table:table-cell table:style-name="ce7" table:formula="of:=(SUM([.F16:.F20])-MIN([.F16:.F20])-MAX([.F16:.F20]))/3" office:value-type="float" office:value="437880.333333333">
            <text:p>437,880.33</text:p>
          </table:table-cell>
          <table:table-cell table:style-name="ce7" table:formula="of:=(SUM([.G16:.G20])-MIN([.G16:.G20])-MAX([.G16:.G20]))/3" office:value-type="float" office:value="2943.66666666667">
            <text:p>2,943.67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32.26">
            <text:p>632.26</text:p>
          </table:table-cell>
          <table:table-cell table:style-name="ce19" office:value-type="float" office:value="405.59">
            <text:p>405.59</text:p>
          </table:table-cell>
          <table:table-cell table:style-name="ce19" office:value-type="float" office:value="34.57">
            <text:p>34.57</text:p>
          </table:table-cell>
          <table:table-cell table:style-name="ce19" office:value-type="float" office:value="417569">
            <text:p>417569</text:p>
          </table:table-cell>
          <table:table-cell table:style-name="ce19" office:value-type="float" office:value="7880">
            <text:p>7880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29.47">
            <text:p>629.47</text:p>
          </table:table-cell>
          <table:table-cell table:style-name="ce19" office:value-type="float" office:value="376.86">
            <text:p>376.86</text:p>
          </table:table-cell>
          <table:table-cell table:style-name="ce19" office:value-type="float" office:value="33.96">
            <text:p>33.96</text:p>
          </table:table-cell>
          <table:table-cell table:style-name="ce19" office:value-type="float" office:value="418603">
            <text:p>418603</text:p>
          </table:table-cell>
          <table:table-cell table:style-name="ce19" office:value-type="float" office:value="6462">
            <text:p>6462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30.21">
            <text:p>630.21</text:p>
          </table:table-cell>
          <table:table-cell table:style-name="ce19" office:value-type="float" office:value="371.31">
            <text:p>371.31</text:p>
          </table:table-cell>
          <table:table-cell table:style-name="ce19" office:value-type="float" office:value="34.42">
            <text:p>34.42</text:p>
          </table:table-cell>
          <table:table-cell table:style-name="ce19" office:value-type="float" office:value="419081">
            <text:p>419081</text:p>
          </table:table-cell>
          <table:table-cell table:style-name="ce19" office:value-type="float" office:value="5951">
            <text:p>5951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31.7">
            <text:p>631.7</text:p>
          </table:table-cell>
          <table:table-cell table:style-name="ce19" office:value-type="float" office:value="382.3">
            <text:p>382.3</text:p>
          </table:table-cell>
          <table:table-cell table:style-name="ce19" office:value-type="float" office:value="34.05">
            <text:p>34.05</text:p>
          </table:table-cell>
          <table:table-cell table:style-name="ce19" office:value-type="float" office:value="419100">
            <text:p>419100</text:p>
          </table:table-cell>
          <table:table-cell table:style-name="ce19" office:value-type="float" office:value="5958">
            <text:p>5958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30.4">
            <text:p>630.4</text:p>
          </table:table-cell>
          <table:table-cell table:style-name="ce19" office:value-type="float" office:value="376.49">
            <text:p>376.49</text:p>
          </table:table-cell>
          <table:table-cell table:style-name="ce19" office:value-type="float" office:value="34.13">
            <text:p>34.13</text:p>
          </table:table-cell>
          <table:table-cell table:style-name="ce19" office:value-type="float" office:value="419284">
            <text:p>419284</text:p>
          </table:table-cell>
          <table:table-cell table:style-name="ce19" office:value-type="float" office:value="5680">
            <text:p>568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23:.C27])-MIN([.C23:.C27])-MAX([.C23:.C27]))/3" office:value-type="float" office:value="630.77">
            <text:p>630.77</text:p>
          </table:table-cell>
          <table:table-cell table:style-name="ce7" table:formula="of:=(SUM([.D23:.D27])-MIN([.D23:.D27])-MAX([.D23:.D27]))/3" office:value-type="float" office:value="378.55">
            <text:p>378.55</text:p>
          </table:table-cell>
          <table:table-cell table:style-name="ce7" table:formula="of:=(SUM([.E23:.E27])-MIN([.E23:.E27])-MAX([.E23:.E27]))/3" office:value-type="float" office:value="34.2">
            <text:p>34.20</text:p>
          </table:table-cell>
          <table:table-cell table:style-name="ce7" table:formula="of:=(SUM([.F23:.F27])-MIN([.F23:.F27])-MAX([.F23:.F27]))/3" office:value-type="float" office:value="418928">
            <text:p>418,928.00</text:p>
          </table:table-cell>
          <table:table-cell table:style-name="ce7" table:formula="of:=(SUM([.G23:.G27])-MIN([.G23:.G27])-MAX([.G23:.G27]))/3" office:value-type="float" office:value="6123.66666666667">
            <text:p>6,123.67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>
            <text:p>Worst:P2</text:p>
          </table:table-cell>
          <table:table-cell/>
          <table:table-cell table:style-name="ce19" table:formula="of:=MAX([.C7];[.C14];[.C21];[.C28])" office:value-type="float" office:value="713.08">
            <text:p>713.08</text:p>
          </table:table-cell>
          <table:table-cell table:number-columns-repeated="3"/>
          <table:table-cell table:style-name="ce25" table:formula="of:=MAX([.G7];[.G14];[.G21];[.G28])" office:value-type="float" office:value="16239">
            <text:p>16,239</text:p>
          </table:table-cell>
          <table:table-cell office:value-type="string">
            <text:p>Pypy</text:p>
          </table:table-cell>
          <table:table-cell table:number-columns-repeated="1016"/>
        </table:table-row>
        <table:table-row table:style-name="ro2">
          <table:table-cell table:style-name="ce19" office:value-type="string">
            <text:p>Best:P3</text:p>
          </table:table-cell>
          <table:table-cell/>
          <table:table-cell table:style-name="ce20" table:formula="of:=MIN([.C7];[.C14];[.C21];[.C28])" office:value-type="float" office:value="630.77">
            <text:p>630.77</text:p>
          </table:table-cell>
          <table:table-cell table:number-columns-repeated="3"/>
          <table:table-cell table:style-name="ce25" table:formula="of:=MIN([.G7];[.G14];[.G21];[.G28])" office:value-type="float" office:value="2089">
            <text:p>2,089</text:p>
          </table:table-cell>
          <table:table-cell office:value-type="string">
            <text:p>P2</text:p>
          </table:table-cell>
          <table:table-cell table:number-columns-repeated="1016"/>
        </table:table-row>
        <table:table-row table:style-name="ro2">
          <table:table-cell table:style-name="ce19" office:value-type="string">
            <text:p>Difference</text:p>
          </table:table-cell>
          <table:table-cell/>
          <table:table-cell table:style-name="ce19" table:formula="of:=[.C30]-[.C31]" office:value-type="float" office:value="82.3100000000002">
            <text:p>82.31</text:p>
          </table:table-cell>
          <table:table-cell table:number-columns-repeated="1021"/>
        </table:table-row>
        <table:table-row table:style-name="ro5">
          <table:table-cell office:value-type="string">
            <text:p>Speedup</text:p>
          </table:table-cell>
          <table:table-cell/>
          <table:table-cell table:style-name="ce26" table:formula="of:=[.C32]/[.C30]" office:value-type="percentage" office:value="0.115428843888484">
            <text:p>11.54%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ython 2.7</text:p>
          </table:table-cell>
          <table:table-cell office:value-type="string">
            <text:p>Pypy</text:p>
          </table:table-cell>
          <table:table-cell office:value-type="string">
            <text:p>Stackless</text:p>
          </table:table-cell>
          <table:table-cell office:value-type="string">
            <text:p>Python 3.2.2</text:p>
          </table:table-cell>
          <table:table-cell table:number-columns-repeated="1020"/>
        </table:table-row>
        <table:table-row table:style-name="ro6">
          <table:table-cell table:formula="of:=[.$C7]" office:value-type="float" office:value="713.08">
            <text:p>713.08</text:p>
          </table:table-cell>
          <table:table-cell table:formula="of:=[.$C14]" office:value-type="float" office:value="694.923333333333">
            <text:p>694.9233333333</text:p>
          </table:table-cell>
          <table:table-cell table:formula="of:=[.$C21]" office:value-type="float" office:value="666.61">
            <text:p>666.61</text:p>
          </table:table-cell>
          <table:table-cell table:formula="of:=[.$C28]" office:value-type="float" office:value="630.77">
            <text:p>630.77</text:p>
          </table:table-cell>
          <table:table-cell table:number-columns-repeated="1020"/>
        </table:table-row>
        <table:table-row table:style-name="ro6" table:number-rows-repeated="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ipeline2" table:style-name="ta1">
        <table:shapes>
          <draw:frame draw:z-index="0" draw:style-name="gr1" svg:width="12.972in" svg:height="7.0846in" svg:x="0in" svg:y="6.7799in">
            <draw:object draw:notify-on-update-of-ranges="pipeline2.A35:pipeline2.D35 pipeline2.A36:pipeline2.D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9" table:number-columns-repeated="1022" table:default-cell-style-name="Default"/>
        <table:table-row table:style-name="ro4">
          <table:table-cell table:style-name="ce19" office:value-type="string">
            <text:p>Program</text:p>
          </table:table-cell>
          <table:table-cell table:style-name="ce19" office:value-type="string">
            <text:p>Runtime</text:p>
          </table:table-cell>
          <table:table-cell table:style-name="ce20" office:value-type="string">
            <text:p>Elapsed</text:p>
          </table:table-cell>
          <table:table-cell table:style-name="ce20" office:value-type="string">
            <text:p>User</text:p>
          </table:table-cell>
          <table:table-cell table:style-name="ce20" office:value-type="string">
            <text:p>System</text:p>
          </table:table-cell>
          <table:table-cell table:style-name="ce24" office:value-type="string">
            <text:p>Voluntary Context Swtich</text:p>
          </table:table-cell>
          <table:table-cell table:style-name="ce24" office:value-type="string">
            <text:p>Involuntary Context Switch</text:p>
          </table:table-cell>
          <table:table-cell table:style-name="ce19" office:value-type="string">
            <text:p>Program</text:p>
          </table:table-cell>
          <table:table-cell table:style-name="ce19" office:value-type="string">
            <text:p>Runtime</text:p>
          </table:table-cell>
          <table:table-cell table:style-name="ce20" office:value-type="string">
            <text:p>Elapsed</text:p>
          </table:table-cell>
          <table:table-cell table:style-name="ce20" office:value-type="string">
            <text:p>User</text:p>
          </table:table-cell>
          <table:table-cell table:style-name="ce20" office:value-type="string">
            <text:p>System</text:p>
          </table:table-cell>
          <table:table-cell table:style-name="ce24" office:value-type="string">
            <text:p>Voluntary Context Swtich</text:p>
          </table:table-cell>
          <table:table-cell table:style-name="ce24" office:value-type="string">
            <text:p>Involuntary Context Switch</text:p>
          </table:table-cell>
          <table:table-cell table:number-columns-repeated="1010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67.63">
            <text:p>667.63</text:p>
          </table:table-cell>
          <table:table-cell table:style-name="ce20" office:value-type="float" office:value="241.93">
            <text:p>241.93</text:p>
          </table:table-cell>
          <table:table-cell table:style-name="ce20" office:value-type="float" office:value="32.35">
            <text:p>32.35</text:p>
          </table:table-cell>
          <table:table-cell table:style-name="ce24" office:value-type="float" office:value="439113">
            <text:p>439,113</text:p>
          </table:table-cell>
          <table:table-cell table:style-name="ce24" office:value-type="float" office:value="3052">
            <text:p>3,052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69.94">
            <text:p>669.94</text:p>
          </table:table-cell>
          <table:table-cell table:style-name="ce20" office:value-type="float" office:value="252.65">
            <text:p>252.65</text:p>
          </table:table-cell>
          <table:table-cell table:style-name="ce20" office:value-type="float" office:value="31.6">
            <text:p>31.60</text:p>
          </table:table-cell>
          <table:table-cell table:style-name="ce24" office:value-type="float" office:value="438735">
            <text:p>438,735</text:p>
          </table:table-cell>
          <table:table-cell table:style-name="ce24" office:value-type="float" office:value="3157">
            <text:p>3,157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46.27">
            <text:p>646.27</text:p>
          </table:table-cell>
          <table:table-cell table:style-name="ce20" office:value-type="float" office:value="253.27">
            <text:p>253.27</text:p>
          </table:table-cell>
          <table:table-cell table:style-name="ce20" office:value-type="float" office:value="32.84">
            <text:p>32.84</text:p>
          </table:table-cell>
          <table:table-cell table:style-name="ce24" office:value-type="float" office:value="440230">
            <text:p>440,230</text:p>
          </table:table-cell>
          <table:table-cell table:style-name="ce24" office:value-type="float" office:value="2107">
            <text:p>2,107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38.59">
            <text:p>638.59</text:p>
          </table:table-cell>
          <table:table-cell table:style-name="ce20" office:value-type="float" office:value="241.88">
            <text:p>241.88</text:p>
          </table:table-cell>
          <table:table-cell table:style-name="ce20" office:value-type="float" office:value="32.39">
            <text:p>32.39</text:p>
          </table:table-cell>
          <table:table-cell table:style-name="ce24" office:value-type="float" office:value="440177">
            <text:p>440,177</text:p>
          </table:table-cell>
          <table:table-cell table:style-name="ce24" office:value-type="float" office:value="1841">
            <text:p>1,841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48.64">
            <text:p>648.64</text:p>
          </table:table-cell>
          <table:table-cell table:style-name="ce20" office:value-type="float" office:value="251.51">
            <text:p>251.51</text:p>
          </table:table-cell>
          <table:table-cell table:style-name="ce20" office:value-type="float" office:value="32.23">
            <text:p>32.23</text:p>
          </table:table-cell>
          <table:table-cell table:style-name="ce24" office:value-type="float" office:value="441328">
            <text:p>441,328</text:p>
          </table:table-cell>
          <table:table-cell table:style-name="ce24" office:value-type="float" office:value="2013">
            <text:p>2,01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2:.C6])-MIN([.C2:.C6])-MAX([.C2:.C6]))/3" office:value-type="float" office:value="654.18">
            <text:p>654.18</text:p>
          </table:table-cell>
          <table:table-cell table:style-name="ce7" table:formula="of:=(SUM([.D2:.D6])-MIN([.D2:.D6])-MAX([.D2:.D6]))/3" office:value-type="float" office:value="248.696666666667">
            <text:p>248.70</text:p>
          </table:table-cell>
          <table:table-cell table:style-name="ce7" table:formula="of:=(SUM([.E2:.E6])-MIN([.E2:.E6])-MAX([.E2:.E6]))/3" office:value-type="float" office:value="32.3233333333333">
            <text:p>32.32</text:p>
          </table:table-cell>
          <table:table-cell table:style-name="ce7" table:formula="of:=(SUM([.F2:.F6])-MIN([.F2:.F6])-MAX([.F2:.F6]))/3" office:value-type="float" office:value="439840">
            <text:p>439,840.00</text:p>
          </table:table-cell>
          <table:table-cell table:style-name="ce7" table:formula="of:=(SUM([.G2:.G6])-MIN([.G2:.G6])-MAX([.G2:.G6]))/3" office:value-type="float" office:value="2390.66666666667">
            <text:p>2,390.67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4" table:number-columns-repeated="2"/>
          <table:table-cell table:number-columns-repeated="1017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643.61">
            <text:p>643.61</text:p>
          </table:table-cell>
          <table:table-cell table:style-name="ce20" office:value-type="float" office:value="292.16">
            <text:p>292.16</text:p>
          </table:table-cell>
          <table:table-cell table:style-name="ce20" office:value-type="float" office:value="33.07">
            <text:p>33.07</text:p>
          </table:table-cell>
          <table:table-cell table:style-name="ce24" office:value-type="float" office:value="417280">
            <text:p>417,280</text:p>
          </table:table-cell>
          <table:table-cell table:style-name="ce24" office:value-type="float" office:value="22914">
            <text:p>22,914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641.88">
            <text:p>641.88</text:p>
          </table:table-cell>
          <table:table-cell table:style-name="ce20" office:value-type="float" office:value="291.24">
            <text:p>291.24</text:p>
          </table:table-cell>
          <table:table-cell table:style-name="ce20" office:value-type="float" office:value="32.94">
            <text:p>32.94</text:p>
          </table:table-cell>
          <table:table-cell table:style-name="ce24" office:value-type="float" office:value="417789">
            <text:p>417,789</text:p>
          </table:table-cell>
          <table:table-cell table:style-name="ce24" office:value-type="float" office:value="22283">
            <text:p>22,283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642.5">
            <text:p>642.50</text:p>
          </table:table-cell>
          <table:table-cell table:style-name="ce20" office:value-type="float" office:value="279.31">
            <text:p>279.31</text:p>
          </table:table-cell>
          <table:table-cell table:style-name="ce20" office:value-type="float" office:value="33.25">
            <text:p>33.25</text:p>
          </table:table-cell>
          <table:table-cell table:style-name="ce24" office:value-type="float" office:value="426845">
            <text:p>426,845</text:p>
          </table:table-cell>
          <table:table-cell table:style-name="ce24" office:value-type="float" office:value="14263">
            <text:p>14,263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640.33">
            <text:p>640.33</text:p>
          </table:table-cell>
          <table:table-cell table:style-name="ce20" office:value-type="float" office:value="280.81">
            <text:p>280.81</text:p>
          </table:table-cell>
          <table:table-cell table:style-name="ce20" office:value-type="float" office:value="32.75">
            <text:p>32.75</text:p>
          </table:table-cell>
          <table:table-cell table:style-name="ce24" office:value-type="float" office:value="426875">
            <text:p>426,875</text:p>
          </table:table-cell>
          <table:table-cell table:style-name="ce24" office:value-type="float" office:value="14057">
            <text:p>14,057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644">
            <text:p>644.00</text:p>
          </table:table-cell>
          <table:table-cell table:style-name="ce20" office:value-type="float" office:value="291.77">
            <text:p>291.77</text:p>
          </table:table-cell>
          <table:table-cell table:style-name="ce20" office:value-type="float" office:value="32.82">
            <text:p>32.82</text:p>
          </table:table-cell>
          <table:table-cell table:style-name="ce24" office:value-type="float" office:value="416510">
            <text:p>416,510</text:p>
          </table:table-cell>
          <table:table-cell table:style-name="ce24" office:value-type="float" office:value="23410">
            <text:p>23,41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9:.C13])-MIN([.C9:.C13])-MAX([.C9:.C13]))/3" office:value-type="float" office:value="642.663333333333">
            <text:p>642.66</text:p>
          </table:table-cell>
          <table:table-cell table:style-name="ce7" table:formula="of:=(SUM([.D9:.D13])-MIN([.D9:.D13])-MAX([.D9:.D13]))/3" office:value-type="float" office:value="287.94">
            <text:p>287.94</text:p>
          </table:table-cell>
          <table:table-cell table:style-name="ce7" table:formula="of:=(SUM([.E9:.E13])-MIN([.E9:.E13])-MAX([.E9:.E13]))/3" office:value-type="float" office:value="32.9433333333333">
            <text:p>32.94</text:p>
          </table:table-cell>
          <table:table-cell table:style-name="ce7" table:formula="of:=(SUM([.F9:.F13])-MIN([.F9:.F13])-MAX([.F9:.F13]))/3" office:value-type="float" office:value="420638">
            <text:p>420,638.00</text:p>
          </table:table-cell>
          <table:table-cell table:style-name="ce7" table:formula="of:=(SUM([.G9:.G13])-MIN([.G9:.G13])-MAX([.G9:.G13]))/3" office:value-type="float" office:value="19820">
            <text:p>19,820.0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4" table:number-columns-repeated="2"/>
          <table:table-cell table:number-columns-repeated="1017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639.8">
            <text:p>639.80</text:p>
          </table:table-cell>
          <table:table-cell table:style-name="ce20" office:value-type="float" office:value="285.4">
            <text:p>285.40</text:p>
          </table:table-cell>
          <table:table-cell table:style-name="ce20" office:value-type="float" office:value="31.63">
            <text:p>31.63</text:p>
          </table:table-cell>
          <table:table-cell table:style-name="ce24" office:value-type="float" office:value="439528">
            <text:p>439,528</text:p>
          </table:table-cell>
          <table:table-cell table:style-name="ce24" office:value-type="float" office:value="2421">
            <text:p>2,421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640.56">
            <text:p>640.56</text:p>
          </table:table-cell>
          <table:table-cell table:style-name="ce20" office:value-type="float" office:value="284.75">
            <text:p>284.75</text:p>
          </table:table-cell>
          <table:table-cell table:style-name="ce20" office:value-type="float" office:value="31.42">
            <text:p>31.42</text:p>
          </table:table-cell>
          <table:table-cell table:style-name="ce24" office:value-type="float" office:value="439492">
            <text:p>439,492</text:p>
          </table:table-cell>
          <table:table-cell table:style-name="ce24" office:value-type="float" office:value="2417">
            <text:p>2,417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639.29">
            <text:p>639.29</text:p>
          </table:table-cell>
          <table:table-cell table:style-name="ce20" office:value-type="float" office:value="280.95">
            <text:p>280.95</text:p>
          </table:table-cell>
          <table:table-cell table:style-name="ce20" office:value-type="float" office:value="31.75">
            <text:p>31.75</text:p>
          </table:table-cell>
          <table:table-cell table:style-name="ce24" office:value-type="float" office:value="438900">
            <text:p>438,900</text:p>
          </table:table-cell>
          <table:table-cell table:style-name="ce24" office:value-type="float" office:value="2547">
            <text:p>2,547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641.36">
            <text:p>641.36</text:p>
          </table:table-cell>
          <table:table-cell table:style-name="ce20" office:value-type="float" office:value="284.34">
            <text:p>284.34</text:p>
          </table:table-cell>
          <table:table-cell table:style-name="ce20" office:value-type="float" office:value="30.62">
            <text:p>30.62</text:p>
          </table:table-cell>
          <table:table-cell table:style-name="ce24" office:value-type="float" office:value="438786">
            <text:p>438,786</text:p>
          </table:table-cell>
          <table:table-cell table:style-name="ce24" office:value-type="float" office:value="2421">
            <text:p>2,421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637.51">
            <text:p>637.51</text:p>
          </table:table-cell>
          <table:table-cell table:style-name="ce20" office:value-type="float" office:value="277.66">
            <text:p>277.66</text:p>
          </table:table-cell>
          <table:table-cell table:style-name="ce20" office:value-type="float" office:value="31.76">
            <text:p>31.76</text:p>
          </table:table-cell>
          <table:table-cell table:style-name="ce24" office:value-type="float" office:value="439411">
            <text:p>439,411</text:p>
          </table:table-cell>
          <table:table-cell table:style-name="ce24" office:value-type="float" office:value="2192">
            <text:p>2,192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16:.C20])-MIN([.C16:.C20])-MAX([.C16:.C20]))/3" office:value-type="float" office:value="639.883333333333">
            <text:p>639.88</text:p>
          </table:table-cell>
          <table:table-cell table:style-name="ce7" table:formula="of:=(SUM([.D16:.D20])-MIN([.D16:.D20])-MAX([.D16:.D20]))/3" office:value-type="float" office:value="283.346666666667">
            <text:p>283.35</text:p>
          </table:table-cell>
          <table:table-cell table:style-name="ce7" table:formula="of:=(SUM([.E16:.E20])-MIN([.E16:.E20])-MAX([.E16:.E20]))/3" office:value-type="float" office:value="31.6">
            <text:p>31.60</text:p>
          </table:table-cell>
          <table:table-cell table:style-name="ce7" table:formula="of:=(SUM([.F16:.F20])-MIN([.F16:.F20])-MAX([.F16:.F20]))/3" office:value-type="float" office:value="439267.666666667">
            <text:p>439,267.67</text:p>
          </table:table-cell>
          <table:table-cell table:style-name="ce7" table:formula="of:=(SUM([.G16:.G20])-MIN([.G16:.G20])-MAX([.G16:.G20]))/3" office:value-type="float" office:value="2419.66666666667">
            <text:p>2,419.67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4" table:number-columns-repeated="2"/>
          <table:table-cell table:number-columns-repeated="1017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31.47">
            <text:p>631.47</text:p>
          </table:table-cell>
          <table:table-cell table:style-name="ce19" office:value-type="float" office:value="408.94">
            <text:p>408.94</text:p>
          </table:table-cell>
          <table:table-cell table:style-name="ce19" office:value-type="float" office:value="33.94">
            <text:p>33.94</text:p>
          </table:table-cell>
          <table:table-cell table:style-name="ce19" office:value-type="float" office:value="415542">
            <text:p>415542</text:p>
          </table:table-cell>
          <table:table-cell table:style-name="ce19" office:value-type="float" office:value="9454">
            <text:p>9454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33.14">
            <text:p>633.14</text:p>
          </table:table-cell>
          <table:table-cell table:style-name="ce19" office:value-type="float" office:value="422.31">
            <text:p>422.31</text:p>
          </table:table-cell>
          <table:table-cell table:style-name="ce19" office:value-type="float" office:value="34.69">
            <text:p>34.69</text:p>
          </table:table-cell>
          <table:table-cell table:style-name="ce19" office:value-type="float" office:value="404966">
            <text:p>404966</text:p>
          </table:table-cell>
          <table:table-cell table:style-name="ce19" office:value-type="float" office:value="19139">
            <text:p>19139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31.92">
            <text:p>631.92</text:p>
          </table:table-cell>
          <table:table-cell table:style-name="ce19" office:value-type="float" office:value="419.64">
            <text:p>419.64</text:p>
          </table:table-cell>
          <table:table-cell table:style-name="ce19" office:value-type="float" office:value="34.29">
            <text:p>34.29</text:p>
          </table:table-cell>
          <table:table-cell table:style-name="ce19" office:value-type="float" office:value="408018">
            <text:p>408018</text:p>
          </table:table-cell>
          <table:table-cell table:style-name="ce19" office:value-type="float" office:value="15855">
            <text:p>15855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31.82">
            <text:p>631.82</text:p>
          </table:table-cell>
          <table:table-cell table:style-name="ce19" office:value-type="float" office:value="414.92">
            <text:p>414.92</text:p>
          </table:table-cell>
          <table:table-cell table:style-name="ce19" office:value-type="float" office:value="34.6">
            <text:p>34.6</text:p>
          </table:table-cell>
          <table:table-cell table:style-name="ce19" office:value-type="float" office:value="412991">
            <text:p>412991</text:p>
          </table:table-cell>
          <table:table-cell table:style-name="ce19" office:value-type="float" office:value="11287">
            <text:p>11287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pipeline_2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31.89">
            <text:p>631.89</text:p>
          </table:table-cell>
          <table:table-cell table:style-name="ce19" office:value-type="float" office:value="399.43">
            <text:p>399.43</text:p>
          </table:table-cell>
          <table:table-cell table:style-name="ce19" office:value-type="float" office:value="33.87">
            <text:p>33.87</text:p>
          </table:table-cell>
          <table:table-cell table:style-name="ce19" office:value-type="float" office:value="416813">
            <text:p>416813</text:p>
          </table:table-cell>
          <table:table-cell table:style-name="ce19" office:value-type="float" office:value="8270">
            <text:p>827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23:.C27])-MIN([.C23:.C27])-MAX([.C23:.C27]))/3" office:value-type="float" office:value="631.876666666667">
            <text:p>631.88</text:p>
          </table:table-cell>
          <table:table-cell table:style-name="ce7" table:formula="of:=(SUM([.D23:.D27])-MIN([.D23:.D27])-MAX([.D23:.D27]))/3" office:value-type="float" office:value="414.5">
            <text:p>414.50</text:p>
          </table:table-cell>
          <table:table-cell table:style-name="ce7" table:formula="of:=(SUM([.E23:.E27])-MIN([.E23:.E27])-MAX([.E23:.E27]))/3" office:value-type="float" office:value="34.2766666666667">
            <text:p>34.28</text:p>
          </table:table-cell>
          <table:table-cell table:style-name="ce7" table:formula="of:=(SUM([.F23:.F27])-MIN([.F23:.F27])-MAX([.F23:.F27]))/3" office:value-type="float" office:value="412183.666666667">
            <text:p>412,183.67</text:p>
          </table:table-cell>
          <table:table-cell table:style-name="ce7" table:formula="of:=(SUM([.G23:.G27])-MIN([.G23:.G27])-MAX([.G23:.G27]))/3" office:value-type="float" office:value="12198.6666666667">
            <text:p>12,198.67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repeated="5"/>
          <table:table-cell table:number-columns-repeated="1017"/>
        </table:table-row>
        <table:table-row table:style-name="ro2">
          <table:table-cell office:value-type="string">
            <text:p>Worst: P2</text:p>
          </table:table-cell>
          <table:table-cell/>
          <table:table-cell table:style-name="ce21" table:formula="of:=MAX([.C7];[.C14];[.C21];[.C28])" office:value-type="float" office:value="654.18">
            <text:p>654.18</text:p>
          </table:table-cell>
          <table:table-cell table:style-name="ce7" table:number-columns-repeated="3"/>
          <table:table-cell table:style-name="ce25" table:formula="of:=MAX([.G7];[.G14];[.G21];[.G28])" office:value-type="float" office:value="19820">
            <text:p>19,820</text:p>
          </table:table-cell>
          <table:table-cell office:value-type="string">
            <text:p>Pypy</text:p>
          </table:table-cell>
          <table:table-cell table:number-columns-repeated="1016"/>
        </table:table-row>
        <table:table-row table:style-name="ro2">
          <table:table-cell office:value-type="string">
            <text:p>Best:P3</text:p>
          </table:table-cell>
          <table:table-cell/>
          <table:table-cell table:style-name="ce21" table:formula="of:=MIN([.C7];[.C14];[.C21];[.C28])" office:value-type="float" office:value="631.876666666667">
            <text:p>631.88</text:p>
          </table:table-cell>
          <table:table-cell table:style-name="ce7" table:number-columns-repeated="3"/>
          <table:table-cell table:style-name="ce25" table:formula="of:=MIN([.G7];[.G14];[.G21];[.G28])" office:value-type="float" office:value="2390.66666666667">
            <text:p>2,391</text:p>
          </table:table-cell>
          <table:table-cell office:value-type="string">
            <text:p>P2</text:p>
          </table:table-cell>
          <table:table-cell table:number-columns-repeated="1016"/>
        </table:table-row>
        <table:table-row table:style-name="ro2">
          <table:table-cell office:value-type="string">
            <text:p>Difference</text:p>
          </table:table-cell>
          <table:table-cell/>
          <table:table-cell table:style-name="ce21" table:formula="of:=[.C30]-[.C31]" office:value-type="float" office:value="22.3033333333334">
            <text:p>22.30</text:p>
          </table:table-cell>
          <table:table-cell table:style-name="ce7" table:number-columns-repeated="4"/>
          <table:table-cell table:number-columns-repeated="1017"/>
        </table:table-row>
        <table:table-row table:style-name="ro2">
          <table:table-cell office:value-type="string">
            <text:p>Speedup</text:p>
          </table:table-cell>
          <table:table-cell/>
          <table:table-cell table:style-name="ce26" table:formula="of:=[.C32]/[.C30]" office:value-type="percentage" office:value="0.0340935726150806">
            <text:p>3.41%</text:p>
          </table:table-cell>
          <table:table-cell table:style-name="ce7" table:number-columns-repeated="4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ython 2.7</text:p>
          </table:table-cell>
          <table:table-cell office:value-type="string">
            <text:p>Pypy</text:p>
          </table:table-cell>
          <table:table-cell office:value-type="string">
            <text:p>Stackless</text:p>
          </table:table-cell>
          <table:table-cell office:value-type="string">
            <text:p>Python 3</text:p>
          </table:table-cell>
          <table:table-cell table:number-columns-repeated="1020"/>
        </table:table-row>
        <table:table-row table:style-name="ro6">
          <table:table-cell table:style-name="ce27" table:formula="of:=[.$C7]" office:value-type="float" office:value="654.18">
            <text:p>654.18</text:p>
          </table:table-cell>
          <table:table-cell table:style-name="ce27" table:formula="of:=[.$C14]" office:value-type="float" office:value="642.663333333333">
            <text:p>642.66</text:p>
          </table:table-cell>
          <table:table-cell table:style-name="ce27" table:formula="of:=[.$C21]" office:value-type="float" office:value="639.883333333333">
            <text:p>639.88</text:p>
          </table:table-cell>
          <table:table-cell table:style-name="ce27" table:formula="of:=[.$C28]" office:value-type="float" office:value="631.876666666667">
            <text:p>631.88</text:p>
          </table:table-cell>
          <table:table-cell table:style-name="ce27" table:number-columns-repeated="1020"/>
        </table:table-row>
        <table:table-row table:style-name="ro6" table:number-rows-repeated="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oroutines" table:style-name="ta1">
        <table:shapes>
          <draw:frame draw:z-index="0" draw:style-name="gr1" svg:width="13.0685in" svg:height="6.8409in" svg:x="0in" svg:y="6.8299in">
            <draw:object draw:notify-on-update-of-ranges="coroutines.A35:coroutines.D35 coroutines.A36:coroutines.D3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9" table:number-columns-repeated="1022" table:default-cell-style-name="Default"/>
        <table:table-row table:style-name="ro4">
          <table:table-cell table:style-name="ce19" office:value-type="string">
            <text:p>Program</text:p>
          </table:table-cell>
          <table:table-cell table:style-name="ce19" office:value-type="string">
            <text:p>Runtime</text:p>
          </table:table-cell>
          <table:table-cell table:style-name="ce20" office:value-type="string">
            <text:p>Elapsed</text:p>
          </table:table-cell>
          <table:table-cell table:style-name="ce20" office:value-type="string">
            <text:p>User</text:p>
          </table:table-cell>
          <table:table-cell table:style-name="ce20" office:value-type="string">
            <text:p>System</text:p>
          </table:table-cell>
          <table:table-cell table:style-name="ce24" office:value-type="string">
            <text:p>Voluntary Context Swtich</text:p>
          </table:table-cell>
          <table:table-cell table:style-name="ce24" office:value-type="string">
            <text:p>Involuntary Context Switch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39.73">
            <text:p>639.73</text:p>
          </table:table-cell>
          <table:table-cell table:style-name="ce20" office:value-type="float" office:value="242.77">
            <text:p>242.77</text:p>
          </table:table-cell>
          <table:table-cell table:style-name="ce20" office:value-type="float" office:value="32.57">
            <text:p>32.57</text:p>
          </table:table-cell>
          <table:table-cell table:style-name="ce24" office:value-type="float" office:value="439531">
            <text:p>439,531</text:p>
          </table:table-cell>
          <table:table-cell table:style-name="ce24" office:value-type="float" office:value="1830">
            <text:p>1,830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38.69">
            <text:p>638.69</text:p>
          </table:table-cell>
          <table:table-cell table:style-name="ce20" office:value-type="float" office:value="242.86">
            <text:p>242.86</text:p>
          </table:table-cell>
          <table:table-cell table:style-name="ce20" office:value-type="float" office:value="32.35">
            <text:p>32.35</text:p>
          </table:table-cell>
          <table:table-cell table:style-name="ce24" office:value-type="float" office:value="440214">
            <text:p>440,214</text:p>
          </table:table-cell>
          <table:table-cell table:style-name="ce24" office:value-type="float" office:value="1873">
            <text:p>1,873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36.77">
            <text:p>636.77</text:p>
          </table:table-cell>
          <table:table-cell table:style-name="ce20" office:value-type="float" office:value="241.72">
            <text:p>241.72</text:p>
          </table:table-cell>
          <table:table-cell table:style-name="ce20" office:value-type="float" office:value="32.1">
            <text:p>32.10</text:p>
          </table:table-cell>
          <table:table-cell table:style-name="ce24" office:value-type="float" office:value="438830">
            <text:p>438,830</text:p>
          </table:table-cell>
          <table:table-cell table:style-name="ce24" office:value-type="float" office:value="1736">
            <text:p>1,736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36.84">
            <text:p>636.84</text:p>
          </table:table-cell>
          <table:table-cell table:style-name="ce20" office:value-type="float" office:value="245.06">
            <text:p>245.06</text:p>
          </table:table-cell>
          <table:table-cell table:style-name="ce20" office:value-type="float" office:value="32.07">
            <text:p>32.07</text:p>
          </table:table-cell>
          <table:table-cell table:style-name="ce24" office:value-type="float" office:value="439314">
            <text:p>439,314</text:p>
          </table:table-cell>
          <table:table-cell table:style-name="ce24" office:value-type="float" office:value="1761">
            <text:p>1,761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36.63">
            <text:p>636.63</text:p>
          </table:table-cell>
          <table:table-cell table:style-name="ce20" office:value-type="float" office:value="244.36">
            <text:p>244.36</text:p>
          </table:table-cell>
          <table:table-cell table:style-name="ce20" office:value-type="float" office:value="32.09">
            <text:p>32.09</text:p>
          </table:table-cell>
          <table:table-cell table:style-name="ce24" office:value-type="float" office:value="439369">
            <text:p>439,369</text:p>
          </table:table-cell>
          <table:table-cell table:style-name="ce24" office:value-type="float" office:value="1763">
            <text:p>1,76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2:.C6])-MIN([.C2:.C6])-MAX([.C2:.C6]))/3" office:value-type="float" office:value="637.433333333333">
            <text:p>637.43</text:p>
          </table:table-cell>
          <table:table-cell table:style-name="ce7" table:formula="of:=(SUM([.D2:.D6])-MIN([.D2:.D6])-MAX([.D2:.D6]))/3" office:value-type="float" office:value="243.33">
            <text:p>243.33</text:p>
          </table:table-cell>
          <table:table-cell table:style-name="ce7" table:formula="of:=(SUM([.E2:.E6])-MIN([.E2:.E6])-MAX([.E2:.E6]))/3" office:value-type="float" office:value="32.18">
            <text:p>32.18</text:p>
          </table:table-cell>
          <table:table-cell table:style-name="ce7" table:formula="of:=(SUM([.F2:.F6])-MIN([.F2:.F6])-MAX([.F2:.F6]))/3" office:value-type="float" office:value="439404.666666667">
            <text:p>439,404.67</text:p>
          </table:table-cell>
          <table:table-cell table:style-name="ce7" table:formula="of:=(SUM([.G2:.G6])-MIN([.G2:.G6])-MAX([.G2:.G6]))/3" office:value-type="float" office:value="1784.66666666667">
            <text:p>1,784.67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4" table:number-columns-repeated="2"/>
          <table:table-cell table:number-columns-repeated="1017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640.63">
            <text:p>640.63</text:p>
          </table:table-cell>
          <table:table-cell table:style-name="ce20" office:value-type="float" office:value="291">
            <text:p>291.00</text:p>
          </table:table-cell>
          <table:table-cell table:style-name="ce20" office:value-type="float" office:value="33.08">
            <text:p>33.08</text:p>
          </table:table-cell>
          <table:table-cell table:style-name="ce24" office:value-type="float" office:value="418004">
            <text:p>418,004</text:p>
          </table:table-cell>
          <table:table-cell table:style-name="ce24" office:value-type="float" office:value="21222">
            <text:p>21,222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639.6">
            <text:p>639.60</text:p>
          </table:table-cell>
          <table:table-cell table:style-name="ce20" office:value-type="float" office:value="292.22">
            <text:p>292.22</text:p>
          </table:table-cell>
          <table:table-cell table:style-name="ce20" office:value-type="float" office:value="32.89">
            <text:p>32.89</text:p>
          </table:table-cell>
          <table:table-cell table:style-name="ce24" office:value-type="float" office:value="416900">
            <text:p>416,900</text:p>
          </table:table-cell>
          <table:table-cell table:style-name="ce24" office:value-type="float" office:value="21809">
            <text:p>21,809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640.1">
            <text:p>640.10</text:p>
          </table:table-cell>
          <table:table-cell table:style-name="ce20" office:value-type="float" office:value="292.24">
            <text:p>292.24</text:p>
          </table:table-cell>
          <table:table-cell table:style-name="ce20" office:value-type="float" office:value="32.38">
            <text:p>32.38</text:p>
          </table:table-cell>
          <table:table-cell table:style-name="ce24" office:value-type="float" office:value="417661">
            <text:p>417,661</text:p>
          </table:table-cell>
          <table:table-cell table:style-name="ce24" office:value-type="float" office:value="21223">
            <text:p>21,223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639.91">
            <text:p>639.91</text:p>
          </table:table-cell>
          <table:table-cell table:style-name="ce20" office:value-type="float" office:value="290.15">
            <text:p>290.15</text:p>
          </table:table-cell>
          <table:table-cell table:style-name="ce20" office:value-type="float" office:value="32.84">
            <text:p>32.84</text:p>
          </table:table-cell>
          <table:table-cell table:style-name="ce24" office:value-type="float" office:value="420923">
            <text:p>420,923</text:p>
          </table:table-cell>
          <table:table-cell table:style-name="ce24" office:value-type="float" office:value="18341">
            <text:p>18,341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639.24">
            <text:p>639.24</text:p>
          </table:table-cell>
          <table:table-cell table:style-name="ce20" office:value-type="float" office:value="291.47">
            <text:p>291.47</text:p>
          </table:table-cell>
          <table:table-cell table:style-name="ce20" office:value-type="float" office:value="32.83">
            <text:p>32.83</text:p>
          </table:table-cell>
          <table:table-cell table:style-name="ce24" office:value-type="float" office:value="417767">
            <text:p>417,767</text:p>
          </table:table-cell>
          <table:table-cell table:style-name="ce24" office:value-type="float" office:value="21782">
            <text:p>21,782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9:.C13])-MIN([.C9:.C13])-MAX([.C9:.C13]))/3" office:value-type="float" office:value="639.87">
            <text:p>639.87</text:p>
          </table:table-cell>
          <table:table-cell table:style-name="ce7" table:formula="of:=(SUM([.D9:.D13])-MIN([.D9:.D13])-MAX([.D9:.D13]))/3" office:value-type="float" office:value="291.563333333333">
            <text:p>291.56</text:p>
          </table:table-cell>
          <table:table-cell table:style-name="ce7" table:formula="of:=(SUM([.E9:.E13])-MIN([.E9:.E13])-MAX([.E9:.E13]))/3" office:value-type="float" office:value="32.8533333333333">
            <text:p>32.85</text:p>
          </table:table-cell>
          <table:table-cell table:style-name="ce7" table:formula="of:=(SUM([.F9:.F13])-MIN([.F9:.F13])-MAX([.F9:.F13]))/3" office:value-type="float" office:value="417810.666666667">
            <text:p>417,810.67</text:p>
          </table:table-cell>
          <table:table-cell table:style-name="ce7" table:formula="of:=(SUM([.G9:.G13])-MIN([.G9:.G13])-MAX([.G9:.G13]))/3" office:value-type="float" office:value="21409">
            <text:p>21,409.0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4" table:number-columns-repeated="2"/>
          <table:table-cell table:number-columns-repeated="1017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640.48">
            <text:p>640.48</text:p>
          </table:table-cell>
          <table:table-cell table:style-name="ce20" office:value-type="float" office:value="279.19">
            <text:p>279.19</text:p>
          </table:table-cell>
          <table:table-cell table:style-name="ce20" office:value-type="float" office:value="31.92">
            <text:p>31.92</text:p>
          </table:table-cell>
          <table:table-cell table:style-name="ce24" office:value-type="float" office:value="439811">
            <text:p>439,811</text:p>
          </table:table-cell>
          <table:table-cell table:style-name="ce24" office:value-type="float" office:value="2247">
            <text:p>2,247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638.21">
            <text:p>638.21</text:p>
          </table:table-cell>
          <table:table-cell table:style-name="ce20" office:value-type="float" office:value="283.66">
            <text:p>283.66</text:p>
          </table:table-cell>
          <table:table-cell table:style-name="ce20" office:value-type="float" office:value="31.24">
            <text:p>31.24</text:p>
          </table:table-cell>
          <table:table-cell table:style-name="ce24" office:value-type="float" office:value="439161">
            <text:p>439,161</text:p>
          </table:table-cell>
          <table:table-cell table:style-name="ce24" office:value-type="float" office:value="2239">
            <text:p>2,239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638.99">
            <text:p>638.99</text:p>
          </table:table-cell>
          <table:table-cell table:style-name="ce20" office:value-type="float" office:value="278.69">
            <text:p>278.69</text:p>
          </table:table-cell>
          <table:table-cell table:style-name="ce20" office:value-type="float" office:value="31.32">
            <text:p>31.32</text:p>
          </table:table-cell>
          <table:table-cell table:style-name="ce24" office:value-type="float" office:value="439644">
            <text:p>439,644</text:p>
          </table:table-cell>
          <table:table-cell table:style-name="ce24" office:value-type="float" office:value="2288">
            <text:p>2,288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636.28">
            <text:p>636.28</text:p>
          </table:table-cell>
          <table:table-cell table:style-name="ce20" office:value-type="float" office:value="279.82">
            <text:p>279.82</text:p>
          </table:table-cell>
          <table:table-cell table:style-name="ce20" office:value-type="float" office:value="31.56">
            <text:p>31.56</text:p>
          </table:table-cell>
          <table:table-cell table:style-name="ce24" office:value-type="float" office:value="439187">
            <text:p>439,187</text:p>
          </table:table-cell>
          <table:table-cell table:style-name="ce24" office:value-type="float" office:value="2425">
            <text:p>2,425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639.58">
            <text:p>639.58</text:p>
          </table:table-cell>
          <table:table-cell table:style-name="ce20" office:value-type="float" office:value="279.24">
            <text:p>279.24</text:p>
          </table:table-cell>
          <table:table-cell table:style-name="ce20" office:value-type="float" office:value="31.06">
            <text:p>31.06</text:p>
          </table:table-cell>
          <table:table-cell table:style-name="ce24" office:value-type="float" office:value="439072">
            <text:p>439,072</text:p>
          </table:table-cell>
          <table:table-cell table:style-name="ce24" office:value-type="float" office:value="2508">
            <text:p>2,508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16:.C20])-MIN([.C16:.C20])-MAX([.C16:.C20]))/3" office:value-type="float" office:value="638.926666666667">
            <text:p>638.93</text:p>
          </table:table-cell>
          <table:table-cell table:style-name="ce7" table:formula="of:=(SUM([.D16:.D20])-MIN([.D16:.D20])-MAX([.D16:.D20]))/3" office:value-type="float" office:value="279.416666666667">
            <text:p>279.42</text:p>
          </table:table-cell>
          <table:table-cell table:style-name="ce7" table:formula="of:=(SUM([.E16:.E20])-MIN([.E16:.E20])-MAX([.E16:.E20]))/3" office:value-type="float" office:value="31.3733333333333">
            <text:p>31.37</text:p>
          </table:table-cell>
          <table:table-cell table:style-name="ce7" table:formula="of:=(SUM([.F16:.F20])-MIN([.F16:.F20])-MAX([.F16:.F20]))/3" office:value-type="float" office:value="439330.666666667">
            <text:p>439,330.67</text:p>
          </table:table-cell>
          <table:table-cell table:style-name="ce7" table:formula="of:=(SUM([.G16:.G20])-MIN([.G16:.G20])-MAX([.G16:.G20]))/3" office:value-type="float" office:value="2320">
            <text:p>2,320.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30.15">
            <text:p>630.15</text:p>
          </table:table-cell>
          <table:table-cell table:style-name="ce19" office:value-type="float" office:value="400.49">
            <text:p>400.49</text:p>
          </table:table-cell>
          <table:table-cell table:style-name="ce19" office:value-type="float" office:value="33.54">
            <text:p>33.54</text:p>
          </table:table-cell>
          <table:table-cell table:style-name="ce19" office:value-type="float" office:value="419037">
            <text:p>419037</text:p>
          </table:table-cell>
          <table:table-cell table:style-name="ce19" office:value-type="float" office:value="5832">
            <text:p>5832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31.06">
            <text:p>631.06</text:p>
          </table:table-cell>
          <table:table-cell table:style-name="ce19" office:value-type="float" office:value="411.18">
            <text:p>411.18</text:p>
          </table:table-cell>
          <table:table-cell table:style-name="ce19" office:value-type="float" office:value="34.09">
            <text:p>34.09</text:p>
          </table:table-cell>
          <table:table-cell table:style-name="ce19" office:value-type="float" office:value="413645">
            <text:p>413645</text:p>
          </table:table-cell>
          <table:table-cell table:style-name="ce19" office:value-type="float" office:value="11010">
            <text:p>11010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32.25">
            <text:p>632.25</text:p>
          </table:table-cell>
          <table:table-cell table:style-name="ce19" office:value-type="float" office:value="409.57">
            <text:p>409.57</text:p>
          </table:table-cell>
          <table:table-cell table:style-name="ce19" office:value-type="float" office:value="34.29">
            <text:p>34.29</text:p>
          </table:table-cell>
          <table:table-cell table:style-name="ce19" office:value-type="float" office:value="413673">
            <text:p>413673</text:p>
          </table:table-cell>
          <table:table-cell table:style-name="ce19" office:value-type="float" office:value="10980">
            <text:p>10980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31.81">
            <text:p>631.81</text:p>
          </table:table-cell>
          <table:table-cell table:style-name="ce19" office:value-type="float" office:value="417.55">
            <text:p>417.55</text:p>
          </table:table-cell>
          <table:table-cell table:style-name="ce19" office:value-type="float" office:value="34.74">
            <text:p>34.74</text:p>
          </table:table-cell>
          <table:table-cell table:style-name="ce19" office:value-type="float" office:value="412667">
            <text:p>412667</text:p>
          </table:table-cell>
          <table:table-cell table:style-name="ce19" office:value-type="float" office:value="11815">
            <text:p>11815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oroutines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631.49">
            <text:p>631.49</text:p>
          </table:table-cell>
          <table:table-cell table:style-name="ce19" office:value-type="float" office:value="410.5">
            <text:p>410.5</text:p>
          </table:table-cell>
          <table:table-cell table:style-name="ce19" office:value-type="float" office:value="35.28">
            <text:p>35.28</text:p>
          </table:table-cell>
          <table:table-cell table:style-name="ce19" office:value-type="float" office:value="411894">
            <text:p>411894</text:p>
          </table:table-cell>
          <table:table-cell table:style-name="ce19" office:value-type="float" office:value="12815">
            <text:p>1281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(SUM([.C23:.C27])-MIN([.C23:.C27])-MAX([.C23:.C27]))/3" office:value-type="float" office:value="631.453333333333">
            <text:p>631.45</text:p>
          </table:table-cell>
          <table:table-cell table:style-name="ce7" table:formula="of:=(SUM([.D23:.D27])-MIN([.D23:.D27])-MAX([.D23:.D27]))/3" office:value-type="float" office:value="410.416666666667">
            <text:p>410.42</text:p>
          </table:table-cell>
          <table:table-cell table:style-name="ce7" table:formula="of:=(SUM([.E23:.E27])-MIN([.E23:.E27])-MAX([.E23:.E27]))/3" office:value-type="float" office:value="34.3733333333333">
            <text:p>34.37</text:p>
          </table:table-cell>
          <table:table-cell table:style-name="ce7" table:formula="of:=(SUM([.F23:.F27])-MIN([.F23:.F27])-MAX([.F23:.F27]))/3" office:value-type="float" office:value="413328.333333333">
            <text:p>413,328.33</text:p>
          </table:table-cell>
          <table:table-cell table:style-name="ce7" table:formula="of:=(SUM([.G23:.G27])-MIN([.G23:.G27])-MAX([.G23:.G27]))/3" office:value-type="float" office:value="11268.3333333333">
            <text:p>11,268.33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Worst:Pypy</text:p>
          </table:table-cell>
          <table:table-cell/>
          <table:table-cell table:style-name="ce27" table:formula="of:=MAX([.C7];[.C14];[.C21];[.C28])" office:value-type="float" office:value="639.87">
            <text:p>639.87</text:p>
          </table:table-cell>
          <table:table-cell table:number-columns-repeated="3"/>
          <table:table-cell table:style-name="ce25" table:formula="of:=MAX([.G7];[.G14];[.G21];[.G28])" office:value-type="float" office:value="21409">
            <text:p>21,409</text:p>
          </table:table-cell>
          <table:table-cell office:value-type="string">
            <text:p>Pypy</text:p>
          </table:table-cell>
          <table:table-cell table:number-columns-repeated="1016"/>
        </table:table-row>
        <table:table-row table:style-name="ro6">
          <table:table-cell office:value-type="string">
            <text:p>Best: P3</text:p>
          </table:table-cell>
          <table:table-cell/>
          <table:table-cell table:style-name="ce27" table:formula="of:=MIN([.C7];[.C14];[.C21];[.C28])" office:value-type="float" office:value="631.453333333333">
            <text:p>631.45</text:p>
          </table:table-cell>
          <table:table-cell table:number-columns-repeated="3"/>
          <table:table-cell table:style-name="ce25" table:formula="of:=MIN([.G7];[.G14];[.G21];[.G28])" office:value-type="float" office:value="1784.66666666667">
            <text:p>1,785</text:p>
          </table:table-cell>
          <table:table-cell office:value-type="string">
            <text:p>P2</text:p>
          </table:table-cell>
          <table:table-cell table:number-columns-repeated="1016"/>
        </table:table-row>
        <table:table-row table:style-name="ro6">
          <table:table-cell office:value-type="string">
            <text:p>Difference</text:p>
          </table:table-cell>
          <table:table-cell/>
          <table:table-cell table:style-name="ce27" table:formula="of:=[.C30]-[.C31]" office:value-type="float" office:value="8.41666666666697">
            <text:p>8.42</text:p>
          </table:table-cell>
          <table:table-cell table:number-columns-repeated="1021"/>
        </table:table-row>
        <table:table-row table:style-name="ro6">
          <table:table-cell office:value-type="string">
            <text:p>Speedup</text:p>
          </table:table-cell>
          <table:table-cell/>
          <table:table-cell table:style-name="ce26" table:formula="of:=[.C32]/[.C30]" office:value-type="percentage" office:value="0.0131537135147248">
            <text:p>1.32%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ython 2.7</text:p>
          </table:table-cell>
          <table:table-cell office:value-type="string">
            <text:p>Pypy</text:p>
          </table:table-cell>
          <table:table-cell office:value-type="string">
            <text:p>Stackless</text:p>
          </table:table-cell>
          <table:table-cell office:value-type="string">
            <text:p>Python 3.2.2</text:p>
          </table:table-cell>
          <table:table-cell table:number-columns-repeated="1020"/>
        </table:table-row>
        <table:table-row table:style-name="ro6">
          <table:table-cell table:formula="of:=[.$C7]" office:value-type="float" office:value="637.433333333333">
            <text:p>637.4333333333</text:p>
          </table:table-cell>
          <table:table-cell table:formula="of:=[.$C14]" office:value-type="float" office:value="639.87">
            <text:p>639.87</text:p>
          </table:table-cell>
          <table:table-cell table:formula="of:=[.$C21]" office:value-type="float" office:value="638.926666666667">
            <text:p>638.9266666667</text:p>
          </table:table-cell>
          <table:table-cell table:formula="of:=[.$C28]" office:value-type="float" office:value="631.453333333333">
            <text:p>631.4533333333</text:p>
          </table:table-cell>
          <table:table-cell table:number-columns-repeated="1020"/>
        </table:table-row>
        <table:table-row table:style-name="ro6" table:number-rows-repeated="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unksthreads" table:style-name="ta1">
        <table:shapes>
          <draw:frame draw:z-index="0" draw:style-name="gr1" svg:width="13.0173in" svg:height="7.0646in" svg:x="0in" svg:y="6.7602in">
            <draw:object draw:notify-on-update-of-ranges="chunksthreads.A35:chunksthreads.D35 chunksthreads.A36:chunksthreads.D3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9" table:number-columns-repeated="3" table:default-cell-style-name="Default"/>
        <table:table-column table:style-name="co9" table:default-cell-style-name="ce24"/>
        <table:table-column table:style-name="co9" table:number-columns-repeated="1018" table:default-cell-style-name="Default"/>
        <table:table-row table:style-name="ro4">
          <table:table-cell table:style-name="ce19" office:value-type="string">
            <text:p>Program</text:p>
          </table:table-cell>
          <table:table-cell table:style-name="ce19" office:value-type="string">
            <text:p>Runtime</text:p>
          </table:table-cell>
          <table:table-cell table:style-name="ce20" office:value-type="string">
            <text:p>Elapsed</text:p>
          </table:table-cell>
          <table:table-cell table:style-name="ce20" office:value-type="string">
            <text:p>User</text:p>
          </table:table-cell>
          <table:table-cell table:style-name="ce20" office:value-type="string">
            <text:p>System</text:p>
          </table:table-cell>
          <table:table-cell office:value-type="string">
            <text:p>Voluntary Context Swtich</text:p>
          </table:table-cell>
          <table:table-cell table:style-name="ce24" office:value-type="string">
            <text:p>Involuntary Context Switch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760.2">
            <text:p>760.20</text:p>
          </table:table-cell>
          <table:table-cell table:style-name="ce20" office:value-type="float" office:value="523.21">
            <text:p>523.21</text:p>
          </table:table-cell>
          <table:table-cell table:style-name="ce20" office:value-type="float" office:value="74.4">
            <text:p>74.40</text:p>
          </table:table-cell>
          <table:table-cell office:value-type="float" office:value="15483274">
            <text:p>15,483,274</text:p>
          </table:table-cell>
          <table:table-cell table:style-name="ce24" office:value-type="float" office:value="144934">
            <text:p>144,934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754.77">
            <text:p>754.77</text:p>
          </table:table-cell>
          <table:table-cell table:style-name="ce20" office:value-type="float" office:value="513.6">
            <text:p>513.60</text:p>
          </table:table-cell>
          <table:table-cell table:style-name="ce20" office:value-type="float" office:value="69.03">
            <text:p>69.03</text:p>
          </table:table-cell>
          <table:table-cell office:value-type="float" office:value="14139520">
            <text:p>14,139,520</text:p>
          </table:table-cell>
          <table:table-cell table:style-name="ce24" office:value-type="float" office:value="120505">
            <text:p>120,505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755.56">
            <text:p>755.56</text:p>
          </table:table-cell>
          <table:table-cell table:style-name="ce20" office:value-type="float" office:value="504.9">
            <text:p>504.90</text:p>
          </table:table-cell>
          <table:table-cell table:style-name="ce20" office:value-type="float" office:value="67.71">
            <text:p>67.71</text:p>
          </table:table-cell>
          <table:table-cell office:value-type="float" office:value="13114866">
            <text:p>13,114,866</text:p>
          </table:table-cell>
          <table:table-cell table:style-name="ce24" office:value-type="float" office:value="98951">
            <text:p>98,951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757.81">
            <text:p>757.81</text:p>
          </table:table-cell>
          <table:table-cell table:style-name="ce20" office:value-type="float" office:value="510.35">
            <text:p>510.35</text:p>
          </table:table-cell>
          <table:table-cell table:style-name="ce20" office:value-type="float" office:value="69.6">
            <text:p>69.60</text:p>
          </table:table-cell>
          <table:table-cell office:value-type="float" office:value="13369331">
            <text:p>13,369,331</text:p>
          </table:table-cell>
          <table:table-cell table:style-name="ce24" office:value-type="float" office:value="120972">
            <text:p>120,972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756.84">
            <text:p>756.84</text:p>
          </table:table-cell>
          <table:table-cell table:style-name="ce20" office:value-type="float" office:value="516.28">
            <text:p>516.28</text:p>
          </table:table-cell>
          <table:table-cell table:style-name="ce20" office:value-type="float" office:value="68.98">
            <text:p>68.98</text:p>
          </table:table-cell>
          <table:table-cell office:value-type="float" office:value="13646840">
            <text:p>13,646,840</text:p>
          </table:table-cell>
          <table:table-cell table:style-name="ce24" office:value-type="float" office:value="139239">
            <text:p>139,239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AVERAGE([.C2:.C6])" office:value-type="float" office:value="757.036">
            <text:p>757.04</text:p>
          </table:table-cell>
          <table:table-cell table:style-name="ce7" table:formula="of:=AVERAGE([.D2:.D6])" office:value-type="float" office:value="513.668">
            <text:p>513.67</text:p>
          </table:table-cell>
          <table:table-cell table:style-name="ce7" table:formula="of:=AVERAGE([.E2:.E6])" office:value-type="float" office:value="69.944">
            <text:p>69.94</text:p>
          </table:table-cell>
          <table:table-cell table:style-name="ce28" table:formula="of:=AVERAGE([.F2:.F6])" office:value-type="float" office:value="13950766.2">
            <text:p>13,950,766</text:p>
          </table:table-cell>
          <table:table-cell table:style-name="ce28" table:formula="of:=AVERAGE([.G2:.G6])" office:value-type="float" office:value="124920.2">
            <text:p>124,9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0" table:number-columns-repeated="3"/>
          <table:table-cell/>
          <table:table-cell table:style-name="ce24"/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722.41">
            <text:p>722.41</text:p>
          </table:table-cell>
          <table:table-cell table:style-name="ce20" office:value-type="float" office:value="349.54">
            <text:p>349.54</text:p>
          </table:table-cell>
          <table:table-cell table:style-name="ce20" office:value-type="float" office:value="47.94">
            <text:p>47.94</text:p>
          </table:table-cell>
          <table:table-cell office:value-type="float" office:value="5772055">
            <text:p>5,772,055</text:p>
          </table:table-cell>
          <table:table-cell table:style-name="ce24" office:value-type="float" office:value="85761">
            <text:p>85,761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723.91">
            <text:p>723.91</text:p>
          </table:table-cell>
          <table:table-cell table:style-name="ce20" office:value-type="float" office:value="348.12">
            <text:p>348.12</text:p>
          </table:table-cell>
          <table:table-cell table:style-name="ce20" office:value-type="float" office:value="46.43">
            <text:p>46.43</text:p>
          </table:table-cell>
          <table:table-cell office:value-type="float" office:value="5616478">
            <text:p>5,616,478</text:p>
          </table:table-cell>
          <table:table-cell table:style-name="ce24" office:value-type="float" office:value="86241">
            <text:p>86,241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721.55">
            <text:p>721.55</text:p>
          </table:table-cell>
          <table:table-cell table:style-name="ce20" office:value-type="float" office:value="348.5">
            <text:p>348.50</text:p>
          </table:table-cell>
          <table:table-cell table:style-name="ce20" office:value-type="float" office:value="48.33">
            <text:p>48.33</text:p>
          </table:table-cell>
          <table:table-cell office:value-type="float" office:value="5751179">
            <text:p>5,751,179</text:p>
          </table:table-cell>
          <table:table-cell table:style-name="ce24" office:value-type="float" office:value="88040">
            <text:p>88,040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719.93">
            <text:p>719.93</text:p>
          </table:table-cell>
          <table:table-cell table:style-name="ce20" office:value-type="float" office:value="346.02">
            <text:p>346.02</text:p>
          </table:table-cell>
          <table:table-cell table:style-name="ce20" office:value-type="float" office:value="47.43">
            <text:p>47.43</text:p>
          </table:table-cell>
          <table:table-cell office:value-type="float" office:value="5645863">
            <text:p>5,645,863</text:p>
          </table:table-cell>
          <table:table-cell table:style-name="ce24" office:value-type="float" office:value="85392">
            <text:p>85,392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719.75">
            <text:p>719.75</text:p>
          </table:table-cell>
          <table:table-cell table:style-name="ce20" office:value-type="float" office:value="348.48">
            <text:p>348.48</text:p>
          </table:table-cell>
          <table:table-cell table:style-name="ce20" office:value-type="float" office:value="46.23">
            <text:p>46.23</text:p>
          </table:table-cell>
          <table:table-cell office:value-type="float" office:value="5544232">
            <text:p>5,544,232</text:p>
          </table:table-cell>
          <table:table-cell table:style-name="ce24" office:value-type="float" office:value="83741">
            <text:p>83,741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AVERAGE([.C9:.C13])" office:value-type="float" office:value="721.51">
            <text:p>721.51</text:p>
          </table:table-cell>
          <table:table-cell table:style-name="ce7" table:formula="of:=AVERAGE([.D9:.D13])" office:value-type="float" office:value="348.132">
            <text:p>348.13</text:p>
          </table:table-cell>
          <table:table-cell table:style-name="ce7" table:formula="of:=AVERAGE([.E9:.E13])" office:value-type="float" office:value="47.272">
            <text:p>47.27</text:p>
          </table:table-cell>
          <table:table-cell table:style-name="ce28" table:formula="of:=AVERAGE([.F9:.F13])" office:value-type="float" office:value="5665961.4">
            <text:p>5,665,961</text:p>
          </table:table-cell>
          <table:table-cell table:style-name="ce28" table:formula="of:=AVERAGE([.G9:.G13])" office:value-type="float" office:value="85835">
            <text:p>85,83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0" table:number-columns-repeated="3"/>
          <table:table-cell/>
          <table:table-cell table:style-name="ce24"/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758.88">
            <text:p>758.88</text:p>
          </table:table-cell>
          <table:table-cell table:style-name="ce20" office:value-type="float" office:value="556.67">
            <text:p>556.67</text:p>
          </table:table-cell>
          <table:table-cell table:style-name="ce20" office:value-type="float" office:value="76.57">
            <text:p>76.57</text:p>
          </table:table-cell>
          <table:table-cell office:value-type="float" office:value="15376310">
            <text:p>15,376,310</text:p>
          </table:table-cell>
          <table:table-cell table:style-name="ce24" office:value-type="float" office:value="318478">
            <text:p>318,478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757.15">
            <text:p>757.15</text:p>
          </table:table-cell>
          <table:table-cell table:style-name="ce20" office:value-type="float" office:value="550.7">
            <text:p>550.70</text:p>
          </table:table-cell>
          <table:table-cell table:style-name="ce20" office:value-type="float" office:value="75.26">
            <text:p>75.26</text:p>
          </table:table-cell>
          <table:table-cell office:value-type="float" office:value="14077771">
            <text:p>14,077,771</text:p>
          </table:table-cell>
          <table:table-cell table:style-name="ce24" office:value-type="float" office:value="319447">
            <text:p>319,447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766.53">
            <text:p>766.53</text:p>
          </table:table-cell>
          <table:table-cell table:style-name="ce20" office:value-type="float" office:value="560.16">
            <text:p>560.16</text:p>
          </table:table-cell>
          <table:table-cell table:style-name="ce20" office:value-type="float" office:value="78.06">
            <text:p>78.06</text:p>
          </table:table-cell>
          <table:table-cell office:value-type="float" office:value="14849924">
            <text:p>14,849,924</text:p>
          </table:table-cell>
          <table:table-cell table:style-name="ce24" office:value-type="float" office:value="326834">
            <text:p>326,834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761.24">
            <text:p>761.24</text:p>
          </table:table-cell>
          <table:table-cell table:style-name="ce20" office:value-type="float" office:value="552.87">
            <text:p>552.87</text:p>
          </table:table-cell>
          <table:table-cell table:style-name="ce20" office:value-type="float" office:value="75.56">
            <text:p>75.56</text:p>
          </table:table-cell>
          <table:table-cell office:value-type="float" office:value="13243227">
            <text:p>13,243,227</text:p>
          </table:table-cell>
          <table:table-cell table:style-name="ce24" office:value-type="float" office:value="319558">
            <text:p>319,558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763.87">
            <text:p>763.87</text:p>
          </table:table-cell>
          <table:table-cell table:style-name="ce20" office:value-type="float" office:value="576.72">
            <text:p>576.72</text:p>
          </table:table-cell>
          <table:table-cell table:style-name="ce20" office:value-type="float" office:value="75.34">
            <text:p>75.34</text:p>
          </table:table-cell>
          <table:table-cell office:value-type="float" office:value="13808174">
            <text:p>13,808,174</text:p>
          </table:table-cell>
          <table:table-cell table:style-name="ce24" office:value-type="float" office:value="344811">
            <text:p>344,811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AVERAGE([.C16:.C20])" office:value-type="float" office:value="761.534">
            <text:p>761.53</text:p>
          </table:table-cell>
          <table:table-cell table:style-name="ce7" table:formula="of:=AVERAGE([.D16:.D20])" office:value-type="float" office:value="559.424">
            <text:p>559.42</text:p>
          </table:table-cell>
          <table:table-cell table:style-name="ce7" table:formula="of:=AVERAGE([.E16:.E20])" office:value-type="float" office:value="76.158">
            <text:p>76.16</text:p>
          </table:table-cell>
          <table:table-cell table:style-name="ce28" table:formula="of:=AVERAGE([.F16:.F20])" office:value-type="float" office:value="14271081.2">
            <text:p>14,271,081</text:p>
          </table:table-cell>
          <table:table-cell table:style-name="ce28" table:formula="of:=AVERAGE([.G16:.G20])" office:value-type="float" office:value="325825.6">
            <text:p>325,826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0" table:number-columns-repeated="3"/>
          <table:table-cell/>
          <table:table-cell table:style-name="ce24"/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722.45">
            <text:p>722.45</text:p>
          </table:table-cell>
          <table:table-cell table:style-name="ce19" office:value-type="float" office:value="477.47">
            <text:p>477.47</text:p>
          </table:table-cell>
          <table:table-cell table:style-name="ce19" office:value-type="float" office:value="51.89">
            <text:p>51.89</text:p>
          </table:table-cell>
          <table:table-cell office:value-type="float" office:value="1470478">
            <text:p>1,470,478</text:p>
          </table:table-cell>
          <table:table-cell table:style-name="ce19" office:value-type="float" office:value="143859">
            <text:p>143859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710.71">
            <text:p>710.71</text:p>
          </table:table-cell>
          <table:table-cell table:style-name="ce19" office:value-type="float" office:value="477.86">
            <text:p>477.86</text:p>
          </table:table-cell>
          <table:table-cell table:style-name="ce19" office:value-type="float" office:value="48.07">
            <text:p>48.07</text:p>
          </table:table-cell>
          <table:table-cell office:value-type="float" office:value="1349142">
            <text:p>1,349,142</text:p>
          </table:table-cell>
          <table:table-cell table:style-name="ce19" office:value-type="float" office:value="155858">
            <text:p>155858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710.61">
            <text:p>710.61</text:p>
          </table:table-cell>
          <table:table-cell table:style-name="ce19" office:value-type="float" office:value="483.24">
            <text:p>483.24</text:p>
          </table:table-cell>
          <table:table-cell table:style-name="ce19" office:value-type="float" office:value="49.46">
            <text:p>49.46</text:p>
          </table:table-cell>
          <table:table-cell office:value-type="float" office:value="1438946">
            <text:p>1,438,946</text:p>
          </table:table-cell>
          <table:table-cell table:style-name="ce19" office:value-type="float" office:value="176814">
            <text:p>176814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711.49">
            <text:p>711.49</text:p>
          </table:table-cell>
          <table:table-cell table:style-name="ce19" office:value-type="float" office:value="481.38">
            <text:p>481.38</text:p>
          </table:table-cell>
          <table:table-cell table:style-name="ce19" office:value-type="float" office:value="49.1">
            <text:p>49.1</text:p>
          </table:table-cell>
          <table:table-cell office:value-type="float" office:value="1336987">
            <text:p>1,336,987</text:p>
          </table:table-cell>
          <table:table-cell table:style-name="ce19" office:value-type="float" office:value="174242">
            <text:p>174242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threads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708.93">
            <text:p>708.93</text:p>
          </table:table-cell>
          <table:table-cell table:style-name="ce19" office:value-type="float" office:value="474.91">
            <text:p>474.91</text:p>
          </table:table-cell>
          <table:table-cell table:style-name="ce19" office:value-type="float" office:value="47.83">
            <text:p>47.83</text:p>
          </table:table-cell>
          <table:table-cell office:value-type="float" office:value="1490596">
            <text:p>1,490,596</text:p>
          </table:table-cell>
          <table:table-cell table:style-name="ce19" office:value-type="float" office:value="142360">
            <text:p>14236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AVERAGE([.C23:.C27])" office:value-type="float" office:value="712.838">
            <text:p>712.84</text:p>
          </table:table-cell>
          <table:table-cell table:style-name="ce7" table:formula="of:=AVERAGE([.D23:.D27])" office:value-type="float" office:value="478.972">
            <text:p>478.97</text:p>
          </table:table-cell>
          <table:table-cell table:style-name="ce7" table:formula="of:=AVERAGE([.E23:.E27])" office:value-type="float" office:value="49.27">
            <text:p>49.27</text:p>
          </table:table-cell>
          <table:table-cell table:style-name="ce28" table:formula="of:=AVERAGE([.F23:.F27])" office:value-type="float" office:value="1417229.8">
            <text:p>1,417,230</text:p>
          </table:table-cell>
          <table:table-cell table:style-name="ce28" table:formula="of:=AVERAGE([.G23:.G27])" office:value-type="float" office:value="158626.6">
            <text:p>158,627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repeated="3"/>
          <table:table-cell table:style-name="ce28" table:number-columns-repeated="2"/>
          <table:table-cell table:number-columns-repeated="1017"/>
        </table:table-row>
        <table:table-row table:style-name="ro2">
          <table:table-cell office:value-type="string">
            <text:p>Worst:Stackless</text:p>
          </table:table-cell>
          <table:table-cell/>
          <table:table-cell table:style-name="ce21" table:formula="of:=MAX([.C7];[.C14];[.C21];[.C28];[.C34])" office:value-type="float" office:value="761.534">
            <text:p>761.53</text:p>
          </table:table-cell>
          <table:table-cell table:style-name="ce7" table:number-columns-repeated="2"/>
          <table:table-cell table:style-name="ce28"/>
          <table:table-cell table:style-name="ce25" table:formula="of:=MAX([.G7];[.G14];[.G21];[.G28])" office:value-type="float" office:value="325825.6">
            <text:p>325,826</text:p>
          </table:table-cell>
          <table:table-cell office:value-type="string">
            <text:p>P3</text:p>
          </table:table-cell>
          <table:table-cell table:number-columns-repeated="1016"/>
        </table:table-row>
        <table:table-row table:style-name="ro2">
          <table:table-cell office:value-type="string">
            <text:p>Best:P3</text:p>
          </table:table-cell>
          <table:table-cell/>
          <table:table-cell table:style-name="ce27" table:formula="of:=MIN([.C7];[.C14];[.C21];[.C28])" office:value-type="float" office:value="712.838">
            <text:p>712.84</text:p>
          </table:table-cell>
          <table:table-cell table:style-name="ce7" table:number-columns-repeated="2"/>
          <table:table-cell table:style-name="ce28"/>
          <table:table-cell table:style-name="ce25" table:formula="of:=MIN([.G7];[.G14];[.G21];[.G28])" office:value-type="float" office:value="85835">
            <text:p>85,835</text:p>
          </table:table-cell>
          <table:table-cell office:value-type="string">
            <text:p>Pypy</text:p>
          </table:table-cell>
          <table:table-cell table:number-columns-repeated="1016"/>
        </table:table-row>
        <table:table-row table:style-name="ro2">
          <table:table-cell office:value-type="string">
            <text:p>Difference</text:p>
          </table:table-cell>
          <table:table-cell/>
          <table:table-cell table:style-name="ce27" table:formula="of:=[.C30]-[.C31]" office:value-type="float" office:value="48.6959999999999">
            <text:p>48.70</text:p>
          </table:table-cell>
          <table:table-cell table:style-name="ce7" table:number-columns-repeated="2"/>
          <table:table-cell table:style-name="ce28" table:number-columns-repeated="2"/>
          <table:table-cell table:number-columns-repeated="1017"/>
        </table:table-row>
        <table:table-row table:style-name="ro5">
          <table:table-cell office:value-type="string">
            <text:p>Speedup</text:p>
          </table:table-cell>
          <table:table-cell/>
          <table:table-cell table:style-name="ce26" table:formula="of:=[.C32]/[.C30]" office:value-type="percentage" office:value="0.0639446170492715">
            <text:p>6.39%</text:p>
          </table:table-cell>
          <table:table-cell table:number-columns-repeated="1021"/>
        </table:table-row>
        <table:table-row table:style-name="ro5">
          <table:table-cell table:number-columns-repeated="2"/>
          <table:table-cell/>
          <table:table-cell table:number-columns-repeated="1021"/>
        </table:table-row>
        <table:table-row table:style-name="ro5">
          <table:table-cell office:value-type="string">
            <text:p>Python 2.7</text:p>
          </table:table-cell>
          <table:table-cell office:value-type="string">
            <text:p>Pypy</text:p>
          </table:table-cell>
          <table:table-cell office:value-type="string">
            <text:p>Stackless</text:p>
          </table:table-cell>
          <table:table-cell office:value-type="string">
            <text:p>Python 3.2.2</text:p>
          </table:table-cell>
          <table:table-cell table:number-columns-repeated="1020"/>
        </table:table-row>
        <table:table-row table:style-name="ro5">
          <table:table-cell table:formula="of:=[.$C7]" office:value-type="float" office:value="757.036">
            <text:p>757.036</text:p>
          </table:table-cell>
          <table:table-cell table:formula="of:=[.$C14]" office:value-type="float" office:value="721.51">
            <text:p>721.51</text:p>
          </table:table-cell>
          <table:table-cell table:formula="of:=[.$C21]" office:value-type="float" office:value="761.534">
            <text:p>761.534</text:p>
          </table:table-cell>
          <table:table-cell table:formula="of:=[.$C28]" office:value-type="float" office:value="712.838">
            <text:p>712.838</text:p>
          </table:table-cell>
          <table:table-cell table:number-columns-repeated="1020"/>
        </table:table-row>
        <table:table-row table:style-name="ro5" table:number-rows-repeated="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hunksmp" table:style-name="ta1">
        <table:shapes>
          <draw:frame draw:z-index="0" draw:style-name="gr1" svg:width="13.011in" svg:height="7.0657in" svg:x="0in" svg:y="6.8331in">
            <draw:object draw:notify-on-update-of-ranges="chunksmp.A39:chunksmp.D39 chunksmp.A40:chunksmp.D4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8" table:default-cell-style-name="Default"/>
        <table:table-column table:style-name="co19" table:default-cell-style-name="Default"/>
        <table:table-column table:style-name="co9" table:number-columns-repeated="1022" table:default-cell-style-name="Default"/>
        <table:table-row table:style-name="ro4">
          <table:table-cell table:style-name="ce19" office:value-type="string">
            <text:p>Program</text:p>
          </table:table-cell>
          <table:table-cell table:style-name="ce19" office:value-type="string">
            <text:p>Runtime</text:p>
          </table:table-cell>
          <table:table-cell table:style-name="ce20" office:value-type="string">
            <text:p>Elapsed</text:p>
          </table:table-cell>
          <table:table-cell table:style-name="ce20" office:value-type="string">
            <text:p>User</text:p>
          </table:table-cell>
          <table:table-cell table:style-name="ce20" office:value-type="string">
            <text:p>System</text:p>
          </table:table-cell>
          <table:table-cell table:style-name="ce24" office:value-type="string">
            <text:p>Voluntary Context Swtich</text:p>
          </table:table-cell>
          <table:table-cell table:style-name="ce24" office:value-type="string">
            <text:p>Involuntary Context Switch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900.47">
            <text:p>900.47</text:p>
          </table:table-cell>
          <table:table-cell table:style-name="ce20" office:value-type="float" office:value="431.27">
            <text:p>431.27</text:p>
          </table:table-cell>
          <table:table-cell table:style-name="ce20" office:value-type="float" office:value="40.39">
            <text:p>40.39</text:p>
          </table:table-cell>
          <table:table-cell table:style-name="ce24" office:value-type="float" office:value="235463">
            <text:p>235,463</text:p>
          </table:table-cell>
          <table:table-cell table:style-name="ce24" office:value-type="float" office:value="172911">
            <text:p>172,911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893.76">
            <text:p>893.76</text:p>
          </table:table-cell>
          <table:table-cell table:style-name="ce20" office:value-type="float" office:value="434.59">
            <text:p>434.59</text:p>
          </table:table-cell>
          <table:table-cell table:style-name="ce20" office:value-type="float" office:value="38.78">
            <text:p>38.78</text:p>
          </table:table-cell>
          <table:table-cell table:style-name="ce24" office:value-type="float" office:value="237119">
            <text:p>237,119</text:p>
          </table:table-cell>
          <table:table-cell table:style-name="ce24" office:value-type="float" office:value="171006">
            <text:p>171,006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887.01">
            <text:p>887.01</text:p>
          </table:table-cell>
          <table:table-cell table:style-name="ce20" office:value-type="float" office:value="440.14">
            <text:p>440.14</text:p>
          </table:table-cell>
          <table:table-cell table:style-name="ce20" office:value-type="float" office:value="39.97">
            <text:p>39.97</text:p>
          </table:table-cell>
          <table:table-cell table:style-name="ce24" office:value-type="float" office:value="234654">
            <text:p>234,654</text:p>
          </table:table-cell>
          <table:table-cell table:style-name="ce24" office:value-type="float" office:value="172927">
            <text:p>172,927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897.03">
            <text:p>897.03</text:p>
          </table:table-cell>
          <table:table-cell table:style-name="ce20" office:value-type="float" office:value="442.66">
            <text:p>442.66</text:p>
          </table:table-cell>
          <table:table-cell table:style-name="ce20" office:value-type="float" office:value="39.8">
            <text:p>39.80</text:p>
          </table:table-cell>
          <table:table-cell table:style-name="ce24" office:value-type="float" office:value="228749">
            <text:p>228,749</text:p>
          </table:table-cell>
          <table:table-cell table:style-name="ce24" office:value-type="float" office:value="177428">
            <text:p>177,428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886.2">
            <text:p>886.20</text:p>
          </table:table-cell>
          <table:table-cell table:style-name="ce20" office:value-type="float" office:value="442.64">
            <text:p>442.64</text:p>
          </table:table-cell>
          <table:table-cell table:style-name="ce20" office:value-type="float" office:value="39.51">
            <text:p>39.51</text:p>
          </table:table-cell>
          <table:table-cell table:style-name="ce24" office:value-type="float" office:value="232967">
            <text:p>232,967</text:p>
          </table:table-cell>
          <table:table-cell table:style-name="ce24" office:value-type="float" office:value="173700">
            <text:p>173,70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AVERAGE([.C2:.C6])" office:value-type="float" office:value="892.894">
            <text:p>892.89</text:p>
          </table:table-cell>
          <table:table-cell table:style-name="ce7" table:formula="of:=AVERAGE([.D2:.D6])" office:value-type="float" office:value="438.26">
            <text:p>438.26</text:p>
          </table:table-cell>
          <table:table-cell table:style-name="ce7" table:formula="of:=AVERAGE([.E2:.E6])" office:value-type="float" office:value="39.69">
            <text:p>39.69</text:p>
          </table:table-cell>
          <table:table-cell table:style-name="ce28" table:formula="of:=AVERAGE([.F2:.F6])" office:value-type="float" office:value="233790.4">
            <text:p>233,790</text:p>
          </table:table-cell>
          <table:table-cell table:style-name="ce28" table:formula="of:=AVERAGE([.G2:.G6])" office:value-type="float" office:value="173594.4">
            <text:p>173,594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4" table:number-columns-repeated="2"/>
          <table:table-cell table:number-columns-repeated="1017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907.05">
            <text:p>907.05</text:p>
          </table:table-cell>
          <table:table-cell table:style-name="ce20" office:value-type="float" office:value="284.3">
            <text:p>284.30</text:p>
          </table:table-cell>
          <table:table-cell table:style-name="ce20" office:value-type="float" office:value="35.83">
            <text:p>35.83</text:p>
          </table:table-cell>
          <table:table-cell table:style-name="ce24" office:value-type="float" office:value="351753">
            <text:p>351,753</text:p>
          </table:table-cell>
          <table:table-cell table:style-name="ce24" office:value-type="float" office:value="58866">
            <text:p>58,866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911.09">
            <text:p>911.09</text:p>
          </table:table-cell>
          <table:table-cell table:style-name="ce20" office:value-type="float" office:value="285.98">
            <text:p>285.98</text:p>
          </table:table-cell>
          <table:table-cell table:style-name="ce20" office:value-type="float" office:value="35.1">
            <text:p>35.10</text:p>
          </table:table-cell>
          <table:table-cell table:style-name="ce24" office:value-type="float" office:value="350599">
            <text:p>350,599</text:p>
          </table:table-cell>
          <table:table-cell table:style-name="ce24" office:value-type="float" office:value="60390">
            <text:p>60,390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876.13">
            <text:p>876.13</text:p>
          </table:table-cell>
          <table:table-cell table:style-name="ce20" office:value-type="float" office:value="285.31">
            <text:p>285.31</text:p>
          </table:table-cell>
          <table:table-cell table:style-name="ce20" office:value-type="float" office:value="35.86">
            <text:p>35.86</text:p>
          </table:table-cell>
          <table:table-cell table:style-name="ce24" office:value-type="float" office:value="354789">
            <text:p>354,789</text:p>
          </table:table-cell>
          <table:table-cell table:style-name="ce24" office:value-type="float" office:value="57839">
            <text:p>57,839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882.86">
            <text:p>882.86</text:p>
          </table:table-cell>
          <table:table-cell table:style-name="ce20" office:value-type="float" office:value="284.12">
            <text:p>284.12</text:p>
          </table:table-cell>
          <table:table-cell table:style-name="ce20" office:value-type="float" office:value="35.54">
            <text:p>35.54</text:p>
          </table:table-cell>
          <table:table-cell table:style-name="ce24" office:value-type="float" office:value="353762">
            <text:p>353,762</text:p>
          </table:table-cell>
          <table:table-cell table:style-name="ce24" office:value-type="float" office:value="58049">
            <text:p>58,049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/usr/local/pypy/bin/pypy</text:p>
          </table:table-cell>
          <table:table-cell table:style-name="ce20" office:value-type="float" office:value="876.13">
            <text:p>876.13</text:p>
          </table:table-cell>
          <table:table-cell table:style-name="ce20" office:value-type="float" office:value="284.32">
            <text:p>284.32</text:p>
          </table:table-cell>
          <table:table-cell table:style-name="ce20" office:value-type="float" office:value="34.88">
            <text:p>34.88</text:p>
          </table:table-cell>
          <table:table-cell table:style-name="ce24" office:value-type="float" office:value="356260">
            <text:p>356,260</text:p>
          </table:table-cell>
          <table:table-cell table:style-name="ce24" office:value-type="float" office:value="56454">
            <text:p>56,454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AVERAGE([.C9:.C13])" office:value-type="float" office:value="890.652">
            <text:p>890.65</text:p>
          </table:table-cell>
          <table:table-cell table:style-name="ce7" table:formula="of:=AVERAGE([.D9:.D13])" office:value-type="float" office:value="284.806">
            <text:p>284.81</text:p>
          </table:table-cell>
          <table:table-cell table:style-name="ce7" table:formula="of:=AVERAGE([.E9:.E13])" office:value-type="float" office:value="35.442">
            <text:p>35.44</text:p>
          </table:table-cell>
          <table:table-cell table:style-name="ce28" table:formula="of:=AVERAGE([.F9:.F13])" office:value-type="float" office:value="353432.6">
            <text:p>353,433</text:p>
          </table:table-cell>
          <table:table-cell table:style-name="ce28" table:formula="of:=AVERAGE([.G9:.G13])" office:value-type="float" office:value="58319.6">
            <text:p>58,3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4" table:number-columns-repeated="2"/>
          <table:table-cell table:number-columns-repeated="1017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866.79">
            <text:p>866.79</text:p>
          </table:table-cell>
          <table:table-cell table:style-name="ce20" office:value-type="float" office:value="495.33">
            <text:p>495.33</text:p>
          </table:table-cell>
          <table:table-cell table:style-name="ce20" office:value-type="float" office:value="43.49">
            <text:p>43.49</text:p>
          </table:table-cell>
          <table:table-cell table:style-name="ce24" office:value-type="float" office:value="137786">
            <text:p>137,786</text:p>
          </table:table-cell>
          <table:table-cell table:style-name="ce24" office:value-type="float" office:value="261515">
            <text:p>261,515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865.66">
            <text:p>865.66</text:p>
          </table:table-cell>
          <table:table-cell table:style-name="ce20" office:value-type="float" office:value="490.65">
            <text:p>490.65</text:p>
          </table:table-cell>
          <table:table-cell table:style-name="ce20" office:value-type="float" office:value="43.03">
            <text:p>43.03</text:p>
          </table:table-cell>
          <table:table-cell table:style-name="ce24" office:value-type="float" office:value="148470">
            <text:p>148,470</text:p>
          </table:table-cell>
          <table:table-cell table:style-name="ce24" office:value-type="float" office:value="250921">
            <text:p>250,921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866.57">
            <text:p>866.57</text:p>
          </table:table-cell>
          <table:table-cell table:style-name="ce20" office:value-type="float" office:value="506.1">
            <text:p>506.10</text:p>
          </table:table-cell>
          <table:table-cell table:style-name="ce20" office:value-type="float" office:value="44.47">
            <text:p>44.47</text:p>
          </table:table-cell>
          <table:table-cell table:style-name="ce24" office:value-type="float" office:value="118612">
            <text:p>118,612</text:p>
          </table:table-cell>
          <table:table-cell table:style-name="ce24" office:value-type="float" office:value="279493">
            <text:p>279,493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874.99">
            <text:p>874.99</text:p>
          </table:table-cell>
          <table:table-cell table:style-name="ce20" office:value-type="float" office:value="500.42">
            <text:p>500.42</text:p>
          </table:table-cell>
          <table:table-cell table:style-name="ce20" office:value-type="float" office:value="45.33">
            <text:p>45.33</text:p>
          </table:table-cell>
          <table:table-cell table:style-name="ce24" office:value-type="float" office:value="124630">
            <text:p>124,630</text:p>
          </table:table-cell>
          <table:table-cell table:style-name="ce24" office:value-type="float" office:value="273623">
            <text:p>273,623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/usr/local/stackless272/bin/python</text:p>
          </table:table-cell>
          <table:table-cell table:style-name="ce20" office:value-type="float" office:value="866.24">
            <text:p>866.24</text:p>
          </table:table-cell>
          <table:table-cell table:style-name="ce20" office:value-type="float" office:value="504.72">
            <text:p>504.72</text:p>
          </table:table-cell>
          <table:table-cell table:style-name="ce20" office:value-type="float" office:value="45.16">
            <text:p>45.16</text:p>
          </table:table-cell>
          <table:table-cell table:style-name="ce24" office:value-type="float" office:value="118517">
            <text:p>118,517</text:p>
          </table:table-cell>
          <table:table-cell table:style-name="ce24" office:value-type="float" office:value="279379">
            <text:p>279,379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table:formula="of:=AVERAGE([.C16:.C20])" office:value-type="float" office:value="868.05">
            <text:p>868.05</text:p>
          </table:table-cell>
          <table:table-cell table:style-name="ce7" table:formula="of:=AVERAGE([.D16:.D20])" office:value-type="float" office:value="499.444">
            <text:p>499.44</text:p>
          </table:table-cell>
          <table:table-cell table:style-name="ce7" table:formula="of:=AVERAGE([.E16:.E20])" office:value-type="float" office:value="44.296">
            <text:p>44.30</text:p>
          </table:table-cell>
          <table:table-cell table:style-name="ce28" table:formula="of:=AVERAGE([.F16:.F20])" office:value-type="float" office:value="129603">
            <text:p>129,603</text:p>
          </table:table-cell>
          <table:table-cell table:style-name="ce28" table:formula="of:=AVERAGE([.G16:.G20])" office:value-type="float" office:value="268986.2">
            <text:p>268,986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819.37">
            <text:p>819.37</text:p>
          </table:table-cell>
          <table:table-cell table:style-name="ce19" office:value-type="float" office:value="454.33">
            <text:p>454.33</text:p>
          </table:table-cell>
          <table:table-cell table:style-name="ce19" office:value-type="float" office:value="43.98">
            <text:p>43.98</text:p>
          </table:table-cell>
          <table:table-cell table:style-name="ce19" office:value-type="float" office:value="213907">
            <text:p>213907</text:p>
          </table:table-cell>
          <table:table-cell table:style-name="ce19" office:value-type="float" office:value="178187">
            <text:p>178187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819.35">
            <text:p>819.35</text:p>
          </table:table-cell>
          <table:table-cell table:style-name="ce19" office:value-type="float" office:value="458.24">
            <text:p>458.24</text:p>
          </table:table-cell>
          <table:table-cell table:style-name="ce19" office:value-type="float" office:value="44.57">
            <text:p>44.57</text:p>
          </table:table-cell>
          <table:table-cell table:style-name="ce19" office:value-type="float" office:value="210356">
            <text:p>210356</text:p>
          </table:table-cell>
          <table:table-cell table:style-name="ce19" office:value-type="float" office:value="181117">
            <text:p>181117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819.83">
            <text:p>819.83</text:p>
          </table:table-cell>
          <table:table-cell table:style-name="ce19" office:value-type="float" office:value="465.3">
            <text:p>465.3</text:p>
          </table:table-cell>
          <table:table-cell table:style-name="ce19" office:value-type="float" office:value="45.1">
            <text:p>45.1</text:p>
          </table:table-cell>
          <table:table-cell table:style-name="ce19" office:value-type="float" office:value="195624">
            <text:p>195624</text:p>
          </table:table-cell>
          <table:table-cell table:style-name="ce19" office:value-type="float" office:value="194159">
            <text:p>194159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823.29">
            <text:p>823.29</text:p>
          </table:table-cell>
          <table:table-cell table:style-name="ce19" office:value-type="float" office:value="461.12">
            <text:p>461.12</text:p>
          </table:table-cell>
          <table:table-cell table:style-name="ce19" office:value-type="float" office:value="44.03">
            <text:p>44.03</text:p>
          </table:table-cell>
          <table:table-cell table:style-name="ce19" office:value-type="float" office:value="201808">
            <text:p>201808</text:p>
          </table:table-cell>
          <table:table-cell table:style-name="ce19" office:value-type="float" office:value="187852">
            <text:p>187852</text:p>
          </table:table-cell>
          <table:table-cell table:number-columns-repeated="1017"/>
        </table:table-row>
        <table:table-row table:style-name="ro2">
          <table:table-cell table:style-name="ce19" office:value-type="string">
            <text:p>bigfile_chunks_mp.py</text:p>
          </table:table-cell>
          <table:table-cell table:style-name="ce19" office:value-type="string">
            <text:p>/usr/local/python322/bin/python3</text:p>
          </table:table-cell>
          <table:table-cell table:style-name="ce19" office:value-type="float" office:value="824.59">
            <text:p>824.59</text:p>
          </table:table-cell>
          <table:table-cell table:style-name="ce19" office:value-type="float" office:value="462.7">
            <text:p>462.7</text:p>
          </table:table-cell>
          <table:table-cell table:style-name="ce19" office:value-type="float" office:value="44.79">
            <text:p>44.79</text:p>
          </table:table-cell>
          <table:table-cell table:style-name="ce19" office:value-type="float" office:value="206459">
            <text:p>206459</text:p>
          </table:table-cell>
          <table:table-cell table:style-name="ce19" office:value-type="float" office:value="184960">
            <text:p>18496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7" table:formula="of:=AVERAGE([.C23:.C27])" office:value-type="float" office:value="821.286">
            <text:p>821.29</text:p>
          </table:table-cell>
          <table:table-cell table:style-name="ce7" table:formula="of:=AVERAGE([.D23:.D27])" office:value-type="float" office:value="460.338">
            <text:p>460.34</text:p>
          </table:table-cell>
          <table:table-cell table:style-name="ce7" table:formula="of:=AVERAGE([.E23:.E27])" office:value-type="float" office:value="44.494">
            <text:p>44.49</text:p>
          </table:table-cell>
          <table:table-cell table:style-name="ce28" table:formula="of:=AVERAGE([.F23:.F27])" office:value-type="float" office:value="205630.8">
            <text:p>205,631</text:p>
          </table:table-cell>
          <table:table-cell table:style-name="ce28" table:formula="of:=AVERAGE([.G23:.G27])" office:value-type="float" office:value="185255">
            <text:p>185,255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7" table:number-columns-repeated="3"/>
          <table:table-cell table:style-name="ce28" table:number-columns-repeated="2"/>
          <table:table-cell table:number-columns-repeated="1017"/>
        </table:table-row>
        <table:table-row table:style-name="ro5">
          <table:table-cell office:value-type="string">
            <text:p>Worst:P2</text:p>
          </table:table-cell>
          <table:table-cell/>
          <table:table-cell table:style-name="ce21" table:formula="of:=MAX([.C7];[.C14];[.C21];[.C28])" office:value-type="float" office:value="892.894">
            <text:p>892.89</text:p>
          </table:table-cell>
          <table:table-cell table:style-name="ce7" table:number-columns-repeated="2"/>
          <table:table-cell table:style-name="ce28"/>
          <table:table-cell table:style-name="ce25" table:formula="of:=MAX([.G7];[.G14];[.G21];[.G28])" office:value-type="float" office:value="268986.2">
            <text:p>268,986</text:p>
          </table:table-cell>
          <table:table-cell office:value-type="string">
            <text:p>Stackless</text:p>
          </table:table-cell>
          <table:table-cell table:number-columns-repeated="1016"/>
        </table:table-row>
        <table:table-row table:style-name="ro5">
          <table:table-cell office:value-type="string">
            <text:p>Best:P3</text:p>
          </table:table-cell>
          <table:table-cell/>
          <table:table-cell table:style-name="ce27" table:formula="of:=MIN([.C7];[.C14];[.C21];[.C28])" office:value-type="float" office:value="821.286">
            <text:p>821.29</text:p>
          </table:table-cell>
          <table:table-cell table:number-columns-repeated="3"/>
          <table:table-cell table:style-name="ce25" table:formula="of:=MIN([.G7];[.G14];[.G21];[.G28])" office:value-type="float" office:value="58319.6">
            <text:p>58,320</text:p>
          </table:table-cell>
          <table:table-cell office:value-type="string">
            <text:p>Pypy</text:p>
          </table:table-cell>
          <table:table-cell table:number-columns-repeated="1016"/>
        </table:table-row>
        <table:table-row table:style-name="ro5">
          <table:table-cell office:value-type="string">
            <text:p>Difference</text:p>
          </table:table-cell>
          <table:table-cell/>
          <table:table-cell table:style-name="ce27" table:formula="of:=[.C30]-[.C31]" office:value-type="float" office:value="71.608">
            <text:p>71.61</text:p>
          </table:table-cell>
          <table:table-cell table:number-columns-repeated="1021"/>
        </table:table-row>
        <table:table-row table:style-name="ro5">
          <table:table-cell office:value-type="string">
            <text:p>Speedup</text:p>
          </table:table-cell>
          <table:table-cell/>
          <table:table-cell table:style-name="ce26" table:formula="of:=[.C32]/[.C30]" office:value-type="percentage" office:value="0.080197649441031">
            <text:p>8.02%</text:p>
          </table:table-cell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number-columns-repeated="2"/>
          <table:table-cell table:style-name="ce7" table:number-columns-repeated="3"/>
          <table:table-cell table:style-name="ce28" table:number-columns-repeated="2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ython 2.7</text:p>
          </table:table-cell>
          <table:table-cell office:value-type="string">
            <text:p>Pypy</text:p>
          </table:table-cell>
          <table:table-cell office:value-type="string">
            <text:p>Stackless</text:p>
          </table:table-cell>
          <table:table-cell office:value-type="string">
            <text:p>Python 3.2.2</text:p>
          </table:table-cell>
          <table:table-cell table:number-columns-repeated="1020"/>
        </table:table-row>
        <table:table-row table:style-name="ro6">
          <table:table-cell table:formula="of:=[.$C7]" office:value-type="float" office:value="892.894">
            <text:p>892.894</text:p>
          </table:table-cell>
          <table:table-cell table:formula="of:=[.$C14]" office:value-type="float" office:value="890.652">
            <text:p>890.652</text:p>
          </table:table-cell>
          <table:table-cell table:formula="of:=[.$C21]" office:value-type="float" office:value="868.05">
            <text:p>868.05</text:p>
          </table:table-cell>
          <table:table-cell table:formula="of:=[.$C28]" office:value-type="float" office:value="821.286">
            <text:p>821.286</text:p>
          </table:table-cell>
          <table:table-cell table:number-columns-repeated="2"/>
          <table:table-cell table:style-name="ce18"/>
          <table:table-cell table:number-columns-repeated="1017"/>
        </table:table-row>
        <table:table-row table:style-name="ro6" table:number-rows-repeated="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unksfutures" table:style-name="ta2">
        <table:shapes>
          <draw:frame draw:z-index="0" draw:style-name="gr1" svg:width="13.1807in" svg:height="7.1665in" svg:x="0in" svg:y="6.0657in">
            <draw:object draw:notify-on-update-of-ranges="chunksfutures.A35:chunksfutures.E35 chunksfutures.A36:chunksfutures.E3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ce29"/>
        <table:table-column table:style-name="co23" table:default-cell-style-name="ce34"/>
        <table:table-column table:style-name="co22" table:default-cell-style-name="ce34"/>
        <table:table-column table:style-name="co22" table:number-columns-repeated="1017" table:default-cell-style-name="Default"/>
        <table:table-row table:style-name="ro4">
          <table:table-cell table:style-name="ce19" office:value-type="string">
            <text:p>Program</text:p>
          </table:table-cell>
          <table:table-cell table:style-name="ce19" office:value-type="string">
            <text:p>Runtime</text:p>
          </table:table-cell>
          <table:table-cell table:style-name="ce30" office:value-type="string">
            <text:p>Elapsed</text:p>
          </table:table-cell>
          <table:table-cell table:style-name="ce30" office:value-type="string">
            <text:p>User</text:p>
          </table:table-cell>
          <table:table-cell table:style-name="ce30" office:value-type="string">
            <text:p>System</text:p>
          </table:table-cell>
          <table:table-cell table:style-name="ce33" office:value-type="string">
            <text:p>Voluntary Context Swtich</text:p>
          </table:table-cell>
          <table:table-cell table:style-name="ce33" office:value-type="string">
            <text:p>Involuntary Context Switch</text:p>
          </table:table-cell>
          <table:table-cell table:number-columns-repeated="1017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python</text:p>
          </table:table-cell>
          <table:table-cell office:value-type="float" office:value="1429.92">
            <text:p>1,429.92</text:p>
          </table:table-cell>
          <table:table-cell office:value-type="float" office:value="1213.95">
            <text:p>1,213.95</text:p>
          </table:table-cell>
          <table:table-cell office:value-type="float" office:value="1055.4">
            <text:p>1,055.40</text:p>
          </table:table-cell>
          <table:table-cell office:value-type="float" office:value="145195277">
            <text:p>145,195,277</text:p>
          </table:table-cell>
          <table:table-cell office:value-type="float" office:value="539250">
            <text:p>539,250</text:p>
          </table:table-cell>
          <table:table-cell table:number-columns-repeated="1017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python</text:p>
          </table:table-cell>
          <table:table-cell office:value-type="float" office:value="1276.17">
            <text:p>1,276.17</text:p>
          </table:table-cell>
          <table:table-cell office:value-type="float" office:value="1034.61">
            <text:p>1,034.61</text:p>
          </table:table-cell>
          <table:table-cell office:value-type="float" office:value="767.54">
            <text:p>767.54</text:p>
          </table:table-cell>
          <table:table-cell office:value-type="float" office:value="109384434">
            <text:p>109,384,434</text:p>
          </table:table-cell>
          <table:table-cell office:value-type="float" office:value="496507">
            <text:p>496,507</text:p>
          </table:table-cell>
          <table:table-cell table:number-columns-repeated="1017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python</text:p>
          </table:table-cell>
          <table:table-cell office:value-type="float" office:value="1266.19">
            <text:p>1,266.19</text:p>
          </table:table-cell>
          <table:table-cell office:value-type="float" office:value="1045.64">
            <text:p>1,045.64</text:p>
          </table:table-cell>
          <table:table-cell office:value-type="float" office:value="782.35">
            <text:p>782.35</text:p>
          </table:table-cell>
          <table:table-cell office:value-type="float" office:value="111928853">
            <text:p>111,928,853</text:p>
          </table:table-cell>
          <table:table-cell office:value-type="float" office:value="497715">
            <text:p>497,715</text:p>
          </table:table-cell>
          <table:table-cell table:number-columns-repeated="1017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python</text:p>
          </table:table-cell>
          <table:table-cell office:value-type="float" office:value="1314.07">
            <text:p>1,314.07</text:p>
          </table:table-cell>
          <table:table-cell office:value-type="float" office:value="1086.89">
            <text:p>1,086.89</text:p>
          </table:table-cell>
          <table:table-cell office:value-type="float" office:value="857.96">
            <text:p>857.96</text:p>
          </table:table-cell>
          <table:table-cell office:value-type="float" office:value="120529250">
            <text:p>120,529,250</text:p>
          </table:table-cell>
          <table:table-cell office:value-type="float" office:value="510331">
            <text:p>510,331</text:p>
          </table:table-cell>
          <table:table-cell table:number-columns-repeated="1017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python</text:p>
          </table:table-cell>
          <table:table-cell office:value-type="float" office:value="1312.32">
            <text:p>1,312.32</text:p>
          </table:table-cell>
          <table:table-cell office:value-type="float" office:value="1077.69">
            <text:p>1,077.69</text:p>
          </table:table-cell>
          <table:table-cell office:value-type="float" office:value="848.92">
            <text:p>848.92</text:p>
          </table:table-cell>
          <table:table-cell office:value-type="float" office:value="119100149">
            <text:p>119,100,149</text:p>
          </table:table-cell>
          <table:table-cell office:value-type="float" office:value="574487">
            <text:p>574,487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1" table:formula="of:=(SUM([.C2:.C6])-MIN([.C2:.C6])-MAX([.C2:.C6]))/3" office:value-type="float" office:value="1300.85333333333">
            <text:p>1,300.85</text:p>
          </table:table-cell>
          <table:table-cell table:style-name="ce31" table:formula="of:=(SUM([.D2:.D6])-MIN([.D2:.D6])-MAX([.D2:.D6]))/3" office:value-type="float" office:value="1070.07333333333">
            <text:p>1,070.07</text:p>
          </table:table-cell>
          <table:table-cell table:style-name="ce31" table:formula="of:=(SUM([.E2:.E6])-MIN([.E2:.E6])-MAX([.E2:.E6]))/3" office:value-type="float" office:value="829.743333333333">
            <text:p>829.74</text:p>
          </table:table-cell>
          <table:table-cell table:style-name="ce28" table:formula="of:=(SUM([.F2:.F6])-MIN([.F2:.F6])-MAX([.F2:.F6]))/3" office:value-type="float" office:value="117186084">
            <text:p>117,186,084</text:p>
          </table:table-cell>
          <table:table-cell table:style-name="ce28" table:formula="of:=(SUM([.G2:.G6])-MIN([.G2:.G6])-MAX([.G2:.G6]))/3" office:value-type="float" office:value="515765.333333333">
            <text:p>515,76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1" table:number-columns-repeated="3"/>
          <table:table-cell table:style-name="ce28" table:number-columns-repeated="2"/>
          <table:table-cell table:number-columns-repeated="1017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/usr/local/pypy/bin/pypy</text:p>
          </table:table-cell>
          <table:table-cell office:value-type="float" office:value="795.17">
            <text:p>795.17</text:p>
          </table:table-cell>
          <table:table-cell office:value-type="float" office:value="372.3">
            <text:p>372.30</text:p>
          </table:table-cell>
          <table:table-cell office:value-type="float" office:value="69.1">
            <text:p>69.10</text:p>
          </table:table-cell>
          <table:table-cell office:value-type="float" office:value="8448046">
            <text:p>8,448,046</text:p>
          </table:table-cell>
          <table:table-cell office:value-type="float" office:value="189311">
            <text:p>189,311</text:p>
          </table:table-cell>
          <table:table-cell table:number-columns-repeated="1017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/usr/local/pypy/bin/pypy</text:p>
          </table:table-cell>
          <table:table-cell office:value-type="float" office:value="800.3">
            <text:p>800.30</text:p>
          </table:table-cell>
          <table:table-cell office:value-type="float" office:value="392.43">
            <text:p>392.43</text:p>
          </table:table-cell>
          <table:table-cell office:value-type="float" office:value="79.44">
            <text:p>79.44</text:p>
          </table:table-cell>
          <table:table-cell office:value-type="float" office:value="9956169">
            <text:p>9,956,169</text:p>
          </table:table-cell>
          <table:table-cell office:value-type="float" office:value="204879">
            <text:p>204,879</text:p>
          </table:table-cell>
          <table:table-cell table:number-columns-repeated="1017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/usr/local/pypy/bin/pypy</text:p>
          </table:table-cell>
          <table:table-cell office:value-type="float" office:value="791.3">
            <text:p>791.30</text:p>
          </table:table-cell>
          <table:table-cell office:value-type="float" office:value="384.93">
            <text:p>384.93</text:p>
          </table:table-cell>
          <table:table-cell office:value-type="float" office:value="72.02">
            <text:p>72.02</text:p>
          </table:table-cell>
          <table:table-cell office:value-type="float" office:value="8890382">
            <text:p>8,890,382</text:p>
          </table:table-cell>
          <table:table-cell office:value-type="float" office:value="213739">
            <text:p>213,739</text:p>
          </table:table-cell>
          <table:table-cell table:number-columns-repeated="1017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/usr/local/pypy/bin/pypy</text:p>
          </table:table-cell>
          <table:table-cell office:value-type="float" office:value="806.54">
            <text:p>806.54</text:p>
          </table:table-cell>
          <table:table-cell office:value-type="float" office:value="393.27">
            <text:p>393.27</text:p>
          </table:table-cell>
          <table:table-cell office:value-type="float" office:value="85.07">
            <text:p>85.07</text:p>
          </table:table-cell>
          <table:table-cell office:value-type="float" office:value="10244141">
            <text:p>10,244,141</text:p>
          </table:table-cell>
          <table:table-cell office:value-type="float" office:value="196976">
            <text:p>196,976</text:p>
          </table:table-cell>
          <table:table-cell table:number-columns-repeated="1017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/usr/local/pypy/bin/pypy</text:p>
          </table:table-cell>
          <table:table-cell office:value-type="float" office:value="783.67">
            <text:p>783.67</text:p>
          </table:table-cell>
          <table:table-cell office:value-type="float" office:value="382.69">
            <text:p>382.69</text:p>
          </table:table-cell>
          <table:table-cell office:value-type="float" office:value="62.78">
            <text:p>62.78</text:p>
          </table:table-cell>
          <table:table-cell office:value-type="float" office:value="7561433">
            <text:p>7,561,433</text:p>
          </table:table-cell>
          <table:table-cell office:value-type="float" office:value="212961">
            <text:p>212,96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1" table:formula="of:=(SUM([.C9:.C13])-MIN([.C9:.C13])-MAX([.C9:.C13]))/3" office:value-type="float" office:value="795.59">
            <text:p>795.59</text:p>
          </table:table-cell>
          <table:table-cell table:style-name="ce31" table:formula="of:=(SUM([.D9:.D13])-MIN([.D9:.D13])-MAX([.D9:.D13]))/3" office:value-type="float" office:value="386.683333333333">
            <text:p>386.68</text:p>
          </table:table-cell>
          <table:table-cell table:style-name="ce31" table:formula="of:=(SUM([.E9:.E13])-MIN([.E9:.E13])-MAX([.E9:.E13]))/3" office:value-type="float" office:value="73.52">
            <text:p>73.52</text:p>
          </table:table-cell>
          <table:table-cell table:style-name="ce28" table:formula="of:=(SUM([.F9:.F13])-MIN([.F9:.F13])-MAX([.F9:.F13]))/3" office:value-type="float" office:value="9098199">
            <text:p>9,098,199</text:p>
          </table:table-cell>
          <table:table-cell table:style-name="ce28" table:formula="of:=(SUM([.G9:.G13])-MIN([.G9:.G13])-MAX([.G9:.G13]))/3" office:value-type="float" office:value="204938.666666667">
            <text:p>204,939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/usr/local/stackless272/bin/python</text:p>
          </table:table-cell>
          <table:table-cell office:value-type="float" office:value="1048.75">
            <text:p>1,048.75</text:p>
          </table:table-cell>
          <table:table-cell office:value-type="float" office:value="836.14">
            <text:p>836.14</text:p>
          </table:table-cell>
          <table:table-cell office:value-type="float" office:value="332.33">
            <text:p>332.33</text:p>
          </table:table-cell>
          <table:table-cell office:value-type="float" office:value="55212059">
            <text:p>55,212,059</text:p>
          </table:table-cell>
          <table:table-cell office:value-type="float" office:value="473219">
            <text:p>473,219</text:p>
          </table:table-cell>
          <table:table-cell table:number-columns-repeated="1017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/usr/local/stackless272/bin/python</text:p>
          </table:table-cell>
          <table:table-cell office:value-type="float" office:value="914.77">
            <text:p>914.77</text:p>
          </table:table-cell>
          <table:table-cell office:value-type="float" office:value="689.41">
            <text:p>689.41</text:p>
          </table:table-cell>
          <table:table-cell office:value-type="float" office:value="160.1">
            <text:p>160.10</text:p>
          </table:table-cell>
          <table:table-cell office:value-type="float" office:value="46684174">
            <text:p>46,684,174</text:p>
          </table:table-cell>
          <table:table-cell office:value-type="float" office:value="587026">
            <text:p>587,026</text:p>
          </table:table-cell>
          <table:table-cell table:number-columns-repeated="1017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/usr/local/stackless272/bin/python</text:p>
          </table:table-cell>
          <table:table-cell office:value-type="float" office:value="949.7">
            <text:p>949.70</text:p>
          </table:table-cell>
          <table:table-cell office:value-type="float" office:value="767.29">
            <text:p>767.29</text:p>
          </table:table-cell>
          <table:table-cell office:value-type="float" office:value="210.12">
            <text:p>210.12</text:p>
          </table:table-cell>
          <table:table-cell office:value-type="float" office:value="78186054">
            <text:p>78,186,054</text:p>
          </table:table-cell>
          <table:table-cell office:value-type="float" office:value="537144">
            <text:p>537,144</text:p>
          </table:table-cell>
          <table:table-cell table:number-columns-repeated="1017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/usr/local/stackless272/bin/python</text:p>
          </table:table-cell>
          <table:table-cell office:value-type="float" office:value="930.85">
            <text:p>930.85</text:p>
          </table:table-cell>
          <table:table-cell office:value-type="float" office:value="734.3">
            <text:p>734.30</text:p>
          </table:table-cell>
          <table:table-cell office:value-type="float" office:value="187.75">
            <text:p>187.75</text:p>
          </table:table-cell>
          <table:table-cell office:value-type="float" office:value="65957328">
            <text:p>65,957,328</text:p>
          </table:table-cell>
          <table:table-cell office:value-type="float" office:value="515559">
            <text:p>515,559</text:p>
          </table:table-cell>
          <table:table-cell table:number-columns-repeated="1017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/usr/local/stackless272/bin/python</text:p>
          </table:table-cell>
          <table:table-cell office:value-type="float" office:value="950">
            <text:p>950.00</text:p>
          </table:table-cell>
          <table:table-cell office:value-type="float" office:value="774.28">
            <text:p>774.28</text:p>
          </table:table-cell>
          <table:table-cell office:value-type="float" office:value="200.84">
            <text:p>200.84</text:p>
          </table:table-cell>
          <table:table-cell office:value-type="float" office:value="72381373">
            <text:p>72,381,373</text:p>
          </table:table-cell>
          <table:table-cell office:value-type="float" office:value="566800">
            <text:p>566,80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1" table:formula="of:=(SUM([.C16:.C20])-MIN([.C16:.C20])-MAX([.C16:.C20]))/3" office:value-type="float" office:value="943.516666666667">
            <text:p>943.52</text:p>
          </table:table-cell>
          <table:table-cell table:style-name="ce31" table:formula="of:=(SUM([.D16:.D20])-MIN([.D16:.D20])-MAX([.D16:.D20]))/3" office:value-type="float" office:value="758.623333333333">
            <text:p>758.62</text:p>
          </table:table-cell>
          <table:table-cell table:style-name="ce31" table:formula="of:=(SUM([.E16:.E20])-MIN([.E16:.E20])-MAX([.E16:.E20]))/3" office:value-type="float" office:value="199.57">
            <text:p>199.57</text:p>
          </table:table-cell>
          <table:table-cell table:style-name="ce28" table:formula="of:=(SUM([.F16:.F20])-MIN([.F16:.F20])-MAX([.F16:.F20]))/3" office:value-type="float" office:value="64516920">
            <text:p>64,516,920</text:p>
          </table:table-cell>
          <table:table-cell table:style-name="ce28" table:formula="of:=(SUM([.G16:.G20])-MIN([.G16:.G20])-MAX([.G16:.G20]))/3" office:value-type="float" office:value="539834.333333333">
            <text:p>539,83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1" table:number-columns-repeated="3"/>
          <table:table-cell table:style-name="ce28" table:number-columns-repeated="2"/>
          <table:table-cell table:number-columns-repeated="1017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/usr/local/python322/bin/python3</text:p>
          </table:table-cell>
          <table:table-cell office:value-type="float" office:value="818.69">
            <text:p>818.69</text:p>
          </table:table-cell>
          <table:table-cell office:value-type="float" office:value="479.42">
            <text:p>479.42</text:p>
          </table:table-cell>
          <table:table-cell office:value-type="float" office:value="49.29">
            <text:p>49.29</text:p>
          </table:table-cell>
          <table:table-cell office:value-type="float" office:value="681935">
            <text:p>681,935</text:p>
          </table:table-cell>
          <table:table-cell office:value-type="float" office:value="249892">
            <text:p>249,892</text:p>
          </table:table-cell>
          <table:table-cell table:number-columns-repeated="1017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/usr/local/python322/bin/python3</text:p>
          </table:table-cell>
          <table:table-cell office:value-type="float" office:value="795.2">
            <text:p>795.20</text:p>
          </table:table-cell>
          <table:table-cell office:value-type="float" office:value="488.93">
            <text:p>488.93</text:p>
          </table:table-cell>
          <table:table-cell office:value-type="float" office:value="50.76">
            <text:p>50.76</text:p>
          </table:table-cell>
          <table:table-cell office:value-type="float" office:value="902721">
            <text:p>902,721</text:p>
          </table:table-cell>
          <table:table-cell office:value-type="float" office:value="247682">
            <text:p>247,682</text:p>
          </table:table-cell>
          <table:table-cell table:number-columns-repeated="1017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/usr/local/python322/bin/python3</text:p>
          </table:table-cell>
          <table:table-cell office:value-type="float" office:value="813.97">
            <text:p>813.97</text:p>
          </table:table-cell>
          <table:table-cell office:value-type="float" office:value="485.27">
            <text:p>485.27</text:p>
          </table:table-cell>
          <table:table-cell office:value-type="float" office:value="52.76">
            <text:p>52.76</text:p>
          </table:table-cell>
          <table:table-cell office:value-type="float" office:value="991913">
            <text:p>991,913</text:p>
          </table:table-cell>
          <table:table-cell office:value-type="float" office:value="240052">
            <text:p>240,052</text:p>
          </table:table-cell>
          <table:table-cell table:number-columns-repeated="1017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/usr/local/python322/bin/python3</text:p>
          </table:table-cell>
          <table:table-cell office:value-type="float" office:value="801.25">
            <text:p>801.25</text:p>
          </table:table-cell>
          <table:table-cell office:value-type="float" office:value="496.27">
            <text:p>496.27</text:p>
          </table:table-cell>
          <table:table-cell office:value-type="float" office:value="53.91">
            <text:p>53.91</text:p>
          </table:table-cell>
          <table:table-cell office:value-type="float" office:value="984032">
            <text:p>984,032</text:p>
          </table:table-cell>
          <table:table-cell office:value-type="float" office:value="260153">
            <text:p>260,153</text:p>
          </table:table-cell>
          <table:table-cell table:number-columns-repeated="1017"/>
        </table:table-row>
        <table:table-row table:style-name="ro7">
          <table:table-cell office:value-type="string">
            <text:p>bigfile_chunks_futures_threadpool.py</text:p>
          </table:table-cell>
          <table:table-cell office:value-type="string">
            <text:p>/usr/local/python322/bin/python3</text:p>
          </table:table-cell>
          <table:table-cell office:value-type="float" office:value="793.05">
            <text:p>793.05</text:p>
          </table:table-cell>
          <table:table-cell office:value-type="float" office:value="489.27">
            <text:p>489.27</text:p>
          </table:table-cell>
          <table:table-cell office:value-type="float" office:value="52.49">
            <text:p>52.49</text:p>
          </table:table-cell>
          <table:table-cell office:value-type="float" office:value="990372">
            <text:p>990,372</text:p>
          </table:table-cell>
          <table:table-cell office:value-type="float" office:value="242930">
            <text:p>242,93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1" table:formula="of:=(SUM([.C23:.C27])-MIN([.C23:.C27])-MAX([.C23:.C27]))/3" office:value-type="float" office:value="803.473333333334">
            <text:p>803.47</text:p>
          </table:table-cell>
          <table:table-cell table:style-name="ce31" table:formula="of:=(SUM([.D23:.D27])-MIN([.D23:.D27])-MAX([.D23:.D27]))/3" office:value-type="float" office:value="487.823333333333">
            <text:p>487.82</text:p>
          </table:table-cell>
          <table:table-cell table:style-name="ce31" table:formula="of:=(SUM([.E23:.E27])-MIN([.E23:.E27])-MAX([.E23:.E27]))/3" office:value-type="float" office:value="52.0033333333334">
            <text:p>52.00</text:p>
          </table:table-cell>
          <table:table-cell table:style-name="ce28" table:formula="of:=(SUM([.F23:.F27])-MIN([.F23:.F27])-MAX([.F23:.F27]))/3" office:value-type="float" office:value="959041.666666667">
            <text:p>959,042</text:p>
          </table:table-cell>
          <table:table-cell table:style-name="ce28" table:formula="of:=(SUM([.G23:.G27])-MIN([.G23:.G27])-MAX([.G23:.G27]))/3" office:value-type="float" office:value="246834.666666667">
            <text:p>246,835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8">
          <table:table-cell office:value-type="string">
            <text:p>Worst:P2</text:p>
          </table:table-cell>
          <table:table-cell/>
          <table:table-cell table:formula="of:=MAX([.C7];[.C28];[.C14];[.C21])" office:value-type="float" office:value="1300.85333333333">
            <text:p>1,300.85</text:p>
          </table:table-cell>
          <table:table-cell table:number-columns-repeated="2"/>
          <table:table-cell table:style-name="ce25"/>
          <table:table-cell table:style-name="ce25" table:formula="of:=MAX([.G7];[.G14];[.G21];[.G28])" office:value-type="float" office:value="539834.333333333">
            <text:p>539,834</text:p>
          </table:table-cell>
          <table:table-cell office:value-type="string">
            <text:p>Stackless</text:p>
          </table:table-cell>
          <table:table-cell table:number-columns-repeated="1016"/>
        </table:table-row>
        <table:table-row table:style-name="ro8">
          <table:table-cell office:value-type="string">
            <text:p>Best:Pypy</text:p>
          </table:table-cell>
          <table:table-cell/>
          <table:table-cell table:formula="of:=MIN([.C7];[.C28];[.C14];[.C21])" office:value-type="float" office:value="795.59">
            <text:p>795.59</text:p>
          </table:table-cell>
          <table:table-cell table:number-columns-repeated="2"/>
          <table:table-cell table:style-name="ce25"/>
          <table:table-cell table:style-name="ce25" table:formula="of:=MIN([.G7];[.G14];[.G21];[.G28])" office:value-type="float" office:value="204938.666666667">
            <text:p>204,939</text:p>
          </table:table-cell>
          <table:table-cell office:value-type="string">
            <text:p>Pypy</text:p>
          </table:table-cell>
          <table:table-cell table:number-columns-repeated="1016"/>
        </table:table-row>
        <table:table-row table:style-name="ro8">
          <table:table-cell office:value-type="string">
            <text:p>Difference</text:p>
          </table:table-cell>
          <table:table-cell/>
          <table:table-cell table:formula="of:=[.C30]-[.C31]" office:value-type="float" office:value="505.263333333333">
            <text:p>505.26</text:p>
          </table:table-cell>
          <table:table-cell table:number-columns-repeated="2"/>
          <table:table-cell table:style-name="ce25" table:number-columns-repeated="2"/>
          <table:table-cell table:number-columns-repeated="1017"/>
        </table:table-row>
        <table:table-row table:style-name="ro8">
          <table:table-cell office:value-type="string">
            <text:p>Speedup</text:p>
          </table:table-cell>
          <table:table-cell/>
          <table:table-cell table:style-name="ce32" table:formula="of:=[.C32]/[.C30]" office:value-type="percentage" office:value="0.388409146816449">
            <text:p>38.84%</text:p>
          </table:table-cell>
          <table:table-cell table:number-columns-repeated="2"/>
          <table:table-cell table:style-name="ce25" table:number-columns-repeated="2"/>
          <table:table-cell table:number-columns-repeated="1017"/>
        </table:table-row>
        <table:table-row table:style-name="ro8">
          <table:table-cell table:number-columns-repeated="5"/>
          <table:table-cell table:style-name="ce25" table:number-columns-repeated="2"/>
          <table:table-cell table:number-columns-repeated="1017"/>
        </table:table-row>
        <table:table-row table:style-name="ro8">
          <table:table-cell office:value-type="string">
            <text:p>Python 2.7</text:p>
          </table:table-cell>
          <table:table-cell office:value-type="string">
            <text:p>Pypy</text:p>
          </table:table-cell>
          <table:table-cell office:value-type="string">
            <text:p>Stackless</text:p>
          </table:table-cell>
          <table:table-cell office:value-type="string">
            <text:p>Python 3.2.2</text:p>
          </table:table-cell>
          <table:table-cell office:value-type="string">
            <text:p>gevent</text:p>
          </table:table-cell>
          <table:table-cell table:style-name="ce25" table:number-columns-repeated="2"/>
          <table:table-cell table:number-columns-repeated="1017"/>
        </table:table-row>
        <table:table-row table:style-name="ro7">
          <table:table-cell table:style-name="ce29" table:formula="of:=[.$C7]" office:value-type="float" office:value="1300.85333333333">
            <text:p>1,300.85</text:p>
          </table:table-cell>
          <table:table-cell table:style-name="ce29" table:formula="of:=[.$C14]" office:value-type="float" office:value="795.59">
            <text:p>795.59</text:p>
          </table:table-cell>
          <table:table-cell table:formula="of:=[.$C21]" office:value-type="float" office:value="943.516666666667">
            <text:p>943.52</text:p>
          </table:table-cell>
          <table:table-cell table:formula="of:=[.$C28]" office:value-type="float" office:value="803.473333333334">
            <text:p>803.47</text:p>
          </table:table-cell>
          <table:table-cell table:formula="of:=[chunksgevent.C10]" office:value-type="float" office:value="650.02">
            <text:p>650.02</text:p>
          </table:table-cell>
          <table:table-cell table:style-name="ce35" table:number-columns-repeated="2"/>
          <table:table-cell table:style-name="ce29" table:number-columns-repeated="1017"/>
        </table:table-row>
        <table:table-row table:style-name="ro7" table:number-rows-repeated="1048533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unksgevent" table:style-name="ta1"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9" table:number-columns-repeated="1018" table:default-cell-style-name="Default"/>
        <table:table-row table:style-name="ro4">
          <table:table-cell table:style-name="ce19" office:value-type="string">
            <text:p>Program</text:p>
          </table:table-cell>
          <table:table-cell table:style-name="ce19" office:value-type="string">
            <text:p>Runtime</text:p>
          </table:table-cell>
          <table:table-cell table:style-name="ce20" office:value-type="string">
            <text:p>Elapsed</text:p>
          </table:table-cell>
          <table:table-cell table:style-name="ce20" office:value-type="string">
            <text:p>User</text:p>
          </table:table-cell>
          <table:table-cell table:style-name="ce20" office:value-type="string">
            <text:p>System</text:p>
          </table:table-cell>
          <table:table-cell table:style-name="ce24" office:value-type="string">
            <text:p>Voluntary Context Switch</text:p>
          </table:table-cell>
          <table:table-cell table:style-name="ce24" office:value-type="string">
            <text:p>Involuntary Context Switch</text:p>
          </table:table-cell>
          <table:table-cell table:number-columns-repeated="1017"/>
        </table:table-row>
        <table:table-row table:style-name="ro2">
          <table:table-cell office:value-type="string">
            <text:p>bigfile_chunks_gevent.py</text:p>
          </table:table-cell>
          <table:table-cell office:value-type="string">
            <text:p>python</text:p>
          </table:table-cell>
          <table:table-cell office:value-type="float" office:value="653.31">
            <text:p>653.31</text:p>
          </table:table-cell>
          <table:table-cell office:value-type="float" office:value="460.44">
            <text:p>460.44</text:p>
          </table:table-cell>
          <table:table-cell office:value-type="float" office:value="36.23">
            <text:p>36.23</text:p>
          </table:table-cell>
          <table:table-cell office:value-type="float" office:value="363260">
            <text:p>363260</text:p>
          </table:table-cell>
          <table:table-cell office:value-type="float" office:value="132372">
            <text:p>132372</text:p>
          </table:table-cell>
          <table:table-cell table:style-name="ce24"/>
          <table:table-cell table:number-columns-repeated="1016"/>
        </table:table-row>
        <table:table-row table:style-name="ro6">
          <table:table-cell office:value-type="string">
            <text:p>bigfile_chunks_gevent.py</text:p>
          </table:table-cell>
          <table:table-cell office:value-type="string">
            <text:p>python</text:p>
          </table:table-cell>
          <table:table-cell office:value-type="float" office:value="650.02">
            <text:p>650.02</text:p>
          </table:table-cell>
          <table:table-cell office:value-type="float" office:value="484.3">
            <text:p>484.3</text:p>
          </table:table-cell>
          <table:table-cell office:value-type="float" office:value="37.02">
            <text:p>37.02</text:p>
          </table:table-cell>
          <table:table-cell office:value-type="float" office:value="284108">
            <text:p>284108</text:p>
          </table:table-cell>
          <table:table-cell office:value-type="float" office:value="173201">
            <text:p>173201</text:p>
          </table:table-cell>
          <table:table-cell table:number-columns-repeated="1017"/>
        </table:table-row>
        <table:table-row table:style-name="ro6">
          <table:table-cell office:value-type="string">
            <text:p>bigfile_chunks_gevent.py</text:p>
          </table:table-cell>
          <table:table-cell office:value-type="string">
            <text:p>python</text:p>
          </table:table-cell>
          <table:table-cell office:value-type="float" office:value="654.84">
            <text:p>654.84</text:p>
          </table:table-cell>
          <table:table-cell office:value-type="float" office:value="564.16">
            <text:p>564.16</text:p>
          </table:table-cell>
          <table:table-cell office:value-type="float" office:value="42.25">
            <text:p>42.25</text:p>
          </table:table-cell>
          <table:table-cell office:value-type="float" office:value="72161">
            <text:p>72161</text:p>
          </table:table-cell>
          <table:table-cell office:value-type="float" office:value="239101">
            <text:p>239101</text:p>
          </table:table-cell>
          <table:table-cell table:number-columns-repeated="1017"/>
        </table:table-row>
        <table:table-row table:style-name="ro6">
          <table:table-cell office:value-type="string">
            <text:p>bigfile_chunks_gevent.py</text:p>
          </table:table-cell>
          <table:table-cell office:value-type="string">
            <text:p>python</text:p>
          </table:table-cell>
          <table:table-cell office:value-type="float" office:value="650.58">
            <text:p>650.58</text:p>
          </table:table-cell>
          <table:table-cell office:value-type="float" office:value="560.18">
            <text:p>560.18</text:p>
          </table:table-cell>
          <table:table-cell office:value-type="float" office:value="43.37">
            <text:p>43.37</text:p>
          </table:table-cell>
          <table:table-cell office:value-type="float" office:value="80048">
            <text:p>80048</text:p>
          </table:table-cell>
          <table:table-cell office:value-type="float" office:value="235713">
            <text:p>235713</text:p>
          </table:table-cell>
          <table:table-cell table:number-columns-repeated="1017"/>
        </table:table-row>
        <table:table-row table:style-name="ro6">
          <table:table-cell office:value-type="string">
            <text:p>bigfile_chunks_gevent.py</text:p>
          </table:table-cell>
          <table:table-cell office:value-type="string">
            <text:p>python</text:p>
          </table:table-cell>
          <table:table-cell office:value-type="float" office:value="652.15">
            <text:p>652.15</text:p>
          </table:table-cell>
          <table:table-cell office:value-type="float" office:value="561.6">
            <text:p>561.6</text:p>
          </table:table-cell>
          <table:table-cell office:value-type="float" office:value="43.13">
            <text:p>43.13</text:p>
          </table:table-cell>
          <table:table-cell office:value-type="float" office:value="76274">
            <text:p>76274</text:p>
          </table:table-cell>
          <table:table-cell office:value-type="float" office:value="237113">
            <text:p>23711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table:formula="of:=(SUM([.C2:.C6])-MIN([.C2:.C6])-MAX([.C2:.C6]))/3" office:value-type="float" office:value="652.013333333333">
            <text:p>652.01</text:p>
          </table:table-cell>
          <table:table-cell table:style-name="ce31" table:formula="of:=(SUM([.D2:.D6])-MIN([.D2:.D6])-MAX([.D2:.D6]))/3" office:value-type="float" office:value="535.36">
            <text:p>535.36</text:p>
          </table:table-cell>
          <table:table-cell table:style-name="ce31" table:formula="of:=(SUM([.E2:.E6])-MIN([.E2:.E6])-MAX([.E2:.E6]))/3" office:value-type="float" office:value="40.8">
            <text:p>40.80</text:p>
          </table:table-cell>
          <table:table-cell table:style-name="ce31" table:formula="of:=(SUM([.F2:.F6])-MIN([.F2:.F6])-MAX([.F2:.F6]))/3" office:value-type="float" office:value="146810">
            <text:p>146,810.00</text:p>
          </table:table-cell>
          <table:table-cell table:style-name="ce31" table:formula="of:=(SUM([.G2:.G6])-MIN([.G2:.G6])-MAX([.G2:.G6]))/3" office:value-type="float" office:value="215342.333333333">
            <text:p>215,342.33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Worst</text:p>
          </table:table-cell>
          <table:table-cell/>
          <table:table-cell table:formula="of:=MAX([.C2:.C6])" office:value-type="float" office:value="654.84">
            <text:p>654.84</text:p>
          </table:table-cell>
          <table:table-cell table:number-columns-repeated="1021"/>
        </table:table-row>
        <table:table-row table:style-name="ro6">
          <table:table-cell office:value-type="string">
            <text:p>Best</text:p>
          </table:table-cell>
          <table:table-cell/>
          <table:table-cell table:formula="of:=MIN([.C2:.C6])" office:value-type="float" office:value="650.02">
            <text:p>650.02</text:p>
          </table:table-cell>
          <table:table-cell table:number-columns-repeated="1021"/>
        </table:table-row>
        <table:table-row table:style-name="ro6">
          <table:table-cell office:value-type="string">
            <text:p>Difference</text:p>
          </table:table-cell>
          <table:table-cell/>
          <table:table-cell table:formula="of:=[.C9]-[.C10]" office:value-type="float" office:value="4.82000000000005">
            <text:p>4.82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table:formula="of:=[.C11]/[.C9]" office:value-type="percentage" office:value="0.00736057662940573">
            <text:p>0.74%</text:p>
          </table:table-cell>
          <table:table-cell table:number-columns-repeated="1021"/>
        </table:table-row>
        <table:table-row table:style-name="ro6" table:number-rows-repeated="20">
          <table:table-cell table:number-columns-repeated="1024"/>
        </table:table-row>
        <table:table-row table:style-name="ro6">
          <table:table-cell table:style-name="ce19" office:value-type="string">
            <text:p>bigfile_chunks_gevent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51.05">
            <text:p>651.05</text:p>
          </table:table-cell>
          <table:table-cell table:style-name="ce20" office:value-type="float" office:value="449.22">
            <text:p>449.22</text:p>
          </table:table-cell>
          <table:table-cell table:style-name="ce20" office:value-type="float" office:value="33.16">
            <text:p>33.16</text:p>
          </table:table-cell>
          <table:table-cell table:style-name="ce24" office:value-type="float" office:value="412598">
            <text:p>412,598</text:p>
          </table:table-cell>
          <table:table-cell table:style-name="ce24" office:value-type="float" office:value="28244">
            <text:p>28,244</text:p>
          </table:table-cell>
          <table:table-cell table:number-columns-repeated="1017"/>
        </table:table-row>
        <table:table-row table:style-name="ro6">
          <table:table-cell table:style-name="ce19" office:value-type="string">
            <text:p>bigfile_chunks_gevent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41.84">
            <text:p>641.84</text:p>
          </table:table-cell>
          <table:table-cell table:style-name="ce20" office:value-type="float" office:value="443.71">
            <text:p>443.71</text:p>
          </table:table-cell>
          <table:table-cell table:style-name="ce20" office:value-type="float" office:value="33.01">
            <text:p>33.01</text:p>
          </table:table-cell>
          <table:table-cell table:style-name="ce24" office:value-type="float" office:value="421311">
            <text:p>421,311</text:p>
          </table:table-cell>
          <table:table-cell table:style-name="ce24" office:value-type="float" office:value="20458">
            <text:p>20,458</text:p>
          </table:table-cell>
          <table:table-cell table:number-columns-repeated="1017"/>
        </table:table-row>
        <table:table-row table:style-name="ro6">
          <table:table-cell table:style-name="ce19" office:value-type="string">
            <text:p>bigfile_chunks_gevent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45.01">
            <text:p>645.01</text:p>
          </table:table-cell>
          <table:table-cell table:style-name="ce20" office:value-type="float" office:value="444.41">
            <text:p>444.41</text:p>
          </table:table-cell>
          <table:table-cell table:style-name="ce20" office:value-type="float" office:value="32.48">
            <text:p>32.48</text:p>
          </table:table-cell>
          <table:table-cell table:style-name="ce24" office:value-type="float" office:value="422041">
            <text:p>422,041</text:p>
          </table:table-cell>
          <table:table-cell table:style-name="ce24" office:value-type="float" office:value="19539">
            <text:p>19,539</text:p>
          </table:table-cell>
          <table:table-cell table:number-columns-repeated="1017"/>
        </table:table-row>
        <table:table-row table:style-name="ro6">
          <table:table-cell table:style-name="ce19" office:value-type="string">
            <text:p>bigfile_chunks_gevent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44.8">
            <text:p>644.80</text:p>
          </table:table-cell>
          <table:table-cell table:style-name="ce20" office:value-type="float" office:value="442.3">
            <text:p>442.30</text:p>
          </table:table-cell>
          <table:table-cell table:style-name="ce20" office:value-type="float" office:value="32.63">
            <text:p>32.63</text:p>
          </table:table-cell>
          <table:table-cell table:style-name="ce24" office:value-type="float" office:value="423551">
            <text:p>423,551</text:p>
          </table:table-cell>
          <table:table-cell table:style-name="ce24" office:value-type="float" office:value="17895">
            <text:p>17,895</text:p>
          </table:table-cell>
          <table:table-cell table:number-columns-repeated="1017"/>
        </table:table-row>
        <table:table-row table:style-name="ro6">
          <table:table-cell table:style-name="ce19" office:value-type="string">
            <text:p>bigfile_chunks_gevent.py</text:p>
          </table:table-cell>
          <table:table-cell table:style-name="ce19" office:value-type="string">
            <text:p>python</text:p>
          </table:table-cell>
          <table:table-cell table:style-name="ce20" office:value-type="float" office:value="642.95">
            <text:p>642.95</text:p>
          </table:table-cell>
          <table:table-cell table:style-name="ce20" office:value-type="float" office:value="450.71">
            <text:p>450.71</text:p>
          </table:table-cell>
          <table:table-cell table:style-name="ce20" office:value-type="float" office:value="32.58">
            <text:p>32.58</text:p>
          </table:table-cell>
          <table:table-cell table:style-name="ce24" office:value-type="float" office:value="413687">
            <text:p>413,687</text:p>
          </table:table-cell>
          <table:table-cell table:style-name="ce24" office:value-type="float" office:value="26246">
            <text:p>26,246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" table:formula="of:=AVERAGE([.C33:.C37])" office:value-type="float" office:value="645.13">
            <text:p>645.13</text:p>
          </table:table-cell>
          <table:table-cell table:style-name="ce7" table:formula="of:=AVERAGE([.D33:.D37])" office:value-type="float" office:value="446.07">
            <text:p>446.07</text:p>
          </table:table-cell>
          <table:table-cell table:style-name="ce7" table:formula="of:=AVERAGE([.E33:.E37])" office:value-type="float" office:value="32.772">
            <text:p>32.77</text:p>
          </table:table-cell>
          <table:table-cell table:style-name="ce28" table:formula="of:=AVERAGE([.F33:.F37])" office:value-type="float" office:value="418637.6">
            <text:p>418,638</text:p>
          </table:table-cell>
          <table:table-cell table:style-name="ce28" table:formula="of:=AVERAGE([.G33:.G37])" office:value-type="float" office:value="22476.4">
            <text:p>22,476</text:p>
          </table:table-cell>
          <table:table-cell table:number-columns-repeated="1017"/>
        </table:table-row>
        <table:table-row table:style-name="ro6" table:number-rows-repeated="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alcomposite" table:style-name="ta1">
        <table:shapes>
          <draw:frame draw:z-index="0" draw:style-name="gr1" svg:width="12.8055in" svg:height="6.9185in" svg:x="0.1185in" svg:y="1.3563in">
            <draw:object draw:notify-on-update-of-ranges="realcomposite.A1:realcomposite.I1 realcomposite.A2:realcomposite.I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29" table:default-cell-style-name="Default"/>
        <table:table-column table:style-name="co9" table:number-columns-repeated="4" table:default-cell-style-name="Default"/>
        <table:table-column table:style-name="co30" table:default-cell-style-name="Default"/>
        <table:table-column table:style-name="co9" table:default-cell-style-name="Default"/>
        <table:table-column table:style-name="co31" table:default-cell-style-name="Default"/>
        <table:table-column table:style-name="co9" table:number-columns-repeated="1016" table:default-cell-style-name="Default"/>
        <table:table-row table:style-name="ro6">
          <table:table-cell table:style-name="ce4" office:value-type="string">
            <text:p>Brute-P2</text:p>
          </table:table-cell>
          <table:table-cell office:value-type="string">
            <text:p>Regex-P2</text:p>
          </table:table-cell>
          <table:table-cell office:value-type="string">
            <text:p>Pipeline-P3</text:p>
          </table:table-cell>
          <table:table-cell office:value-type="string">
            <text:p>Pipeline2-P3</text:p>
          </table:table-cell>
          <table:table-cell office:value-type="string">
            <text:p>Coroutines-P3</text:p>
          </table:table-cell>
          <table:table-cell office:value-type="string">
            <text:p>Chunk Threads-P3</text:p>
          </table:table-cell>
          <table:table-cell office:value-type="string">
            <text:p>Chunks MP-P3</text:p>
          </table:table-cell>
          <table:table-cell office:value-type="string">
            <text:p>Chunks Futures-Pypy</text:p>
          </table:table-cell>
          <table:table-cell office:value-type="string">
            <text:p>Chunks-gevent</text:p>
          </table:table-cell>
          <table:table-cell table:number-columns-repeated="1015"/>
        </table:table-row>
        <table:table-row table:style-name="ro6">
          <table:table-cell table:style-name="ce36" table:formula="of:=[brute.C45]" office:value-type="float" office:value="633.083333333333">
            <text:p>633.08</text:p>
          </table:table-cell>
          <table:table-cell table:style-name="ce29" table:formula="of:=[regex.C31]" office:value-type="float" office:value="642.82">
            <text:p>642.82</text:p>
          </table:table-cell>
          <table:table-cell table:style-name="ce37" table:formula="of:=[pipeline.C31]" office:value-type="float" office:value="630.77">
            <text:p>630.77</text:p>
          </table:table-cell>
          <table:table-cell table:style-name="ce29" table:formula="of:=[pipeline2.C31]" office:value-type="float" office:value="631.876666666667">
            <text:p>631.88</text:p>
          </table:table-cell>
          <table:table-cell table:style-name="ce29" table:formula="of:=[coroutines.C31]" office:value-type="float" office:value="631.453333333333">
            <text:p>631.45</text:p>
          </table:table-cell>
          <table:table-cell table:style-name="ce38" table:formula="of:=[chunksthreads.C31]" office:value-type="float" office:value="712.838">
            <text:p>712.84</text:p>
          </table:table-cell>
          <table:table-cell table:style-name="ce29" table:formula="of:=[chunksmp.C31]" office:value-type="float" office:value="821.286">
            <text:p>821.29</text:p>
          </table:table-cell>
          <table:table-cell table:style-name="ce29" table:formula="of:=[chunksfutures.C31]" office:value-type="float" office:value="795.59">
            <text:p>795.59</text:p>
          </table:table-cell>
          <table:table-cell table:style-name="ce29" table:formula="of:=[chunksgevent.C10]" office:value-type="float" office:value="650.02">
            <text:p>650.02</text:p>
          </table:table-cell>
          <table:table-cell table:style-name="ce29" table:number-columns-repeated="1014"/>
          <table:table-cell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Worst: Chunks MP-P3</text:p>
          </table:table-cell>
          <table:table-cell table:formula="of:=MAX([.A2:.I2])" office:value-type="float" office:value="821.286">
            <text:p>821.286</text:p>
          </table:table-cell>
          <table:table-cell table:number-columns-repeated="1022"/>
        </table:table-row>
        <table:table-row table:style-name="ro6">
          <table:table-cell office:value-type="string">
            <text:p>Best: Pinpeline-P3</text:p>
          </table:table-cell>
          <table:table-cell table:formula="of:=MIN([.A2:.I2])" office:value-type="float" office:value="630.77">
            <text:p>630.77</text:p>
          </table:table-cell>
          <table:table-cell table:number-columns-repeated="1022"/>
        </table:table-row>
        <table:table-row table:style-name="ro6">
          <table:table-cell office:value-type="string">
            <text:p>Difference</text:p>
          </table:table-cell>
          <table:table-cell table:formula="of:=[.B4]-[.B5]" office:value-type="float" office:value="190.516">
            <text:p>190.516</text:p>
          </table:table-cell>
          <table:table-cell table:number-columns-repeated="1022"/>
        </table:table-row>
        <table:table-row table:style-name="ro6">
          <table:table-cell office:value-type="string">
            <text:p>Speedup</text:p>
          </table:table-cell>
          <table:table-cell table:style-name="ce32" table:formula="of:=[.B6]/[.B4]" office:value-type="percentage" office:value="0.23197278414584">
            <text:p>23.20%</text:p>
          </table:table-cell>
          <table:table-cell table:number-columns-repeated="1022"/>
        </table:table-row>
        <table:table-row table:style-name="ro6" table:number-rows-repeated="9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alworstbest" table:style-name="ta2">
        <table:shapes>
          <draw:frame draw:z-index="0" draw:style-name="gr1" svg:width="13.037in" svg:height="7.4378in" svg:x="0.065in" svg:y="0.939in">
            <draw:object draw:notify-on-update-of-ranges="realworstbest.A1:realworstbest.B1 realworstbest.A2:realworstbest.B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32" table:default-cell-style-name="Default"/>
        <table:table-column table:style-name="co33" table:default-cell-style-name="Default"/>
        <table:table-column table:style-name="co22" table:number-columns-repeated="1022" table:default-cell-style-name="Default"/>
        <table:table-row table:style-name="ro8">
          <table:table-cell office:value-type="string">
            <text:p>Chunks Futures-P2</text:p>
          </table:table-cell>
          <table:table-cell office:value-type="string">
            <text:p>Pipeline P3</text:p>
          </table:table-cell>
          <table:table-cell table:number-columns-repeated="1022"/>
        </table:table-row>
        <table:table-row table:style-name="ro8">
          <table:table-cell table:style-name="ce29" table:formula="of:=[chunksfutures.C30]" office:value-type="float" office:value="1300.85333333333">
            <text:p>1,300.85</text:p>
          </table:table-cell>
          <table:table-cell table:style-name="ce29" table:formula="of:=[pipeline.C31]" office:value-type="float" office:value="630.77">
            <text:p>630.77</text:p>
          </table:table-cell>
          <table:table-cell table:style-name="ce29"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Difference</text:p>
          </table:table-cell>
          <table:table-cell table:style-name="ce27" table:formula="of:=[.A2]-[.B2]" office:value-type="float" office:value="670.083333333333">
            <text:p>670.08</text:p>
          </table:table-cell>
          <table:table-cell table:number-columns-repeated="1022"/>
        </table:table-row>
        <table:table-row table:style-name="ro8">
          <table:table-cell office:value-type="string">
            <text:p>Speedup</text:p>
          </table:table-cell>
          <table:table-cell table:style-name="ce32" table:formula="of:=[.B4]/[.A2]" office:value-type="percentage" office:value="0.515110594071584">
            <text:p>51.51%</text:p>
          </table:table-cell>
          <table:table-cell table:number-columns-repeated="1022"/>
        </table:table-row>
      </table:table>
      <table:table table:name="involcsworst" table:style-name="ta2">
        <table:shapes>
          <draw:frame draw:z-index="0" draw:style-name="gr1" svg:width="12.7126in" svg:height="7.4594in" svg:x="0in" svg:y="0.3126in">
            <draw:object draw:notify-on-update-of-ranges="involcsworst.A1:involcsworst.I1 involcsworst.A2:involcsworst.I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34" table:default-cell-style-name="Default"/>
        <table:table-column table:style-name="co35" table:default-cell-style-name="ce25"/>
        <table:table-column table:style-name="co22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2" table:number-columns-repeated="1015" table:default-cell-style-name="Default"/>
        <table:table-row table:style-name="ro8">
          <table:table-cell table:style-name="ce4" office:value-type="string">
            <text:p>Brute-P3</text:p>
          </table:table-cell>
          <table:table-cell table:style-name="Default" office:value-type="string">
            <text:p>Regex-P2</text:p>
          </table:table-cell>
          <table:table-cell office:value-type="string">
            <text:p>Pipeline-P2</text:p>
          </table:table-cell>
          <table:table-cell office:value-type="string">
            <text:p>Pipeline2-Pypy</text:p>
          </table:table-cell>
          <table:table-cell office:value-type="string">
            <text:p>Coroutines-Pypy</text:p>
          </table:table-cell>
          <table:table-cell office:value-type="string">
            <text:p>Chunk Threads-Stackless</text:p>
          </table:table-cell>
          <table:table-cell office:value-type="string">
            <text:p>Chunks MP-Stackless</text:p>
          </table:table-cell>
          <table:table-cell office:value-type="string">
            <text:p>Chunks Futures-Stackless</text:p>
          </table:table-cell>
          <table:table-cell office:value-type="string">
            <text:p>Chunks-gevent</text:p>
          </table:table-cell>
          <table:table-cell table:number-columns-repeated="1015"/>
        </table:table-row>
        <table:table-row table:style-name="ro8">
          <table:table-cell table:style-name="ce39" table:formula="of:=[brute.G44]" office:value-type="float" office:value="2572">
            <text:p>2,572</text:p>
          </table:table-cell>
          <table:table-cell table:style-name="ce40" table:formula="of:=[regex.G30]" office:value-type="float" office:value="13965.6666666667">
            <text:p>13,966</text:p>
          </table:table-cell>
          <table:table-cell table:style-name="ce41" table:formula="of:=[pipeline.G30]" office:value-type="float" office:value="16239">
            <text:p>16,239</text:p>
          </table:table-cell>
          <table:table-cell table:style-name="ce40" table:formula="of:=[pipeline2.G30]" office:value-type="float" office:value="19820">
            <text:p>19,820</text:p>
          </table:table-cell>
          <table:table-cell table:style-name="ce40" table:formula="of:=[coroutines.G30]" office:value-type="float" office:value="21409">
            <text:p>21,409</text:p>
          </table:table-cell>
          <table:table-cell table:style-name="ce42" table:formula="of:=[chunksthreads.G30]" office:value-type="float" office:value="325825.6">
            <text:p>325,826</text:p>
          </table:table-cell>
          <table:table-cell table:style-name="ce40" table:formula="of:=[chunksmp.G30]" office:value-type="float" office:value="268986.2">
            <text:p>268,986</text:p>
          </table:table-cell>
          <table:table-cell table:style-name="ce40" table:formula="of:=[chunksfutures.G30]" office:value-type="float" office:value="539834.333333333">
            <text:p>539,834</text:p>
          </table:table-cell>
          <table:table-cell table:style-name="ce40" table:formula="of:=[chunksgevent.G7]" office:value-type="float" office:value="215342.333333333">
            <text:p>215,342</text:p>
          </table:table-cell>
          <table:table-cell table:style-name="ce40" table:number-columns-repeated="1015"/>
        </table:table-row>
        <table:table-row table:style-name="ro8">
          <table:table-cell/>
          <table:table-cell table:style-name="Default"/>
          <table:table-cell table:number-columns-repeated="1022"/>
        </table:table-row>
        <table:table-row table:style-name="ro8">
          <table:table-cell office:value-type="string">
            <text:p>Worst:CF Stackless</text:p>
          </table:table-cell>
          <table:table-cell table:formula="of:=MAX([.A2:.I2])" office:value-type="float" office:value="539834.333333333">
            <text:p>539,834</text:p>
          </table:table-cell>
          <table:table-cell table:number-columns-repeated="1022"/>
        </table:table-row>
        <table:table-row table:style-name="ro8">
          <table:table-cell office:value-type="string">
            <text:p>Best:Brute P2</text:p>
          </table:table-cell>
          <table:table-cell table:formula="of:=MIN([.A2:.I2])" office:value-type="float" office:value="2572">
            <text:p>2,572</text:p>
          </table:table-cell>
          <table:table-cell table:number-columns-repeated="1022"/>
        </table:table-row>
        <table:table-row table:style-name="ro8">
          <table:table-cell office:value-type="string">
            <text:p>Difference</text:p>
          </table:table-cell>
          <table:table-cell table:formula="of:=[.B4]-[.B5]" office:value-type="float" office:value="537262.333333333">
            <text:p>537,262</text:p>
          </table:table-cell>
          <table:table-cell table:number-columns-repeated="1022"/>
        </table:table-row>
        <table:table-row table:style-name="ro8">
          <table:table-cell office:value-type="string">
            <text:p>Speedup</text:p>
          </table:table-cell>
          <table:table-cell table:style-name="ce32" table:formula="of:=[.B6]/[.B4]" office:value-type="percentage" office:value="0.995235575358613">
            <text:p>99.52%</text:p>
          </table:table-cell>
          <table:table-cell table:number-columns-repeated="1022"/>
        </table:table-row>
      </table:table>
      <table:table table:name="involcsbest" table:style-name="ta2">
        <table:shapes>
          <draw:frame draw:z-index="0" draw:style-name="gr1" svg:width="13.1039in" svg:height="6.7406in" svg:x="0.0323in" svg:y="1.0732in">
            <draw:object draw:notify-on-update-of-ranges="involcsbest.A1:involcsbest.I1 involcsbest.A2:involcsbest.I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2" table:default-cell-style-name="Default"/>
        <table:table-column table:style-name="co40" table:default-cell-style-name="ce25"/>
        <table:table-column table:style-name="co2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8">
          <table:table-cell table:style-name="ce4" office:value-type="string">
            <text:p>Brute-Pypy</text:p>
          </table:table-cell>
          <table:table-cell table:style-name="Default" office:value-type="string">
            <text:p>Regex-P2</text:p>
          </table:table-cell>
          <table:table-cell office:value-type="string">
            <text:p>Pipeline-P2</text:p>
          </table:table-cell>
          <table:table-cell office:value-type="string">
            <text:p>Pipeline2-P2</text:p>
          </table:table-cell>
          <table:table-cell office:value-type="string">
            <text:p>Coroutines-P2</text:p>
          </table:table-cell>
          <table:table-cell office:value-type="string">
            <text:p>Chunk Threads-Pypy</text:p>
          </table:table-cell>
          <table:table-cell office:value-type="string">
            <text:p>Chunks MP-Pypy</text:p>
          </table:table-cell>
          <table:table-cell office:value-type="string">
            <text:p>Chunks Futures-Pypy</text:p>
          </table:table-cell>
          <table:table-cell office:value-type="string">
            <text:p>Chunks-gevent</text:p>
          </table:table-cell>
        </table:table-row>
        <table:table-row table:style-name="ro8">
          <table:table-cell table:style-name="ce39" table:formula="of:=[brute.G45]" office:value-type="float" office:value="1365.33333333333">
            <text:p>1,365</text:p>
          </table:table-cell>
          <table:table-cell table:style-name="ce40" table:formula="of:=[regex.G31]" office:value-type="float" office:value="1664.66666666667">
            <text:p>1,665</text:p>
          </table:table-cell>
          <table:table-cell table:style-name="ce41" table:formula="of:=[pipeline.G31]" office:value-type="float" office:value="2089">
            <text:p>2,089</text:p>
          </table:table-cell>
          <table:table-cell table:style-name="ce40" table:formula="of:=[pipeline2.G31]" office:value-type="float" office:value="2390.66666666667">
            <text:p>2,391</text:p>
          </table:table-cell>
          <table:table-cell table:style-name="ce40" table:formula="of:=[coroutines.G31]" office:value-type="float" office:value="1784.66666666667">
            <text:p>1,785</text:p>
          </table:table-cell>
          <table:table-cell table:style-name="ce42" table:formula="of:=[chunksthreads.G31]" office:value-type="float" office:value="85835">
            <text:p>85,835</text:p>
          </table:table-cell>
          <table:table-cell table:style-name="ce40" table:formula="of:=[chunksmp.G31]" office:value-type="float" office:value="58319.6">
            <text:p>58,320</text:p>
          </table:table-cell>
          <table:table-cell table:style-name="ce40" table:formula="of:=[chunksfutures.G31]" office:value-type="float" office:value="204938.666666667">
            <text:p>204,939</text:p>
          </table:table-cell>
          <table:table-cell table:style-name="ce40" table:formula="of:=[chunksgevent.G7]" office:value-type="float" office:value="215342.333333333">
            <text:p>215,342</text:p>
          </table:table-cell>
        </table:table-row>
        <table:table-row table:style-name="ro8">
          <table:table-cell/>
          <table:table-cell table:style-name="Default"/>
          <table:table-cell table:number-columns-repeated="7"/>
        </table:table-row>
        <table:table-row table:style-name="ro8">
          <table:table-cell office:value-type="string">
            <text:p>Worst</text:p>
          </table:table-cell>
          <table:table-cell table:formula="of:=MAX([.A2:.I2])" office:value-type="float" office:value="215342.333333333">
            <text:p>215,342</text:p>
          </table:table-cell>
          <table:table-cell table:number-columns-repeated="7"/>
        </table:table-row>
        <table:table-row table:style-name="ro8">
          <table:table-cell office:value-type="string">
            <text:p>Best</text:p>
          </table:table-cell>
          <table:table-cell table:formula="of:=MIN([.A2:.I2])" office:value-type="float" office:value="1365.33333333333">
            <text:p>1,365</text:p>
          </table:table-cell>
          <table:table-cell table:number-columns-repeated="7"/>
        </table:table-row>
        <table:table-row table:style-name="ro8">
          <table:table-cell office:value-type="string">
            <text:p>Difference</text:p>
          </table:table-cell>
          <table:table-cell table:formula="of:=[.B4]-[.B5]" office:value-type="float" office:value="213977">
            <text:p>213,977</text:p>
          </table:table-cell>
          <table:table-cell table:number-columns-repeated="7"/>
        </table:table-row>
      </table:table>
      <table:table table:name="involcsworstbest" table:style-name="ta2">
        <table:shapes>
          <draw:frame draw:z-index="0" draw:style-name="gr1" svg:width="13.035in" svg:height="4.5945in" svg:x="0.0539in" svg:y="1.3441in">
            <draw:object draw:notify-on-update-of-ranges="involcsworstbest.B1:involcsworstbest.C1 involcsworstbest.B2:involcsworstbest.C2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47" table:number-columns-repeated="2" table:default-cell-style-name="Default"/>
        <table:table-column table:style-name="co48" table:default-cell-style-name="ce29"/>
        <table:table-row table:style-name="ro8">
          <table:table-cell/>
          <table:table-cell office:value-type="string">
            <text:p>Chunks Futures – Stackles</text:p>
          </table:table-cell>
          <table:table-cell table:style-name="Default" office:value-type="string">
            <text:p>Brute – p2</text:p>
          </table:table-cell>
        </table:table-row>
        <table:table-row table:style-name="ro8">
          <table:table-cell office:value-type="string">
            <text:p>Involuntary CS</text:p>
          </table:table-cell>
          <table:table-cell table:style-name="ce25" table:formula="of:=[involcsworst.H2]" office:value-type="float" office:value="539834.333333333">
            <text:p>539,834</text:p>
          </table:table-cell>
          <table:table-cell table:style-name="ce25" table:formula="of:=[involcsbest.A2]" office:value-type="float" office:value="1365.33333333333">
            <text:p>1,365</text:p>
          </table:table-cell>
        </table:table-row>
        <table:table-row table:style-name="ro8">
          <table:table-cell office:value-type="string">
            <text:p>Real seconds</text:p>
          </table:table-cell>
          <table:table-cell table:style-name="ce29" table:formula="of:=[chunksfutures.C21]" office:value-type="float" office:value="943.516666666667">
            <text:p>943.52</text:p>
          </table:table-cell>
          <table:table-cell table:formula="of:=[brute.C21]" office:value-type="float" office:value="634.566666666667">
            <text:p>634.57</text:p>
          </table:table-cell>
        </table:table-row>
        <table:table-row table:style-name="ro8">
          <table:table-cell office:value-type="string">
            <text:p>Avg ICS per Second</text:p>
          </table:table-cell>
          <table:table-cell table:style-name="ce16" table:formula="of:=[.B2]/[.B3]" office:value-type="float" office:value="572.151348677819">
            <text:p>572.15</text:p>
          </table:table-cell>
          <table:table-cell table:style-name="ce16" table:formula="of:=[.C3]/[.C2]" office:value-type="float" office:value="0.4647705078125">
            <text:p>0.46</text:p>
          </table:table-cell>
        </table:table-row>
        <table:table-row table:style-name="ro1">
          <table:table-cell/>
          <table:table-cell table:style-name="ce25"/>
          <table:table-cell/>
        </table:table-row>
        <table:table-row table:style-name="ro1">
          <table:table-cell table:number-columns-repeated="2"/>
          <table:table-cell table:style-name="ce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 </number:text>
      <number:number number:decimal-places="2" number:min-integer-digits="1" number:grouping="true"/>
      <number:text> </number:text>
    </number:number-style>
    <number:number-style style:name="N124P1" style:volatile="true">
      <number:text> $ (</number:text>
      <number:number number:decimal-places="2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 (</number:text>
      <number:number number:decimal-places="0" number:min-integer-digits="1" number:grouping="true"/>
      <number:text>)</number:text>
    </number:number-style>
    <number:number-style style:name="N134P2" style:volatile="true">
      <number:text> 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1">
      <number:text> $ </number:text>
      <number:number number:decimal-places="2" number:min-integer-digits="1" number:grouping="true"/>
      <number:text> </number:text>
    </number:number-style>
    <number:number-style style:name="N122">
      <number:text> $ (</number:text>
      <number:number number:decimal-places="2" number:min-integer-digits="1" number:grouping="true"/>
      <number:text>)</number:text>
    </number:number-style>
    <number:number-style style:name="N123">
      <number:text> $ - </number:text>
    </number:number-style>
    <number:number-style style:name="N125">
      <number:text> $ </number:text>
      <number:number number:decimal-places="0" number:min-integer-digits="1" number:grouping="true"/>
      <number:text> </number:text>
    </number:number-style>
    <number:number-style style:name="N126">
      <number:text> $ (</number:text>
      <number:number number:decimal-places="0" number:min-integer-digits="1" number:grouping="true"/>
      <number:text>)</number:text>
    </number:number-style>
    <number:number-style style:name="N128">
      <number:number number:decimal-places="2" number:min-integer-digits="1" number:grouping="true"/>
      <number:text> </number:text>
    </number:number-style>
    <number:number-style style:name="N129">
      <number:text>  (</number:text>
      <number:number number:decimal-places="2" number:min-integer-digits="1" number:grouping="true"/>
      <number:text>)</number:text>
    </number:number-style>
    <number:number-style style:name="N130">
      <number:text>  - </number:text>
    </number:number-style>
    <number:number-style style:name="N132">
      <number:number number:decimal-places="0" number:min-integer-digits="1" number:grouping="true"/>
      <number:text> </number:text>
    </number:number-style>
    <number:number-style style:name="N133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5b_0_5d_" style:display-name="Currency[0]" style:family="table-cell" style:parent-style-name="Default" style:data-style-name="N127"/>
    <style:style style:name="Comma" style:family="table-cell" style:parent-style-name="Default" style:data-style-name="N131"/>
    <style:style style:name="Comma_5b_0_5d_" style:display-name="Comma[0]" style:family="table-cell" style:parent-style-name="Default" style:data-style-name="N13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3/05/2012</text:date>, <text:time>17:2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3-05T17:23:35</dc:date>
    <meta:print-date>1969-12-31T16:00:00</meta:print-date>
    <dc:creator>Robert </dc:creator>
    <meta:generator>LibreOffice/3.4$Unix LibreOffice_project/340m1$Build-402</meta:generator>
    <meta:editing-duration>PT10H16M34S</meta:editing-duration>
    <meta:editing-cycles>119</meta:editing-cycles>
    <meta:document-statistic meta:table-count="14" meta:cell-count="1783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548cm" svg:height="17.73cm" xlink:href=".." xlink:type="simple" chart:class="chart:bar" chart:style-name="ch1">
        <chart:title svg:x="14.415cm" svg:y="0.49cm" chart:style-name="ch2">
          <text:p>Bigfile Brute Real Time</text:p>
        </chart:title>
        <chart:plot-area chart:style-name="ch3" table:cell-range-address="brute.A49:brute.F50" chart:data-source-has-labels="row" svg:x="1.681cm" svg:y="2.331cm" svg:width="30.527cm" svg:height="14.625cm">
          <chartooo:coordinate-region svg:x="2.964cm" svg:y="2.53cm" svg:width="29.244cm" svg:height="13.779cm"/>
          <chart:axis chart:dimension="x" chart:name="primary-x" chart:style-name="ch4" chartooo:axis-type="auto">
            <chartooo:date-scale/>
            <chart:categories table:cell-range-address="brute.A49:brute.F49"/>
          </chart:axis>
          <chart:axis chart:dimension="y" chart:name="primary-y" chart:style-name="ch5">
            <chart:title svg:x="0.451cm" svg:y="10.335cm" chart:style-name="ch6">
              <text:p>Seconds</text:p>
            </chart:title>
            <chart:grid chart:style-name="ch7" chart:class="major"/>
          </chart:axis>
          <chart:series chart:style-name="ch8" chart:values-cell-range-address="brute.A50:brute.F50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brute.A49:brute.F49</svg:desc>
                </draw:g>
              </table:table-cell>
              <table:table-cell office:value-type="string">
                <text:p>Go</text:p>
              </table:table-cell>
              <table:table-cell office:value-type="string">
                <text:p>Python 2.7</text:p>
              </table:table-cell>
              <table:table-cell office:value-type="string">
                <text:p>Pypy</text:p>
              </table:table-cell>
              <table:table-cell office:value-type="string">
                <text:p>Stackless</text:p>
              </table:table-cell>
              <table:table-cell office:value-type="string">
                <text:p>Python 3</text:p>
              </table:table-cell>
            </table:table-row>
          </table:table-header-rows>
          <table:table-rows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632.733333333333">
                <text:p>632.733333333333</text:p>
                <draw:g>
                  <svg:desc>brute.A50:brute.F50</svg:desc>
                </draw:g>
              </table:table-cell>
              <table:table-cell office:value-type="float" office:value="640.616666666667">
                <text:p>640.616666666667</text:p>
              </table:table-cell>
              <table:table-cell office:value-type="float" office:value="634.566666666667">
                <text:p>634.566666666667</text:p>
              </table:table-cell>
              <table:table-cell office:value-type="float" office:value="640.153333333334">
                <text:p>640.153333333334</text:p>
              </table:table-cell>
              <table:table-cell office:value-type="float" office:value="633.083333333333">
                <text:p>633.083333333333</text:p>
              </table:table-cell>
              <table:table-cell office:value-type="float" office:value="687.093333333333">
                <text:p>687.09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115cm" svg:height="18.893cm" xlink:href=".." xlink:type="simple" chart:class="chart:bar" chart:style-name="ch1">
        <chart:title svg:x="13.805cm" svg:y="0.568cm" chart:style-name="ch2">
          <text:p>Worst and Best Real Times</text:p>
        </chart:title>
        <chart:plot-area chart:style-name="ch3" table:cell-range-address="realworstbest.A1:realworstbest.B2" chart:data-source-has-labels="row" svg:x="1.673cm" svg:y="2.423cm" svg:width="30.118cm" svg:height="15.673cm">
          <chartooo:coordinate-region svg:x="3.247cm" svg:y="2.623cm" svg:width="28.544cm" svg:height="14.826cm"/>
          <chart:axis chart:dimension="x" chart:name="primary-x" chart:style-name="ch4" chartooo:axis-type="auto">
            <chartooo:date-scale/>
            <chart:categories table:cell-range-address="realworstbest.A1:realworstbest.B1"/>
          </chart:axis>
          <chart:axis chart:dimension="y" chart:name="primary-y" chart:style-name="ch5">
            <chart:title svg:x="0.451cm" svg:y="10.951cm" chart:style-name="ch6">
              <text:p>Seconds</text:p>
            </chart:title>
            <chart:grid chart:style-name="ch7" chart:class="major"/>
          </chart:axis>
          <chart:series chart:style-name="ch8" chart:values-cell-range-address="realworstbest.A2:realworstbest.B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s Futures-P2</text:p>
                <draw:g>
                  <svg:desc>realworstbest.A1:realworstbest.B1</svg:desc>
                </draw:g>
              </table:table-cell>
              <table:table-cell office:value-type="string">
                <text:p>Pipeline P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300.85333333333">
                <text:p>1300.85333333333</text:p>
                <draw:g>
                  <svg:desc>realworstbest.A2:realworstbest.B2</svg:desc>
                </draw:g>
              </table:table-cell>
              <table:table-cell office:value-type="float" office:value="630.77">
                <text:p>630.7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291cm" svg:height="18.948cm" xlink:href=".." xlink:type="simple" chart:class="chart:bar" chart:style-name="ch1">
        <chart:title svg:x="11.683cm" svg:y="0.514cm" chart:style-name="ch2">
          <text:p>Bigfile Involuntary Context Switches - Worst</text:p>
        </chart:title>
        <chart:plot-area chart:style-name="ch3" table:cell-range-address="involcsworst.A1:involcsworst.I2" chart:data-source-has-labels="row" svg:x="1.656cm" svg:y="2.427cm" svg:width="29.345cm" svg:height="15.723cm">
          <chartooo:coordinate-region svg:x="3.124cm" svg:y="2.626cm" svg:width="27.877cm" svg:height="14.479cm"/>
          <chart:axis chart:dimension="x" chart:name="primary-x" chart:style-name="ch4" chartooo:axis-type="auto">
            <chartooo:date-scale/>
            <chart:categories table:cell-range-address="involcsworst.A1:involcsworst.I1"/>
          </chart:axis>
          <chart:axis chart:dimension="y" chart:name="primary-y" chart:style-name="ch5">
            <chart:title svg:x="0.451cm" svg:y="10.98cm" chart:style-name="ch6">
              <text:p>Seconds</text:p>
            </chart:title>
            <chart:grid chart:style-name="ch7" chart:class="major"/>
          </chart:axis>
          <chart:series chart:style-name="ch8" chart:values-cell-range-address="involcsworst.A2:involcsworst.I2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-P3</text:p>
                <draw:g>
                  <svg:desc>involcsworst.A1:involcsworst.I1</svg:desc>
                </draw:g>
              </table:table-cell>
              <table:table-cell office:value-type="string">
                <text:p>Regex-P2</text:p>
              </table:table-cell>
              <table:table-cell office:value-type="string">
                <text:p>Pipeline-P2</text:p>
              </table:table-cell>
              <table:table-cell office:value-type="string">
                <text:p>Pipeline2-Pypy</text:p>
              </table:table-cell>
              <table:table-cell office:value-type="string">
                <text:p>Coroutines-Pypy</text:p>
              </table:table-cell>
              <table:table-cell office:value-type="string">
                <text:p>Chunk Threads-Stackless</text:p>
              </table:table-cell>
              <table:table-cell office:value-type="string">
                <text:p>Chunks MP-Stackless</text:p>
              </table:table-cell>
              <table:table-cell office:value-type="string">
                <text:p>Chunks Futures-Stackless</text:p>
              </table:table-cell>
              <table:table-cell office:value-type="string">
                <text:p>Chunks-gevent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572">
                <text:p>2572</text:p>
                <draw:g>
                  <svg:desc>involcsworst.A2:involcsworst.I2</svg:desc>
                </draw:g>
              </table:table-cell>
              <table:table-cell office:value-type="float" office:value="13965.6666666667">
                <text:p>13965.6666666667</text:p>
              </table:table-cell>
              <table:table-cell office:value-type="float" office:value="16239">
                <text:p>16239</text:p>
              </table:table-cell>
              <table:table-cell office:value-type="float" office:value="19820">
                <text:p>19820</text:p>
              </table:table-cell>
              <table:table-cell office:value-type="float" office:value="21409">
                <text:p>21409</text:p>
              </table:table-cell>
              <table:table-cell office:value-type="float" office:value="325825.6">
                <text:p>325825.6</text:p>
              </table:table-cell>
              <table:table-cell office:value-type="float" office:value="268986.2">
                <text:p>268986.2</text:p>
              </table:table-cell>
              <table:table-cell office:value-type="float" office:value="539834.333333333">
                <text:p>539834.333333333</text:p>
              </table:table-cell>
              <table:table-cell office:value-type="float" office:value="215342.333333333">
                <text:p>215342.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285cm" svg:height="17.122cm" xlink:href=".." xlink:type="simple" chart:class="chart:bar" chart:style-name="ch1">
        <chart:title svg:x="12.392cm" svg:y="0.478cm" chart:style-name="ch2">
          <text:p>Bigfile Involuntary Contex Switches - Best</text:p>
        </chart:title>
        <chart:legend chart:legend-position="end" svg:x="31.577cm" svg:y="8.262cm" style:legend-expansion="high" chart:style-name="ch3"/>
        <chart:plot-area chart:style-name="ch4" table:cell-range-address="involcsbest.A1:involcsbest.I2" chart:data-source-has-labels="row" svg:x="1.115cm" svg:y="2.283cm" svg:width="29.132cm" svg:height="14.077cm">
          <chartooo:coordinate-region svg:x="2.583cm" svg:y="2.482cm" svg:width="27.664cm" svg:height="12.833cm"/>
          <chart:axis chart:dimension="x" chart:name="primary-x" chart:style-name="ch5" chartooo:axis-type="auto">
            <chartooo:date-scale/>
            <chart:categories table:cell-range-address="involcsbest.A1:involcsbest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volcsbest.A2:involcsbest.I2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-Pypy</text:p>
                <draw:g>
                  <svg:desc>involcsbest.A1:involcsbest.I1</svg:desc>
                </draw:g>
              </table:table-cell>
              <table:table-cell office:value-type="string">
                <text:p>Regex-P2</text:p>
              </table:table-cell>
              <table:table-cell office:value-type="string">
                <text:p>Pipeline-P2</text:p>
              </table:table-cell>
              <table:table-cell office:value-type="string">
                <text:p>Pipeline2-P2</text:p>
              </table:table-cell>
              <table:table-cell office:value-type="string">
                <text:p>Coroutines-P2</text:p>
              </table:table-cell>
              <table:table-cell office:value-type="string">
                <text:p>Chunk Threads-Pypy</text:p>
              </table:table-cell>
              <table:table-cell office:value-type="string">
                <text:p>Chunks MP-Pypy</text:p>
              </table:table-cell>
              <table:table-cell office:value-type="string">
                <text:p>Chunks Futures-Pypy</text:p>
              </table:table-cell>
              <table:table-cell office:value-type="string">
                <text:p>Chunks-gevent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365.33333333333">
                <text:p>1365.33333333333</text:p>
                <draw:g>
                  <svg:desc>involcsbest.A2:involcsbest.I2</svg:desc>
                </draw:g>
              </table:table-cell>
              <table:table-cell office:value-type="float" office:value="1664.66666666667">
                <text:p>1664.66666666667</text:p>
              </table:table-cell>
              <table:table-cell office:value-type="float" office:value="2089">
                <text:p>2089</text:p>
              </table:table-cell>
              <table:table-cell office:value-type="float" office:value="2390.66666666667">
                <text:p>2390.66666666667</text:p>
              </table:table-cell>
              <table:table-cell office:value-type="float" office:value="1784.66666666667">
                <text:p>1784.66666666667</text:p>
              </table:table-cell>
              <table:table-cell office:value-type="float" office:value="85835">
                <text:p>85835</text:p>
              </table:table-cell>
              <table:table-cell office:value-type="float" office:value="58319.6">
                <text:p>58319.6</text:p>
              </table:table-cell>
              <table:table-cell office:value-type="float" office:value="204938.666666667">
                <text:p>204938.666666667</text:p>
              </table:table-cell>
              <table:table-cell office:value-type="float" office:value="215342.333333333">
                <text:p>215342.3333333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11cm" svg:height="11.671cm" xlink:href=".." xlink:type="simple" chart:class="chart:bar" chart:style-name="ch1">
        <chart:title svg:x="11.947cm" svg:y="0.369cm" chart:style-name="ch2">
          <text:p>Involuntary Context Switches - Worst vs Best</text:p>
        </chart:title>
        <chart:plot-area chart:style-name="ch3" table:cell-range-address="involcsworstbest.B1:involcsworstbest.C2" chart:data-source-has-labels="row" svg:x="1.673cm" svg:y="1.847cm" svg:width="30.113cm" svg:height="9.171cm">
          <chartooo:coordinate-region svg:x="3.035cm" svg:y="2.046cm" svg:width="28.751cm" svg:height="8.325cm"/>
          <chart:axis chart:dimension="x" chart:name="primary-x" chart:style-name="ch4" chartooo:axis-type="auto">
            <chartooo:date-scale/>
            <chart:categories table:cell-range-address="involcsworstbest.B1:involcsworstbest.C1"/>
          </chart:axis>
          <chart:axis chart:dimension="y" chart:name="primary-y" chart:style-name="ch5">
            <chart:title svg:x="0.451cm" svg:y="7.124cm" chart:style-name="ch6">
              <text:p>Seconds</text:p>
            </chart:title>
            <chart:grid chart:style-name="ch7" chart:class="major"/>
          </chart:axis>
          <chart:series chart:style-name="ch8" chart:values-cell-range-address="involcsworstbest.B2:involcsworstbest.C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s Futures – Stackles</text:p>
                <draw:g>
                  <svg:desc>involcsworstbest.B1:involcsworstbest.C1</svg:desc>
                </draw:g>
              </table:table-cell>
              <table:table-cell office:value-type="string">
                <text:p>Brute – p2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539834.333333333">
                <text:p>539834.333333333</text:p>
                <draw:g>
                  <svg:desc>involcsworstbest.B2:involcsworstbest.C2</svg:desc>
                </draw:g>
              </table:table-cell>
              <table:table-cell office:value-type="float" office:value="1365.33333333333">
                <text:p>1365.3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161cm" svg:height="18.425cm" xlink:href=".." xlink:type="simple" chart:class="chart:bar" chart:style-name="ch1">
        <chart:title svg:x="14.115cm" svg:y="0.504cm" chart:style-name="ch2">
          <text:p>Bigfile Regex Real Time</text:p>
        </chart:title>
        <chart:plot-area chart:style-name="ch3" table:cell-range-address="regex.A35:regex.D36" chart:data-source-has-labels="row" svg:x="1.674cm" svg:y="2.387cm" svg:width="30.161cm" svg:height="15.25cm">
          <chartooo:coordinate-region svg:x="2.481cm" svg:y="2.586cm" svg:width="29.354cm" svg:height="14.404cm"/>
          <chart:axis chart:dimension="x" chart:name="primary-x" chart:style-name="ch4" chartooo:axis-type="auto">
            <chartooo:date-scale/>
            <chart:categories table:cell-range-address="regex.A35:regex.D35"/>
          </chart:axis>
          <chart:axis chart:dimension="y" chart:name="primary-y" chart:style-name="ch5">
            <chart:title svg:x="0.451cm" svg:y="10.704cm" chart:style-name="ch6">
              <text:p>Seconds</text:p>
            </chart:title>
            <chart:grid chart:style-name="ch7" chart:class="major"/>
          </chart:axis>
          <chart:series chart:style-name="ch8" chart:values-cell-range-address="regex.A36:regex.D3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 2.7</text:p>
                <draw:g>
                  <svg:desc>regex.A35:regex.D35</svg:desc>
                </draw:g>
              </table:table-cell>
              <table:table-cell office:value-type="string">
                <text:p>Pypy</text:p>
              </table:table-cell>
              <table:table-cell office:value-type="string">
                <text:p>Stackless</text:p>
              </table:table-cell>
              <table:table-cell office:value-type="string">
                <text:p>Python 3.2.2</text:p>
              </table:table-cell>
            </table:table-row>
          </table:table-header-rows>
          <table:table-rows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638.093333333333">
                <text:p>638.093333333333</text:p>
                <draw:g>
                  <svg:desc>regex.A36:regex.D36</svg:desc>
                </draw:g>
              </table:table-cell>
              <table:table-cell office:value-type="float" office:value="642.82">
                <text:p>642.82</text:p>
              </table:table-cell>
              <table:table-cell office:value-type="float" office:value="693.453333333333">
                <text:p>693.453333333333</text:p>
              </table:table-cell>
              <table:table-cell office:value-type="float" office:value="649.186666666667">
                <text:p>649.18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984cm" svg:height="17.795cm" xlink:href=".." xlink:type="simple" chart:class="chart:bar" chart:style-name="ch1">
        <chart:title svg:x="13.882cm" svg:y="0.491cm" chart:style-name="ch2">
          <text:p>Bigfile Pipeline Real Time</text:p>
        </chart:title>
        <chart:plot-area chart:style-name="ch3" table:cell-range-address="pipeline.A35:pipeline.D36" chart:data-source-has-labels="row" svg:x="1.67cm" svg:y="2.335cm" svg:width="29.996cm" svg:height="14.685cm">
          <chartooo:coordinate-region svg:x="2.477cm" svg:y="2.534cm" svg:width="29.189cm" svg:height="13.839cm"/>
          <chart:axis chart:dimension="x" chart:name="primary-x" chart:style-name="ch4" chartooo:axis-type="auto">
            <chartooo:date-scale/>
            <chart:categories table:cell-range-address="pipeline.A35:pipeline.D35"/>
          </chart:axis>
          <chart:axis chart:dimension="y" chart:name="primary-y" chart:style-name="ch5">
            <chart:title svg:x="0.451cm" svg:y="10.369cm" chart:style-name="ch6">
              <text:p>Seconds</text:p>
            </chart:title>
            <chart:grid chart:style-name="ch7" chart:class="major"/>
          </chart:axis>
          <chart:series chart:style-name="ch8" chart:values-cell-range-address="pipeline.A36:pipeline.D3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 2.7</text:p>
                <draw:g>
                  <svg:desc>pipeline.A35:pipeline.D35</svg:desc>
                </draw:g>
              </table:table-cell>
              <table:table-cell office:value-type="string">
                <text:p>Pypy</text:p>
              </table:table-cell>
              <table:table-cell office:value-type="string">
                <text:p>Stackless</text:p>
              </table:table-cell>
              <table:table-cell office:value-type="string">
                <text:p>Python 3.2.2</text:p>
              </table:table-cell>
            </table:table-row>
          </table:table-header-rows>
          <table:table-rows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713.08">
                <text:p>713.08</text:p>
                <draw:g>
                  <svg:desc>pipeline.A36:pipeline.D36</svg:desc>
                </draw:g>
              </table:table-cell>
              <table:table-cell office:value-type="float" office:value="694.923333333333">
                <text:p>694.923333333333</text:p>
              </table:table-cell>
              <table:table-cell office:value-type="float" office:value="666.61">
                <text:p>666.61</text:p>
              </table:table-cell>
              <table:table-cell office:value-type="float" office:value="630.77">
                <text:p>630.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95cm" svg:height="17.996cm" xlink:href=".." xlink:type="simple" chart:class="chart:bar" chart:style-name="ch1">
        <chart:title svg:x="13.68cm" svg:y="0.495cm" chart:style-name="ch2">
          <text:p>Bigfile Pipeline 2 Real Time</text:p>
        </chart:title>
        <chart:plot-area chart:style-name="ch3" table:cell-range-address="pipeline2.A35:pipeline2.D36" chart:data-source-has-labels="row" svg:x="1.67cm" svg:y="2.351cm" svg:width="29.962cm" svg:height="14.866cm">
          <chartooo:coordinate-region svg:x="2.953cm" svg:y="2.55cm" svg:width="28.679cm" svg:height="14.02cm"/>
          <chart:axis chart:dimension="x" chart:name="primary-x" chart:style-name="ch4" chartooo:axis-type="auto">
            <chartooo:date-scale/>
            <chart:categories table:cell-range-address="pipeline2.A35:pipeline2.D35"/>
          </chart:axis>
          <chart:axis chart:dimension="y" chart:name="primary-y" chart:style-name="ch5">
            <chart:title svg:x="0.451cm" svg:y="10.476cm" chart:style-name="ch6">
              <text:p>Seconds</text:p>
            </chart:title>
            <chart:grid chart:style-name="ch7" chart:class="major"/>
          </chart:axis>
          <chart:series chart:style-name="ch8" chart:values-cell-range-address="pipeline2.A36:pipeline2.D3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 2.7</text:p>
                <draw:g>
                  <svg:desc>pipeline2.A35:pipeline2.D35</svg:desc>
                </draw:g>
              </table:table-cell>
              <table:table-cell office:value-type="string">
                <text:p>Pypy</text:p>
              </table:table-cell>
              <table:table-cell office:value-type="string">
                <text:p>Stackless</text:p>
              </table:table-cell>
              <table:table-cell office:value-type="string">
                <text:p>Python 3</text:p>
              </table:table-cell>
            </table:table-row>
          </table:table-header-rows>
          <table:table-rows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654.18">
                <text:p>654.18</text:p>
                <draw:g>
                  <svg:desc>pipeline2.A36:pipeline2.D36</svg:desc>
                </draw:g>
              </table:table-cell>
              <table:table-cell office:value-type="float" office:value="642.663333333333">
                <text:p>642.663333333333</text:p>
              </table:table-cell>
              <table:table-cell office:value-type="float" office:value="639.883333333333">
                <text:p>639.883333333333</text:p>
              </table:table-cell>
              <table:table-cell office:value-type="float" office:value="631.876666666667">
                <text:p>631.87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195cm" svg:height="17.377cm" xlink:href=".." xlink:type="simple" chart:class="chart:bar" chart:style-name="ch1">
        <chart:title svg:x="13.696cm" svg:y="0.483cm" chart:style-name="ch2">
          <text:p>Bigfile Coroutines Real Time</text:p>
        </chart:title>
        <chart:plot-area chart:style-name="ch3" table:cell-range-address="coroutines.A35:coroutines.D36" chart:data-source-has-labels="row" svg:x="1.674cm" svg:y="2.303cm" svg:width="30.195cm" svg:height="14.307cm">
          <chartooo:coordinate-region svg:x="2.481cm" svg:y="2.502cm" svg:width="29.388cm" svg:height="13.461cm"/>
          <chart:axis chart:dimension="x" chart:name="primary-x" chart:style-name="ch4" chartooo:axis-type="auto">
            <chartooo:date-scale/>
            <chart:categories table:cell-range-address="coroutines.A35:coroutines.D35"/>
          </chart:axis>
          <chart:axis chart:dimension="y" chart:name="primary-y" chart:style-name="ch5">
            <chart:title svg:x="0.451cm" svg:y="10.148cm" chart:style-name="ch6">
              <text:p>Seconds</text:p>
            </chart:title>
            <chart:grid chart:style-name="ch7" chart:class="major"/>
          </chart:axis>
          <chart:series chart:style-name="ch8" chart:values-cell-range-address="coroutines.A36:coroutines.D3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 2.7</text:p>
                <draw:g>
                  <svg:desc>coroutines.A35:coroutines.D35</svg:desc>
                </draw:g>
              </table:table-cell>
              <table:table-cell office:value-type="string">
                <text:p>Pypy</text:p>
              </table:table-cell>
              <table:table-cell office:value-type="string">
                <text:p>Stackless</text:p>
              </table:table-cell>
              <table:table-cell office:value-type="string">
                <text:p>Python 3.2.2</text:p>
              </table:table-cell>
            </table:table-row>
          </table:table-header-rows>
          <table:table-rows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637.433333333333">
                <text:p>637.433333333333</text:p>
                <draw:g>
                  <svg:desc>coroutines.A36:coroutines.D36</svg:desc>
                </draw:g>
              </table:table-cell>
              <table:table-cell office:value-type="float" office:value="639.87">
                <text:p>639.87</text:p>
              </table:table-cell>
              <table:table-cell office:value-type="float" office:value="638.926666666667">
                <text:p>638.926666666667</text:p>
              </table:table-cell>
              <table:table-cell office:value-type="float" office:value="631.453333333333">
                <text:p>631.45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065cm" svg:height="17.945cm" xlink:href=".." xlink:type="simple" chart:class="chart:bar" chart:style-name="ch1">
        <chart:title svg:x="13.075cm" svg:y="0.494cm" chart:style-name="ch2">
          <text:p>Bigfile Chunks Threads Real Time</text:p>
        </chart:title>
        <chart:plot-area chart:style-name="ch3" table:cell-range-address="chunksthreads.A35:chunksthreads.D36" chart:data-source-has-labels="row" svg:x="1.672cm" svg:y="2.347cm" svg:width="30.071cm" svg:height="14.82cm">
          <chartooo:coordinate-region svg:x="2.479cm" svg:y="2.546cm" svg:width="29.264cm" svg:height="13.974cm"/>
          <chart:axis chart:dimension="x" chart:name="primary-x" chart:style-name="ch4" chartooo:axis-type="auto">
            <chartooo:date-scale/>
            <chart:categories table:cell-range-address="chunksthreads.A35:chunksthreads.D35"/>
          </chart:axis>
          <chart:axis chart:dimension="y" chart:name="primary-y" chart:style-name="ch5">
            <chart:title svg:x="0.451cm" svg:y="10.449cm" chart:style-name="ch6">
              <text:p>Seconds</text:p>
            </chart:title>
            <chart:grid chart:style-name="ch7" chart:class="major"/>
          </chart:axis>
          <chart:series chart:style-name="ch8" chart:values-cell-range-address="chunksthreads.A36:chunksthreads.D3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 2.7</text:p>
                <draw:g>
                  <svg:desc>chunksthreads.A35:chunksthreads.D35</svg:desc>
                </draw:g>
              </table:table-cell>
              <table:table-cell office:value-type="string">
                <text:p>Pypy</text:p>
              </table:table-cell>
              <table:table-cell office:value-type="string">
                <text:p>Stackless</text:p>
              </table:table-cell>
              <table:table-cell office:value-type="string">
                <text:p>Python 3.2.2</text:p>
              </table:table-cell>
            </table:table-row>
          </table:table-header-rows>
          <table:table-rows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757.036">
                <text:p>757.036</text:p>
                <draw:g>
                  <svg:desc>chunksthreads.A36:chunksthreads.D36</svg:desc>
                </draw:g>
              </table:table-cell>
              <table:table-cell office:value-type="float" office:value="721.51">
                <text:p>721.51</text:p>
              </table:table-cell>
              <table:table-cell office:value-type="float" office:value="761.534">
                <text:p>761.534</text:p>
              </table:table-cell>
              <table:table-cell office:value-type="float" office:value="712.838">
                <text:p>712.8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049cm" svg:height="17.948cm" xlink:href=".." xlink:type="simple" chart:class="chart:bar" chart:style-name="ch1">
        <chart:title svg:x="12.313cm" svg:y="0.494cm" chart:style-name="ch2">
          <text:p>Bigfile Chunks Multiprocessing Real Time</text:p>
        </chart:title>
        <chart:plot-area chart:style-name="ch3" table:cell-range-address="chunksmp.A39:chunksmp.D40" chart:data-source-has-labels="row" svg:x="1.671cm" svg:y="2.347cm" svg:width="30.058cm" svg:height="14.823cm">
          <chartooo:coordinate-region svg:x="2.478cm" svg:y="2.546cm" svg:width="29.251cm" svg:height="13.977cm"/>
          <chart:axis chart:dimension="x" chart:name="primary-x" chart:style-name="ch4" chartooo:axis-type="auto">
            <chartooo:date-scale/>
            <chart:categories table:cell-range-address="chunksmp.A39:chunksmp.D39"/>
          </chart:axis>
          <chart:axis chart:dimension="y" chart:name="primary-y" chart:style-name="ch5">
            <chart:title svg:x="0.451cm" svg:y="10.45cm" chart:style-name="ch6">
              <text:p>Seconds</text:p>
            </chart:title>
            <chart:grid chart:style-name="ch7" chart:class="major"/>
          </chart:axis>
          <chart:series chart:style-name="ch8" chart:values-cell-range-address="chunksmp.A40:chunksmp.D4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 2.7</text:p>
                <draw:g>
                  <svg:desc>chunksmp.A39:chunksmp.D39</svg:desc>
                </draw:g>
              </table:table-cell>
              <table:table-cell office:value-type="string">
                <text:p>Pypy</text:p>
              </table:table-cell>
              <table:table-cell office:value-type="string">
                <text:p>Stackless</text:p>
              </table:table-cell>
              <table:table-cell office:value-type="string">
                <text:p>Python 3.2.2</text:p>
              </table:table-cell>
            </table:table-row>
          </table:table-header-rows>
          <table:table-rows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892.894">
                <text:p>892.894</text:p>
                <draw:g>
                  <svg:desc>chunksmp.A40:chunksmp.D40</svg:desc>
                </draw:g>
              </table:table-cell>
              <table:table-cell office:value-type="float" office:value="890.652">
                <text:p>890.652</text:p>
              </table:table-cell>
              <table:table-cell office:value-type="float" office:value="868.05">
                <text:p>868.05</text:p>
              </table:table-cell>
              <table:table-cell office:value-type="float" office:value="821.286">
                <text:p>821.2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48cm" svg:height="18.204cm" xlink:href=".." xlink:type="simple" chart:class="chart:bar" chart:style-name="ch1">
        <chart:title svg:x="13.336cm" svg:y="0.5cm" chart:style-name="ch2">
          <text:p>Bigfile Chunks Futures Real Time</text:p>
        </chart:title>
        <chart:plot-area chart:style-name="ch3" table:cell-range-address="chunksfutures.A35:chunksfutures.E36" chart:data-source-has-labels="row" svg:x="1.68cm" svg:y="2.371cm" svg:width="30.462cm" svg:height="15.049cm">
          <chartooo:coordinate-region svg:x="3.254cm" svg:y="2.571cm" svg:width="28.888cm" svg:height="14.202cm"/>
          <chart:axis chart:dimension="x" chart:name="primary-x" chart:style-name="ch4" chartooo:axis-type="auto">
            <chartooo:date-scale/>
            <chart:categories table:cell-range-address="chunksfutures.A35:chunksfutures.E35"/>
          </chart:axis>
          <chart:axis chart:dimension="y" chart:name="primary-y" chart:style-name="ch5">
            <chart:title svg:x="0.451cm" svg:y="10.587cm" chart:style-name="ch6">
              <text:p>Seconds</text:p>
            </chart:title>
            <chart:grid chart:style-name="ch7" chart:class="major"/>
          </chart:axis>
          <chart:series chart:style-name="ch8" chart:values-cell-range-address="chunksfutures.A36:chunksfutures.E3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 2.7</text:p>
                <draw:g>
                  <svg:desc>chunksfutures.A35:chunksfutures.E35</svg:desc>
                </draw:g>
              </table:table-cell>
              <table:table-cell office:value-type="string">
                <text:p>Pypy</text:p>
              </table:table-cell>
              <table:table-cell office:value-type="string">
                <text:p>Stackless</text:p>
              </table:table-cell>
              <table:table-cell office:value-type="string">
                <text:p>Python 3.2.2</text:p>
              </table:table-cell>
              <table:table-cell office:value-type="string">
                <text:p>gevent</text:p>
              </table:table-cell>
            </table:table-row>
          </table:table-header-rows>
          <table:table-rows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1300.85333333333">
                <text:p>1300.85333333333</text:p>
                <draw:g>
                  <svg:desc>chunksfutures.A36:chunksfutures.E36</svg:desc>
                </draw:g>
              </table:table-cell>
              <table:table-cell office:value-type="float" office:value="795.59">
                <text:p>795.59</text:p>
              </table:table-cell>
              <table:table-cell office:value-type="float" office:value="943.516666666667">
                <text:p>943.516666666667</text:p>
              </table:table-cell>
              <table:table-cell office:value-type="float" office:value="803.473333333334">
                <text:p>803.473333333334</text:p>
              </table:table-cell>
              <table:table-cell office:value-type="float" office:value="650.02">
                <text:p>650.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527cm" svg:height="17.574cm" xlink:href=".." xlink:type="simple" chart:class="chart:bar" chart:style-name="ch1">
        <chart:title svg:x="13.719cm" svg:y="0.487cm" chart:style-name="ch2">
          <text:p>Bigfile - Best Real Times</text:p>
        </chart:title>
        <chart:plot-area chart:style-name="ch3" table:cell-range-address="realcomposite.A1:realcomposite.I2" chart:data-source-has-labels="row" svg:x="1.661cm" svg:y="2.319cm" svg:width="29.566cm" svg:height="14.484cm">
          <chartooo:coordinate-region svg:x="2.944cm" svg:y="2.519cm" svg:width="28.283cm" svg:height="13.637cm"/>
          <chart:axis chart:dimension="x" chart:name="primary-x" chart:style-name="ch4" chartooo:axis-type="auto">
            <chartooo:date-scale/>
            <chart:categories table:cell-range-address="realcomposite.A1:realcomposite.I1"/>
          </chart:axis>
          <chart:axis chart:dimension="y" chart:name="primary-y" chart:style-name="ch5">
            <chart:title svg:x="0.451cm" svg:y="10.253cm" chart:style-name="ch6">
              <text:p>Seconds</text:p>
            </chart:title>
            <chart:grid chart:style-name="ch7" chart:class="major"/>
          </chart:axis>
          <chart:series chart:style-name="ch8" chart:values-cell-range-address="realcomposite.A2:realcomposite.I2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-P2</text:p>
                <draw:g>
                  <svg:desc>realcomposite.A1:realcomposite.I1</svg:desc>
                </draw:g>
              </table:table-cell>
              <table:table-cell office:value-type="string">
                <text:p>Regex-P2</text:p>
              </table:table-cell>
              <table:table-cell office:value-type="string">
                <text:p>Pipeline-P3</text:p>
              </table:table-cell>
              <table:table-cell office:value-type="string">
                <text:p>Pipeline2-P3</text:p>
              </table:table-cell>
              <table:table-cell office:value-type="string">
                <text:p>Coroutines-P3</text:p>
              </table:table-cell>
              <table:table-cell office:value-type="string">
                <text:p>Chunk Threads-P3</text:p>
              </table:table-cell>
              <table:table-cell office:value-type="string">
                <text:p>Chunks MP-P3</text:p>
              </table:table-cell>
              <table:table-cell office:value-type="string">
                <text:p>Chunks Futures-Pypy</text:p>
              </table:table-cell>
              <table:table-cell office:value-type="string">
                <text:p>Chunks-gevent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633.083333333333">
                <text:p>633.083333333333</text:p>
                <draw:g>
                  <svg:desc>realcomposite.A2:realcomposite.I2</svg:desc>
                </draw:g>
              </table:table-cell>
              <table:table-cell office:value-type="float" office:value="642.82">
                <text:p>642.82</text:p>
              </table:table-cell>
              <table:table-cell office:value-type="float" office:value="630.77">
                <text:p>630.77</text:p>
              </table:table-cell>
              <table:table-cell office:value-type="float" office:value="631.876666666667">
                <text:p>631.876666666667</text:p>
              </table:table-cell>
              <table:table-cell office:value-type="float" office:value="631.453333333333">
                <text:p>631.453333333333</text:p>
              </table:table-cell>
              <table:table-cell office:value-type="float" office:value="712.838">
                <text:p>712.838</text:p>
              </table:table-cell>
              <table:table-cell office:value-type="float" office:value="821.286">
                <text:p>821.286</text:p>
              </table:table-cell>
              <table:table-cell office:value-type="float" office:value="795.59">
                <text:p>795.59</text:p>
              </table:table-cell>
              <table:table-cell office:value-type="float" office:value="650.02">
                <text:p>650.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